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lAreasFromAFexpInteract" table:style-name="ta1">
        <table:shapes>
          <draw:frame draw:z-index="0" draw:style-name="gr1" draw:text-style-name="P1" svg:width="159.99mm" svg:height="89.99mm" svg:x="319.51mm" svg:y="8.18mm">
            <loext:p draw:notify-on-update-of-ranges="realAreasFromAFexpInteract.E1:realAreasFromAFexpInteract.E1 realAreasFromAFexpInteract.E2:realAreasFromAFexpInteract.E144 realAreasFromAFexpInteract.J1:realAreasFromAFexpInteract.J1 realAreasFromAFexpInteract.J2:realAreasFromAFexpInteract.J1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70.47mm" svg:y="107.24mm">
            <loext:p draw:notify-on-update-of-ranges="realAreasFromAFexpInteract.E2:realAreasFromAFexpInteract.E48 realAreasFromAFexpInteract.J2:realAreasFromAFexpInteract.J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06.62mm" svg:y="169.41mm">
            <loext:p draw:notify-on-update-of-ranges="realAreasFromAFexpInteract.E50:realAreasFromAFexpInteract.E96 realAreasFromAFexpInteract.J50:realAreasFromAFexpInteract.J9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56.48mm" svg:y="215.86mm">
            <loext:p draw:notify-on-update-of-ranges="realAreasFromAFexpInteract.E98:realAreasFromAFexpInteract.E144 realAreasFromAFexpInteract.J98:realAreasFromAFexpInteract.J1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79.32mm" svg:y="361.71mm">
            <loext:p draw:notify-on-update-of-ranges="realAreasFromAFexpInteract.E50:realAreasFromAFexpInteract.E96 realAreasFromAFexpInteract.I50:realAreasFromAFexpInteract.I9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77.67mm" svg:y="459.99mm">
            <loext:p draw:notify-on-update-of-ranges="realAreasFromAFexpInteract.E98:realAreasFromAFexpInteract.E144 realAreasFromAFexpInteract.I98:realAreasFromAFexpInteract.I14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378.76mm" svg:y="265.29mm">
            <loext:p draw:notify-on-update-of-ranges="realAreasFromAFexpInteract.E2:realAreasFromAFexpInteract.E48 realAreasFromAFexpInteract.I2:realAreasFromAFexpInteract.I4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43.93mm" svg:height="196.1mm" svg:x="380.41mm" svg:y="559.33mm">
            <loext:p draw:notify-on-update-of-ranges="realAreasFromAFexpInteract.E50:realAreasFromAFexpInteract.E144 realAreasFromAFexpInteract.I50:realAreasFromAFexpInteract.I14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alArea</text:p>
          </table:table-cell>
          <table:table-cell office:value-type="string" calcext:value-type="string">
            <text:p>RealAreaDivS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aDiv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DivSpeed</text:p>
          </table:table-cell>
          <table:table-cell office:value-type="string" calcext:value-type="string">
            <text:p>TimeDivSS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ppedErr</text:p>
          </table:table-cell>
          <table:table-cell office:value-type="string" calcext:value-type="string">
            <text:p>Frates</text:p>
          </table:table-cell>
          <table:table-cell office:value-type="string" calcext:value-type="string">
            <text:p>Perims2s</text:p>
          </table:table-cell>
          <table:table-cell office:value-type="string" calcext:value-type="string">
            <text:p>Perims5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[.D2]/([.C2]*[.C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8543619" calcext:value-type="float">
            <text:p>0.1598543619</text:p>
          </table:table-cell>
          <table:table-cell office:value-type="float" office:value="0.2189785779" calcext:value-type="float">
            <text:p>0.2189785779</text:p>
          </table:table-cell>
          <table:table-cell table:formula="of:=[.H2]/([.C2]*[.C2])" office:value-type="float" office:value="0.29997065471946" calcext:value-type="float">
            <text:p>0.2999706547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[.D3]/([.C3]*[.C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321207" calcext:value-type="float">
            <text:p>0.153321207</text:p>
          </table:table-cell>
          <table:table-cell office:value-type="float" office:value="0.2100290507" calcext:value-type="float">
            <text:p>0.2100290507</text:p>
          </table:table-cell>
          <table:table-cell table:formula="of:=[.H3]/([.C3]*[.C3])" office:value-type="float" office:value="0.287711028335523" calcext:value-type="float">
            <text:p>0.2877110283</text:p>
          </table:table-cell>
          <table:table-cell table:number-columns-repeated="2" office:value-type="float" office:value="0.0961538462" calcext:value-type="float">
            <text:p>0.09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[.D4]/([.C4]*[.C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4127718" calcext:value-type="float">
            <text:p>0.1414127718</text:p>
          </table:table-cell>
          <table:table-cell office:value-type="float" office:value="0.1937161257" calcext:value-type="float">
            <text:p>0.1937161257</text:p>
          </table:table-cell>
          <table:table-cell table:formula="of:=[.H4]/([.C4]*[.C4])" office:value-type="float" office:value="0.265364555826609" calcext:value-type="float">
            <text:p>0.2653645558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[.D5]/([.C5]*[.C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8658617" calcext:value-type="float">
            <text:p>0.1468658617</text:p>
          </table:table-cell>
          <table:table-cell office:value-type="float" office:value="0.201186112" calcext:value-type="float">
            <text:p>0.201186112</text:p>
          </table:table-cell>
          <table:table-cell table:formula="of:=[.H5]/([.C5]*[.C5])" office:value-type="float" office:value="0.275597413586039" calcext:value-type="float">
            <text:p>0.2755974136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[.D6]/([.C6]*[.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7024024" calcext:value-type="float">
            <text:p>0.1527024024</text:p>
          </table:table-cell>
          <table:table-cell office:value-type="float" office:value="0.2091813732" calcext:value-type="float">
            <text:p>0.2091813732</text:p>
          </table:table-cell>
          <table:table-cell table:formula="of:=[.H6]/([.C6]*[.C6])" office:value-type="float" office:value="0.286549826233815" calcext:value-type="float">
            <text:p>0.2865498262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[.D7]/([.C7]*[.C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9183479" calcext:value-type="float">
            <text:p>0.1509183479</text:p>
          </table:table-cell>
          <table:table-cell office:value-type="float" office:value="0.2067374629" calcext:value-type="float">
            <text:p>0.2067374629</text:p>
          </table:table-cell>
          <table:table-cell table:formula="of:=[.H7]/([.C7]*[.C7])" office:value-type="float" office:value="0.283202003940702" calcext:value-type="float">
            <text:p>0.2832020039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[.D8]/([.C8]*[.C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7190679" calcext:value-type="float">
            <text:p>0.1627190679</text:p>
          </table:table-cell>
          <table:table-cell office:value-type="float" office:value="0.2229028327" calcext:value-type="float">
            <text:p>0.2229028327</text:p>
          </table:table-cell>
          <table:table-cell table:formula="of:=[.H8]/([.C8]*[.C8])" office:value-type="float" office:value="0.305346346218803" calcext:value-type="float">
            <text:p>0.3053463462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0.7514405131" calcext:value-type="float">
            <text:p>0.7514405131</text:p>
          </table:table-cell>
          <table:table-cell table:formula="of:=[.D10]/([.C10]*[.C10])" office:value-type="float" office:value="1.4100966656033" calcext:value-type="float">
            <text:p>1.4100966656</text:p>
          </table:table-cell>
          <table:table-cell office:value-type="float" office:value="0.3202055613" calcext:value-type="float">
            <text:p>0.3202055613</text:p>
          </table:table-cell>
          <table:table-cell office:value-type="float" office:value="1.0293705659" calcext:value-type="float">
            <text:p>1.0293705659</text:p>
          </table:table-cell>
          <table:table-cell office:value-type="float" office:value="0.1500432688" calcext:value-type="float">
            <text:p>0.1500432688</text:p>
          </table:table-cell>
          <table:table-cell office:value-type="float" office:value="0.2055387243" calcext:value-type="float">
            <text:p>0.2055387243</text:p>
          </table:table-cell>
          <table:table-cell table:formula="of:=[.H10]/([.C10]*[.C10])" office:value-type="float" office:value="0.281559896415838" calcext:value-type="float">
            <text:p>0.28155989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6694034268" calcext:value-type="float">
            <text:p>1.6694034268</text:p>
          </table:table-cell>
          <table:table-cell office:value-type="float" office:value="4.1735085671" calcext:value-type="float">
            <text:p>4.17350856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0.9652815539" calcext:value-type="float">
            <text:p>0.9652815539</text:p>
          </table:table-cell>
          <table:table-cell table:formula="of:=[.D11]/([.C11]*[.C11])" office:value-type="float" office:value="1.81137465547007" calcext:value-type="float">
            <text:p>1.8113746555</text:p>
          </table:table-cell>
          <table:table-cell office:value-type="float" office:value="0.4233370253" calcext:value-type="float">
            <text:p>0.4233370253</text:p>
          </table:table-cell>
          <table:table-cell office:value-type="float" office:value="1.3223034984" calcext:value-type="float">
            <text:p>1.3223034984</text:p>
          </table:table-cell>
          <table:table-cell office:value-type="float" office:value="0.1487232024" calcext:value-type="float">
            <text:p>0.1487232024</text:p>
          </table:table-cell>
          <table:table-cell office:value-type="float" office:value="0.2037304142" calcext:value-type="float">
            <text:p>0.2037304142</text:p>
          </table:table-cell>
          <table:table-cell table:formula="of:=[.H11]/([.C11]*[.C11])" office:value-type="float" office:value="0.279082759241884" calcext:value-type="float">
            <text:p>0.2790827592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  <table:table-cell office:value-type="float" office:value="1.8265331864" calcext:value-type="float">
            <text:p>1.8265331864</text:p>
          </table:table-cell>
          <table:table-cell office:value-type="float" office:value="4.5663329661" calcext:value-type="float">
            <text:p>4.5663329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1.2707945294" calcext:value-type="float">
            <text:p>1.2707945294</text:p>
          </table:table-cell>
          <table:table-cell table:formula="of:=[.D12]/([.C12]*[.C12])" office:value-type="float" office:value="2.3846772929255" calcext:value-type="float">
            <text:p>2.3846772929</text:p>
          </table:table-cell>
          <table:table-cell office:value-type="float" office:value="0.4231128554" calcext:value-type="float">
            <text:p>0.4231128554</text:p>
          </table:table-cell>
          <table:table-cell office:value-type="float" office:value="1.7408144239" calcext:value-type="float">
            <text:p>1.7408144239</text:p>
          </table:table-cell>
          <table:table-cell office:value-type="float" office:value="0.1669990778" calcext:value-type="float">
            <text:p>0.1669990778</text:p>
          </table:table-cell>
          <table:table-cell office:value-type="float" office:value="0.22876586" calcext:value-type="float">
            <text:p>0.22876586</text:p>
          </table:table-cell>
          <table:table-cell table:formula="of:=[.H12]/([.C12]*[.C12])" office:value-type="float" office:value="0.313377890410959" calcext:value-type="float">
            <text:p>0.3133778904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office:value-type="float" office:value="1.5967564732" calcext:value-type="float">
            <text:p>1.5967564732</text:p>
          </table:table-cell>
          <table:table-cell office:value-type="float" office:value="3.9918911831" calcext:value-type="float">
            <text:p>3.9918911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1.3277659924" calcext:value-type="float">
            <text:p>1.3277659924</text:p>
          </table:table-cell>
          <table:table-cell table:formula="of:=[.D13]/([.C13]*[.C13])" office:value-type="float" office:value="2.49158564908989" calcext:value-type="float">
            <text:p>2.4915856491</text:p>
          </table:table-cell>
          <table:table-cell office:value-type="float" office:value="0.3263561584" calcext:value-type="float">
            <text:p>0.3263561584</text:p>
          </table:table-cell>
          <table:table-cell office:value-type="float" office:value="1.8188575238" calcext:value-type="float">
            <text:p>1.8188575238</text:p>
          </table:table-cell>
          <table:table-cell office:value-type="float" office:value="0.1691411713" calcext:value-type="float">
            <text:p>0.1691411713</text:p>
          </table:table-cell>
          <table:table-cell office:value-type="float" office:value="0.2317002346" calcext:value-type="float">
            <text:p>0.2317002346</text:p>
          </table:table-cell>
          <table:table-cell table:formula="of:=[.H13]/([.C13]*[.C13])" office:value-type="float" office:value="0.31739758172265" calcext:value-type="float">
            <text:p>0.3173975817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  <table:table-cell office:value-type="float" office:value="1.7091986069" calcext:value-type="float">
            <text:p>1.7091986069</text:p>
          </table:table-cell>
          <table:table-cell office:value-type="float" office:value="4.2729965172" calcext:value-type="float">
            <text:p>4.27299651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1.3109757678" calcext:value-type="float">
            <text:p>1.3109757678</text:p>
          </table:table-cell>
          <table:table-cell table:formula="of:=[.D14]/([.C14]*[.C14])" office:value-type="float" office:value="2.46007837830737" calcext:value-type="float">
            <text:p>2.4600783783</text:p>
          </table:table-cell>
          <table:table-cell office:value-type="float" office:value="0.2885100301" calcext:value-type="float">
            <text:p>0.2885100301</text:p>
          </table:table-cell>
          <table:table-cell office:value-type="float" office:value="1.7958572161" calcext:value-type="float">
            <text:p>1.7958572161</text:p>
          </table:table-cell>
          <table:table-cell office:value-type="float" office:value="0.1682040999" calcext:value-type="float">
            <text:p>0.1682040999</text:p>
          </table:table-cell>
          <table:table-cell office:value-type="float" office:value="0.2304165753" calcext:value-type="float">
            <text:p>0.2304165753</text:p>
          </table:table-cell>
          <table:table-cell table:formula="of:=[.H14]/([.C14]*[.C14])" office:value-type="float" office:value="0.315639144117095" calcext:value-type="float">
            <text:p>0.3156391441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office:value-type="float" office:value="1.4802065468" calcext:value-type="float">
            <text:p>1.4802065468</text:p>
          </table:table-cell>
          <table:table-cell office:value-type="float" office:value="3.7005163671" calcext:value-type="float">
            <text:p>3.70051636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1.1994140405" calcext:value-type="float">
            <text:p>1.1994140405</text:p>
          </table:table-cell>
          <table:table-cell table:formula="of:=[.D15]/([.C15]*[.C15])" office:value-type="float" office:value="2.25073004409833" calcext:value-type="float">
            <text:p>2.2507300441</text:p>
          </table:table-cell>
          <table:table-cell office:value-type="float" office:value="0.2886155017" calcext:value-type="float">
            <text:p>0.2886155017</text:p>
          </table:table-cell>
          <table:table-cell office:value-type="float" office:value="1.6430329322" calcext:value-type="float">
            <text:p>1.6430329322</text:p>
          </table:table-cell>
          <table:table-cell office:value-type="float" office:value="0.1631812097" calcext:value-type="float">
            <text:p>0.1631812097</text:p>
          </table:table-cell>
          <table:table-cell office:value-type="float" office:value="0.2235359038" calcext:value-type="float">
            <text:p>0.2235359038</text:p>
          </table:table-cell>
          <table:table-cell table:formula="of:=[.H15]/([.C15]*[.C15])" office:value-type="float" office:value="0.306213566710452" calcext:value-type="float">
            <text:p>0.3062135667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office:value-type="float" office:value="1.6218315537" calcext:value-type="float">
            <text:p>1.6218315537</text:p>
          </table:table-cell>
          <table:table-cell office:value-type="float" office:value="4.0545788842" calcext:value-type="float">
            <text:p>4.054578884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1.035811313" calcext:value-type="float">
            <text:p>1.035811313</text:p>
          </table:table-cell>
          <table:table-cell table:formula="of:=[.D16]/([.C16]*[.C16])" office:value-type="float" office:value="1.94372548883468" calcext:value-type="float">
            <text:p>1.9437254888</text:p>
          </table:table-cell>
          <table:table-cell office:value-type="float" office:value="0.2569749594" calcext:value-type="float">
            <text:p>0.2569749594</text:p>
          </table:table-cell>
          <table:table-cell office:value-type="float" office:value="1.4189196068" calcext:value-type="float">
            <text:p>1.4189196068</text:p>
          </table:table-cell>
          <table:table-cell office:value-type="float" office:value="0.1896187701" calcext:value-type="float">
            <text:p>0.1896187701</text:p>
          </table:table-cell>
          <table:table-cell office:value-type="float" office:value="0.2597517399" calcext:value-type="float">
            <text:p>0.2597517399</text:p>
          </table:table-cell>
          <table:table-cell table:formula="of:=[.H16]/([.C16]*[.C16])" office:value-type="float" office:value="0.355824301182211" calcext:value-type="float">
            <text:p>0.3558243012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office:value-type="float" office:value="1.3053876009" calcext:value-type="float">
            <text:p>1.3053876009</text:p>
          </table:table-cell>
          <table:table-cell office:value-type="float" office:value="3.2634690022" calcext:value-type="float">
            <text:p>3.263469002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1.245820449" calcext:value-type="float">
            <text:p>1.245820449</text:p>
          </table:table-cell>
          <table:table-cell table:formula="of:=[.D18]/([.C18]*[.C18])" office:value-type="float" office:value="2.33781281478701" calcext:value-type="float">
            <text:p>2.3378128148</text:p>
          </table:table-cell>
          <table:table-cell office:value-type="float" office:value="0.3918089008" calcext:value-type="float">
            <text:p>0.3918089008</text:p>
          </table:table-cell>
          <table:table-cell office:value-type="float" office:value="1.7066033548" calcext:value-type="float">
            <text:p>1.7066033548</text:p>
          </table:table-cell>
          <table:table-cell office:value-type="float" office:value="0.1666538986" calcext:value-type="float">
            <text:p>0.1666538986</text:p>
          </table:table-cell>
          <table:table-cell office:value-type="float" office:value="0.2282930118" calcext:value-type="float">
            <text:p>0.2282930118</text:p>
          </table:table-cell>
          <table:table-cell table:formula="of:=[.H18]/([.C18]*[.C18])" office:value-type="float" office:value="0.312730153124414" calcext:value-type="float">
            <text:p>0.3127301531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  <table:table-cell office:value-type="float" office:value="1.7566629796" calcext:value-type="float">
            <text:p>1.7566629796</text:p>
          </table:table-cell>
          <table:table-cell office:value-type="float" office:value="4.3916574491" calcext:value-type="float">
            <text:p>4.3916574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1.3926791054" calcext:value-type="float">
            <text:p>1.3926791054</text:p>
          </table:table-cell>
          <table:table-cell table:formula="of:=[.D19]/([.C19]*[.C19])" office:value-type="float" office:value="2.6133967074498" calcext:value-type="float">
            <text:p>2.6133967074</text:p>
          </table:table-cell>
          <table:table-cell office:value-type="float" office:value="0.3170296587" calcext:value-type="float">
            <text:p>0.3170296587</text:p>
          </table:table-cell>
          <table:table-cell office:value-type="float" office:value="1.9077795964" calcext:value-type="float">
            <text:p>1.9077795964</text:p>
          </table:table-cell>
          <table:table-cell office:value-type="float" office:value="0.1457178988" calcext:value-type="float">
            <text:p>0.1457178988</text:p>
          </table:table-cell>
          <table:table-cell office:value-type="float" office:value="0.19961356" calcext:value-type="float">
            <text:p>0.19961356</text:p>
          </table:table-cell>
          <table:table-cell table:formula="of:=[.H19]/([.C19]*[.C19])" office:value-type="float" office:value="0.273443232876712" calcext:value-type="float">
            <text:p>0.2734432329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office:value-type="float" office:value="0" calcext:value-type="float">
            <text:p>0</text:p>
          </table:table-cell>
          <table:table-cell office:value-type="float" office:value="1.8457365592" calcext:value-type="float">
            <text:p>1.8457365592</text:p>
          </table:table-cell>
          <table:table-cell office:value-type="float" office:value="4.6143413979" calcext:value-type="float">
            <text:p>4.6143413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1.2556001309" calcext:value-type="float">
            <text:p>1.2556001309</text:p>
          </table:table-cell>
          <table:table-cell table:formula="of:=[.D20]/([.C20]*[.C20])" office:value-type="float" office:value="2.35616462919872" calcext:value-type="float">
            <text:p>2.3561646292</text:p>
          </table:table-cell>
          <table:table-cell office:value-type="float" office:value="0.254247535" calcext:value-type="float">
            <text:p>0.254247535</text:p>
          </table:table-cell>
          <table:table-cell office:value-type="float" office:value="1.7200001792" calcext:value-type="float">
            <text:p>1.7200001792</text:p>
          </table:table-cell>
          <table:table-cell office:value-type="float" office:value="0.1627901775" calcext:value-type="float">
            <text:p>0.1627901775</text:p>
          </table:table-cell>
          <table:table-cell office:value-type="float" office:value="0.2230002432" calcext:value-type="float">
            <text:p>0.2230002432</text:p>
          </table:table-cell>
          <table:table-cell table:formula="of:=[.H20]/([.C20]*[.C20])" office:value-type="float" office:value="0.305479785137925" calcext:value-type="float">
            <text:p>0.3054797851</text:p>
          </table:table-cell>
          <table:table-cell table:number-columns-repeated="2" office:value-type="float" office:value="0.4230769231" calcext:value-type="float">
            <text:p>0.4230769231</text:p>
          </table:table-cell>
          <table:table-cell office:value-type="float" office:value="0" calcext:value-type="float">
            <text:p>0</text:p>
          </table:table-cell>
          <table:table-cell office:value-type="float" office:value="1.5972421102" calcext:value-type="float">
            <text:p>1.5972421102</text:p>
          </table:table-cell>
          <table:table-cell office:value-type="float" office:value="3.9931052755" calcext:value-type="float">
            <text:p>3.99310527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0.9860402861" calcext:value-type="float">
            <text:p>0.9860402861</text:p>
          </table:table-cell>
          <table:table-cell table:formula="of:=[.D21]/([.C21]*[.C21])" office:value-type="float" office:value="1.85032892869206" calcext:value-type="float">
            <text:p>1.8503289287</text:p>
          </table:table-cell>
          <table:table-cell office:value-type="float" office:value="0.2477464291" calcext:value-type="float">
            <text:p>0.2477464291</text:p>
          </table:table-cell>
          <table:table-cell office:value-type="float" office:value="1.3507401179" calcext:value-type="float">
            <text:p>1.3507401179</text:p>
          </table:table-cell>
          <table:table-cell office:value-type="float" office:value="0.193549917" calcext:value-type="float">
            <text:p>0.193549917</text:p>
          </table:table-cell>
          <table:table-cell office:value-type="float" office:value="0.2651368726" calcext:value-type="float">
            <text:p>0.2651368726</text:p>
          </table:table-cell>
          <table:table-cell table:formula="of:=[.H21]/([.C21]*[.C21])" office:value-type="float" office:value="0.363201195346219" calcext:value-type="float">
            <text:p>0.3632011953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office:value-type="float" office:value="1.21464976" calcext:value-type="float">
            <text:p>1.21464976</text:p>
          </table:table-cell>
          <table:table-cell office:value-type="float" office:value="3.0366244" calcext:value-type="float">
            <text:p>3.0366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0.7783989139" calcext:value-type="float">
            <text:p>0.7783989139</text:p>
          </table:table-cell>
          <table:table-cell table:formula="of:=[.D22]/([.C22]*[.C22])" office:value-type="float" office:value="1.46068476993808" calcext:value-type="float">
            <text:p>1.4606847699</text:p>
          </table:table-cell>
          <table:table-cell office:value-type="float" office:value="0.2343559634" calcext:value-type="float">
            <text:p>0.2343559634</text:p>
          </table:table-cell>
          <table:table-cell office:value-type="float" office:value="1.066299882" calcext:value-type="float">
            <text:p>1.066299882</text:p>
          </table:table-cell>
          <table:table-cell office:value-type="float" office:value="0.192021607" calcext:value-type="float">
            <text:p>0.192021607</text:p>
          </table:table-cell>
          <table:table-cell office:value-type="float" office:value="0.2630432972" calcext:value-type="float">
            <text:p>0.2630432972</text:p>
          </table:table-cell>
          <table:table-cell table:formula="of:=[.H22]/([.C22]*[.C22])" office:value-type="float" office:value="0.360333283918184" calcext:value-type="float">
            <text:p>0.3603332839</text:p>
          </table:table-cell>
          <table:table-cell table:number-columns-repeated="2" office:value-type="float" office:value="0.8076923077" calcext:value-type="float">
            <text:p>0.8076923077</text:p>
          </table:table-cell>
          <table:table-cell office:value-type="float" office:value="0" calcext:value-type="float">
            <text:p>0</text:p>
          </table:table-cell>
          <table:table-cell office:value-type="float" office:value="1.3609058629" calcext:value-type="float">
            <text:p>1.3609058629</text:p>
          </table:table-cell>
          <table:table-cell office:value-type="float" office:value="3.4022646573" calcext:value-type="float">
            <text:p>3.40226465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0.5868902074" calcext:value-type="float">
            <text:p>0.5868902074</text:p>
          </table:table-cell>
          <table:table-cell table:formula="of:=[.D23]/([.C23]*[.C23])" office:value-type="float" office:value="1.10131395646463" calcext:value-type="float">
            <text:p>1.1013139565</text:p>
          </table:table-cell>
          <table:table-cell office:value-type="float" office:value="0.213216367" calcext:value-type="float">
            <text:p>0.213216367</text:p>
          </table:table-cell>
          <table:table-cell office:value-type="float" office:value="0.8039591882" calcext:value-type="float">
            <text:p>0.8039591882</text:p>
          </table:table-cell>
          <table:table-cell office:value-type="float" office:value="0.2019152025" calcext:value-type="float">
            <text:p>0.2019152025</text:p>
          </table:table-cell>
          <table:table-cell office:value-type="float" office:value="0.2765961678" calcext:value-type="float">
            <text:p>0.2765961678</text:p>
          </table:table-cell>
          <table:table-cell table:formula="of:=[.H23]/([.C23]*[.C23])" office:value-type="float" office:value="0.378898860011259" calcext:value-type="float">
            <text:p>0.37889886</text:p>
          </table:table-cell>
          <table:table-cell table:number-columns-repeated="2" office:value-type="float" office:value="0.6923076923" calcext:value-type="float">
            <text:p>0.6923076923</text:p>
          </table:table-cell>
          <table:table-cell office:value-type="float" office:value="0" calcext:value-type="float">
            <text:p>0</text:p>
          </table:table-cell>
          <table:table-cell office:value-type="float" office:value="0.9922960811" calcext:value-type="float">
            <text:p>0.9922960811</text:p>
          </table:table-cell>
          <table:table-cell office:value-type="float" office:value="2.4807402026" calcext:value-type="float">
            <text:p>2.48074020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0.4229510782" calcext:value-type="float">
            <text:p>0.4229510782</text:p>
          </table:table-cell>
          <table:table-cell table:formula="of:=[.D24]/([.C24]*[.C24])" office:value-type="float" office:value="0.793678135109777" calcext:value-type="float">
            <text:p>0.7936781351</text:p>
          </table:table-cell>
          <table:table-cell office:value-type="float" office:value="0.1432038169" calcext:value-type="float">
            <text:p>0.1432038169</text:p>
          </table:table-cell>
          <table:table-cell office:value-type="float" office:value="0.5793850386" calcext:value-type="float">
            <text:p>0.5793850386</text:p>
          </table:table-cell>
          <table:table-cell office:value-type="float" office:value="0.1823593898" calcext:value-type="float">
            <text:p>0.1823593898</text:p>
          </table:table-cell>
          <table:table-cell office:value-type="float" office:value="0.2498073833" calcext:value-type="float">
            <text:p>0.2498073833</text:p>
          </table:table-cell>
          <table:table-cell table:formula="of:=[.H24]/([.C24]*[.C24])" office:value-type="float" office:value="0.342201894914618" calcext:value-type="float">
            <text:p>0.3422018949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office:value-type="float" office:value="0.905947985" calcext:value-type="float">
            <text:p>0.905947985</text:p>
          </table:table-cell>
          <table:table-cell office:value-type="float" office:value="2.2648699626" calcext:value-type="float">
            <text:p>2.26486996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1.3732983991" calcext:value-type="float">
            <text:p>1.3732983991</text:p>
          </table:table-cell>
          <table:table-cell table:formula="of:=[.D26]/([.C26]*[.C26])" office:value-type="float" office:value="2.57702833383374" calcext:value-type="float">
            <text:p>2.5770283338</text:p>
          </table:table-cell>
          <table:table-cell office:value-type="float" office:value="0.3389579093" calcext:value-type="float">
            <text:p>0.3389579093</text:p>
          </table:table-cell>
          <table:table-cell office:value-type="float" office:value="1.8812306836" calcext:value-type="float">
            <text:p>1.8812306836</text:p>
          </table:table-cell>
          <table:table-cell office:value-type="float" office:value="0.1560900956" calcext:value-type="float">
            <text:p>0.1560900956</text:p>
          </table:table-cell>
          <table:table-cell office:value-type="float" office:value="0.2138220488" calcext:value-type="float">
            <text:p>0.2138220488</text:p>
          </table:table-cell>
          <table:table-cell table:formula="of:=[.H26]/([.C26]*[.C26])" office:value-type="float" office:value="0.292906916119347" calcext:value-type="float">
            <text:p>0.2929069161</text:p>
          </table:table-cell>
          <table:table-cell table:number-columns-repeated="2" office:value-type="float" office:value="0.1538461538" calcext:value-type="float">
            <text:p>0.1538461538</text:p>
          </table:table-cell>
          <table:table-cell office:value-type="float" office:value="0" calcext:value-type="float">
            <text:p>0</text:p>
          </table:table-cell>
          <table:table-cell office:value-type="float" office:value="1.821341349" calcext:value-type="float">
            <text:p>1.821341349</text:p>
          </table:table-cell>
          <table:table-cell office:value-type="float" office:value="4.5533533724" calcext:value-type="float">
            <text:p>4.5533533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1.2311965522" calcext:value-type="float">
            <text:p>1.2311965522</text:p>
          </table:table-cell>
          <table:table-cell table:formula="of:=[.D27]/([.C27]*[.C27])" office:value-type="float" office:value="2.31037071157816" calcext:value-type="float">
            <text:p>2.3103707116</text:p>
          </table:table-cell>
          <table:table-cell office:value-type="float" office:value="0.2718298008" calcext:value-type="float">
            <text:p>0.2718298008</text:p>
          </table:table-cell>
          <table:table-cell office:value-type="float" office:value="1.6865706194" calcext:value-type="float">
            <text:p>1.6865706194</text:p>
          </table:table-cell>
          <table:table-cell office:value-type="float" office:value="0.1593679481" calcext:value-type="float">
            <text:p>0.1593679481</text:p>
          </table:table-cell>
          <table:table-cell office:value-type="float" office:value="0.2183122577" calcext:value-type="float">
            <text:p>0.2183122577</text:p>
          </table:table-cell>
          <table:table-cell table:formula="of:=[.H27]/([.C27]*[.C27])" office:value-type="float" office:value="0.299057887220867" calcext:value-type="float">
            <text:p>0.2990578872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office:value-type="float" office:value="1.7912823031" calcext:value-type="float">
            <text:p>1.7912823031</text:p>
          </table:table-cell>
          <table:table-cell office:value-type="float" office:value="4.4782057578" calcext:value-type="float">
            <text:p>4.4782057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0.9276337817" calcext:value-type="float">
            <text:p>0.9276337817</text:p>
          </table:table-cell>
          <table:table-cell table:formula="of:=[.D28]/([.C28]*[.C28])" office:value-type="float" office:value="1.74072768192907" calcext:value-type="float">
            <text:p>1.7407276819</text:p>
          </table:table-cell>
          <table:table-cell office:value-type="float" office:value="0.2589516474" calcext:value-type="float">
            <text:p>0.2589516474</text:p>
          </table:table-cell>
          <table:table-cell office:value-type="float" office:value="1.2707312078" calcext:value-type="float">
            <text:p>1.2707312078</text:p>
          </table:table-cell>
          <table:table-cell office:value-type="float" office:value="0.1797245029" calcext:value-type="float">
            <text:p>0.1797245029</text:p>
          </table:table-cell>
          <table:table-cell office:value-type="float" office:value="0.2461979492" calcext:value-type="float">
            <text:p>0.2461979492</text:p>
          </table:table-cell>
          <table:table-cell table:formula="of:=[.H28]/([.C28]*[.C28])" office:value-type="float" office:value="0.33725746462751" calcext:value-type="float">
            <text:p>0.3372574646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  <table:table-cell office:value-type="float" office:value="1.3815766703" calcext:value-type="float">
            <text:p>1.3815766703</text:p>
          </table:table-cell>
          <table:table-cell office:value-type="float" office:value="3.4539416758" calcext:value-type="float">
            <text:p>3.45394167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0.6180649651" calcext:value-type="float">
            <text:p>0.6180649651</text:p>
          </table:table-cell>
          <table:table-cell table:formula="of:=[.D29]/([.C29]*[.C29])" office:value-type="float" office:value="1.15981415856634" calcext:value-type="float">
            <text:p>1.1598141586</text:p>
          </table:table-cell>
          <table:table-cell office:value-type="float" office:value="0.2248171028" calcext:value-type="float">
            <text:p>0.2248171028</text:p>
          </table:table-cell>
          <table:table-cell office:value-type="float" office:value="0.8466643358" calcext:value-type="float">
            <text:p>0.8466643358</text:p>
          </table:table-cell>
          <table:table-cell office:value-type="float" office:value="0.1805751022" calcext:value-type="float">
            <text:p>0.1805751022</text:p>
          </table:table-cell>
          <table:table-cell office:value-type="float" office:value="0.2473631536" calcext:value-type="float">
            <text:p>0.2473631536</text:p>
          </table:table-cell>
          <table:table-cell table:formula="of:=[.H29]/([.C29]*[.C29])" office:value-type="float" office:value="0.338853635203603" calcext:value-type="float">
            <text:p>0.3388536352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  <table:table-cell office:value-type="float" office:value="1.2066048912" calcext:value-type="float">
            <text:p>1.2066048912</text:p>
          </table:table-cell>
          <table:table-cell office:value-type="float" office:value="3.0165122279" calcext:value-type="float">
            <text:p>3.01651222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0.4321115786" calcext:value-type="float">
            <text:p>0.4321115786</text:p>
          </table:table-cell>
          <table:table-cell table:formula="of:=[.D30]/([.C30]*[.C30])" office:value-type="float" office:value="0.810868040157628" calcext:value-type="float">
            <text:p>0.8108680402</text:p>
          </table:table-cell>
          <table:table-cell office:value-type="float" office:value="0.1384236294" calcext:value-type="float">
            <text:p>0.1384236294</text:p>
          </table:table-cell>
          <table:table-cell office:value-type="float" office:value="0.5919336694" calcext:value-type="float">
            <text:p>0.5919336694</text:p>
          </table:table-cell>
          <table:table-cell office:value-type="float" office:value="0.2064054733" calcext:value-type="float">
            <text:p>0.2064054733</text:p>
          </table:table-cell>
          <table:table-cell office:value-type="float" office:value="0.2827472238" calcext:value-type="float">
            <text:p>0.2827472238</text:p>
          </table:table-cell>
          <table:table-cell table:formula="of:=[.H30]/([.C30]*[.C30])" office:value-type="float" office:value="0.387324963970726" calcext:value-type="float">
            <text:p>0.387324964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office:value-type="float" office:value="1.0268527097" calcext:value-type="float">
            <text:p>1.0268527097</text:p>
          </table:table-cell>
          <table:table-cell office:value-type="float" office:value="2.5671317742" calcext:value-type="float">
            <text:p>2.56713177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0.3188086634" calcext:value-type="float">
            <text:p>0.3188086634</text:p>
          </table:table-cell>
          <table:table-cell table:formula="of:=[.D31]/([.C31]*[.C31])" office:value-type="float" office:value="0.598252323888159" calcext:value-type="float">
            <text:p>0.5982523239</text:p>
          </table:table-cell>
          <table:table-cell office:value-type="float" office:value="0.1118004867" calcext:value-type="float">
            <text:p>0.1118004867</text:p>
          </table:table-cell>
          <table:table-cell office:value-type="float" office:value="0.4367241964" calcext:value-type="float">
            <text:p>0.4367241964</text:p>
          </table:table-cell>
          <table:table-cell office:value-type="float" office:value="0.1581288801" calcext:value-type="float">
            <text:p>0.1581288801</text:p>
          </table:table-cell>
          <table:table-cell office:value-type="float" office:value="0.2166149043" calcext:value-type="float">
            <text:p>0.2166149043</text:p>
          </table:table-cell>
          <table:table-cell table:formula="of:=[.H31]/([.C31]*[.C31])" office:value-type="float" office:value="0.296732745543254" calcext:value-type="float">
            <text:p>0.2967327455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  <table:table-cell office:value-type="float" office:value="0.7987252487" calcext:value-type="float">
            <text:p>0.7987252487</text:p>
          </table:table-cell>
          <table:table-cell office:value-type="float" office:value="1.9968131217" calcext:value-type="float">
            <text:p>1.99681312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0.2366819071" calcext:value-type="float">
            <text:p>0.2366819071</text:p>
          </table:table-cell>
          <table:table-cell table:formula="of:=[.D32]/([.C32]*[.C32])" office:value-type="float" office:value="0.444139439106774" calcext:value-type="float">
            <text:p>0.4441394391</text:p>
          </table:table-cell>
          <table:table-cell office:value-type="float" office:value="0.095831974" calcext:value-type="float">
            <text:p>0.095831974</text:p>
          </table:table-cell>
          <table:table-cell office:value-type="float" office:value="0.3242217905" calcext:value-type="float">
            <text:p>0.3242217905</text:p>
          </table:table-cell>
          <table:table-cell office:value-type="float" office:value="0.166102221" calcext:value-type="float">
            <text:p>0.166102221</text:p>
          </table:table-cell>
          <table:table-cell office:value-type="float" office:value="0.227537289" calcext:value-type="float">
            <text:p>0.227537289</text:p>
          </table:table-cell>
          <table:table-cell table:formula="of:=[.H32]/([.C32]*[.C32])" office:value-type="float" office:value="0.311694916494652" calcext:value-type="float">
            <text:p>0.3116949165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office:value-type="float" office:value="0.5728169634" calcext:value-type="float">
            <text:p>0.5728169634</text:p>
          </table:table-cell>
          <table:table-cell office:value-type="float" office:value="1.4320424085" calcext:value-type="float">
            <text:p>1.432042408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1.2950117213" calcext:value-type="float">
            <text:p>1.2950117213</text:p>
          </table:table-cell>
          <table:table-cell table:formula="of:=[.D34]/([.C34]*[.C34])" office:value-type="float" office:value="2.43012145111653" calcext:value-type="float">
            <text:p>2.4301214511</text:p>
          </table:table-cell>
          <table:table-cell office:value-type="float" office:value="0.2603205824" calcext:value-type="float">
            <text:p>0.2603205824</text:p>
          </table:table-cell>
          <table:table-cell office:value-type="float" office:value="1.7739886593" calcext:value-type="float">
            <text:p>1.7739886593</text:p>
          </table:table-cell>
          <table:table-cell office:value-type="float" office:value="0.160417553" calcext:value-type="float">
            <text:p>0.160417553</text:p>
          </table:table-cell>
          <table:table-cell office:value-type="float" office:value="0.2197500727" calcext:value-type="float">
            <text:p>0.2197500727</text:p>
          </table:table-cell>
          <table:table-cell table:formula="of:=[.H34]/([.C34]*[.C34])" office:value-type="float" office:value="0.301027496716082" calcext:value-type="float">
            <text:p>0.301027496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4872379503" calcext:value-type="float">
            <text:p>1.4872379503</text:p>
          </table:table-cell>
          <table:table-cell office:value-type="float" office:value="3.7180948757" calcext:value-type="float">
            <text:p>3.7180948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0.9929373785" calcext:value-type="float">
            <text:p>0.9929373785</text:p>
          </table:table-cell>
          <table:table-cell table:formula="of:=[.D35]/([.C35]*[.C35])" office:value-type="float" office:value="1.86327149277538" calcext:value-type="float">
            <text:p>1.8632714928</text:p>
          </table:table-cell>
          <table:table-cell office:value-type="float" office:value="0.281569457" calcext:value-type="float">
            <text:p>0.281569457</text:p>
          </table:table-cell>
          <table:table-cell office:value-type="float" office:value="1.3601881897" calcext:value-type="float">
            <text:p>1.3601881897</text:p>
          </table:table-cell>
          <table:table-cell office:value-type="float" office:value="0.1661772768" calcext:value-type="float">
            <text:p>0.1661772768</text:p>
          </table:table-cell>
          <table:table-cell office:value-type="float" office:value="0.2276401052" calcext:value-type="float">
            <text:p>0.2276401052</text:p>
          </table:table-cell>
          <table:table-cell table:formula="of:=[.H35]/([.C35]*[.C35])" office:value-type="float" office:value="0.311835760555451" calcext:value-type="float">
            <text:p>0.3118357606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  <table:table-cell office:value-type="float" office:value="1.2515939532" calcext:value-type="float">
            <text:p>1.2515939532</text:p>
          </table:table-cell>
          <table:table-cell office:value-type="float" office:value="3.1289848829" calcext:value-type="float">
            <text:p>3.1289848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0.6465428402" calcext:value-type="float">
            <text:p>0.6465428402</text:p>
          </table:table-cell>
          <table:table-cell table:formula="of:=[.D36]/([.C36]*[.C36])" office:value-type="float" office:value="1.21325359392006" calcext:value-type="float">
            <text:p>1.2132535939</text:p>
          </table:table-cell>
          <table:table-cell office:value-type="float" office:value="0.2096490545" calcext:value-type="float">
            <text:p>0.2096490545</text:p>
          </table:table-cell>
          <table:table-cell office:value-type="float" office:value="0.8856751236" calcext:value-type="float">
            <text:p>0.8856751236</text:p>
          </table:table-cell>
          <table:table-cell office:value-type="float" office:value="0.1972485239" calcext:value-type="float">
            <text:p>0.1972485239</text:p>
          </table:table-cell>
          <table:table-cell office:value-type="float" office:value="0.2702034574" calcext:value-type="float">
            <text:p>0.2702034574</text:p>
          </table:table-cell>
          <table:table-cell table:formula="of:=[.H36]/([.C36]*[.C36])" office:value-type="float" office:value="0.370141722462" calcext:value-type="float">
            <text:p>0.3701417225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  <table:table-cell office:value-type="float" office:value="1.1627300523" calcext:value-type="float">
            <text:p>1.1627300523</text:p>
          </table:table-cell>
          <table:table-cell office:value-type="float" office:value="2.9068251309" calcext:value-type="float">
            <text:p>2.9068251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0.4022928901" calcext:value-type="float">
            <text:p>0.4022928901</text:p>
          </table:table-cell>
          <table:table-cell table:formula="of:=[.D37]/([.C37]*[.C37])" office:value-type="float" office:value="0.75491253537249" calcext:value-type="float">
            <text:p>0.7549125354</text:p>
          </table:table-cell>
          <table:table-cell office:value-type="float" office:value="0.1424243196" calcext:value-type="float">
            <text:p>0.1424243196</text:p>
          </table:table-cell>
          <table:table-cell office:value-type="float" office:value="0.5510861509" calcext:value-type="float">
            <text:p>0.5510861509</text:p>
          </table:table-cell>
          <table:table-cell office:value-type="float" office:value="0.1822972107" calcext:value-type="float">
            <text:p>0.1822972107</text:p>
          </table:table-cell>
          <table:table-cell office:value-type="float" office:value="0.2497222065" calcext:value-type="float">
            <text:p>0.2497222065</text:p>
          </table:table-cell>
          <table:table-cell table:formula="of:=[.H37]/([.C37]*[.C37])" office:value-type="float" office:value="0.342085214299118" calcext:value-type="float">
            <text:p>0.3420852143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  <table:table-cell office:value-type="float" office:value="0.7749486688" calcext:value-type="float">
            <text:p>0.7749486688</text:p>
          </table:table-cell>
          <table:table-cell office:value-type="float" office:value="1.9373716721" calcext:value-type="float">
            <text:p>1.93737167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0.280166624" calcext:value-type="float">
            <text:p>0.280166624</text:p>
          </table:table-cell>
          <table:table-cell table:formula="of:=[.D38]/([.C38]*[.C38])" office:value-type="float" office:value="0.525739583411522" calcext:value-type="float">
            <text:p>0.5257395834</text:p>
          </table:table-cell>
          <table:table-cell office:value-type="float" office:value="0.1033308531" calcext:value-type="float">
            <text:p>0.1033308531</text:p>
          </table:table-cell>
          <table:table-cell office:value-type="float" office:value="0.383789896" calcext:value-type="float">
            <text:p>0.383789896</text:p>
          </table:table-cell>
          <table:table-cell office:value-type="float" office:value="0.1574267626" calcext:value-type="float">
            <text:p>0.1574267626</text:p>
          </table:table-cell>
          <table:table-cell office:value-type="float" office:value="0.2156530994" calcext:value-type="float">
            <text:p>0.2156530994</text:p>
          </table:table-cell>
          <table:table-cell table:formula="of:=[.H38]/([.C38]*[.C38])" office:value-type="float" office:value="0.295415204728842" calcext:value-type="float">
            <text:p>0.2954152047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  <table:table-cell office:value-type="float" office:value="0.7428673899" calcext:value-type="float">
            <text:p>0.7428673899</text:p>
          </table:table-cell>
          <table:table-cell office:value-type="float" office:value="1.8571684746" calcext:value-type="float">
            <text:p>1.85716847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0.2016090887" calcext:value-type="float">
            <text:p>0.2016090887</text:p>
          </table:table-cell>
          <table:table-cell table:formula="of:=[.D39]/([.C39]*[.C39])" office:value-type="float" office:value="0.378324429911803" calcext:value-type="float">
            <text:p>0.3783244299</text:p>
          </table:table-cell>
          <table:table-cell office:value-type="float" office:value="0.0766621099" calcext:value-type="float">
            <text:p>0.0766621099</text:p>
          </table:table-cell>
          <table:table-cell office:value-type="float" office:value="0.2761768338" calcext:value-type="float">
            <text:p>0.2761768338</text:p>
          </table:table-cell>
          <table:table-cell office:value-type="float" office:value="0.1512312122" calcext:value-type="float">
            <text:p>0.1512312122</text:p>
          </table:table-cell>
          <table:table-cell office:value-type="float" office:value="0.2071660441" calcext:value-type="float">
            <text:p>0.2071660441</text:p>
          </table:table-cell>
          <table:table-cell table:formula="of:=[.H39]/([.C39]*[.C39])" office:value-type="float" office:value="0.283789101519985" calcext:value-type="float">
            <text:p>0.2837891015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  <table:table-cell office:value-type="float" office:value="0.7128070194" calcext:value-type="float">
            <text:p>0.7128070194</text:p>
          </table:table-cell>
          <table:table-cell office:value-type="float" office:value="1.7820175485" calcext:value-type="float">
            <text:p>1.78201754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0.1386168934" calcext:value-type="float">
            <text:p>0.1386168934</text:p>
          </table:table-cell>
          <table:table-cell table:formula="of:=[.D40]/([.C40]*[.C40])" office:value-type="float" office:value="0.260118021017076" calcext:value-type="float">
            <text:p>0.260118021</text:p>
          </table:table-cell>
          <table:table-cell office:value-type="float" office:value="0.0509076465" calcext:value-type="float">
            <text:p>0.0509076465</text:p>
          </table:table-cell>
          <table:table-cell office:value-type="float" office:value="0.1898861553" calcext:value-type="float">
            <text:p>0.1898861553</text:p>
          </table:table-cell>
          <table:table-cell office:value-type="float" office:value="0.1699993579" calcext:value-type="float">
            <text:p>0.1699993579</text:p>
          </table:table-cell>
          <table:table-cell office:value-type="float" office:value="0.2328758328" calcext:value-type="float">
            <text:p>0.2328758328</text:p>
          </table:table-cell>
          <table:table-cell table:formula="of:=[.H40]/([.C40]*[.C40])" office:value-type="float" office:value="0.319007990054419" calcext:value-type="float">
            <text:p>0.3190079901</text:p>
          </table:table-cell>
          <table:table-cell table:number-columns-repeated="2" office:value-type="float" office:value="0.3076923077" calcext:value-type="float">
            <text:p>0.3076923077</text:p>
          </table:table-cell>
          <table:table-cell office:value-type="float" office:value="0" calcext:value-type="float">
            <text:p>0</text:p>
          </table:table-cell>
          <table:table-cell office:value-type="float" office:value="0.5581990438" calcext:value-type="float">
            <text:p>0.5581990438</text:p>
          </table:table-cell>
          <table:table-cell office:value-type="float" office:value="1.3954976096" calcext:value-type="float">
            <text:p>1.395497609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8813350762" calcext:value-type="float">
            <text:p>0.8813350762</text:p>
          </table:table-cell>
          <table:table-cell table:formula="of:=[.D42]/([.C42]*[.C42])" office:value-type="float" office:value="1.65384701857759" calcext:value-type="float">
            <text:p>1.6538470186</text:p>
          </table:table-cell>
          <table:table-cell office:value-type="float" office:value="0.3219706915" calcext:value-type="float">
            <text:p>0.3219706915</text:p>
          </table:table-cell>
          <table:table-cell office:value-type="float" office:value="1.2073083236" calcext:value-type="float">
            <text:p>1.2073083236</text:p>
          </table:table-cell>
          <table:table-cell office:value-type="float" office:value="0.1736741921" calcext:value-type="float">
            <text:p>0.1736741921</text:p>
          </table:table-cell>
          <table:table-cell office:value-type="float" office:value="0.2379098521" calcext:value-type="float">
            <text:p>0.2379098521</text:p>
          </table:table-cell>
          <table:table-cell table:formula="of:=[.H42]/([.C42]*[.C42])" office:value-type="float" office:value="0.325903907112029" calcext:value-type="float">
            <text:p>0.3259039071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  <table:table-cell office:value-type="float" office:value="1.4550112908" calcext:value-type="float">
            <text:p>1.4550112908</text:p>
          </table:table-cell>
          <table:table-cell office:value-type="float" office:value="3.6375282271" calcext:value-type="float">
            <text:p>3.6375282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6008936409" calcext:value-type="float">
            <text:p>0.6008936409</text:p>
          </table:table-cell>
          <table:table-cell table:formula="of:=[.D43]/([.C43]*[.C43])" office:value-type="float" office:value="1.1275917449803" calcext:value-type="float">
            <text:p>1.127591745</text:p>
          </table:table-cell>
          <table:table-cell office:value-type="float" office:value="0.2293740129" calcext:value-type="float">
            <text:p>0.2293740129</text:p>
          </table:table-cell>
          <table:table-cell office:value-type="float" office:value="0.8231419739" calcext:value-type="float">
            <text:p>0.8231419739</text:p>
          </table:table-cell>
          <table:table-cell office:value-type="float" office:value="0.1946337945" calcext:value-type="float">
            <text:p>0.1946337945</text:p>
          </table:table-cell>
          <table:table-cell office:value-type="float" office:value="0.2666216363" calcext:value-type="float">
            <text:p>0.2666216363</text:p>
          </table:table-cell>
          <table:table-cell table:formula="of:=[.H43]/([.C43]*[.C43])" office:value-type="float" office:value="0.365235118221055" calcext:value-type="float">
            <text:p>0.3652351182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  <table:table-cell office:value-type="float" office:value="1.2115959428" calcext:value-type="float">
            <text:p>1.2115959428</text:p>
          </table:table-cell>
          <table:table-cell office:value-type="float" office:value="3.028989857" calcext:value-type="float">
            <text:p>3.028989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3582304182" calcext:value-type="float">
            <text:p>0.3582304182</text:p>
          </table:table-cell>
          <table:table-cell table:formula="of:=[.D44]/([.C44]*[.C44])" office:value-type="float" office:value="0.672228219553387" calcext:value-type="float">
            <text:p>0.6722282196</text:p>
          </table:table-cell>
          <table:table-cell office:value-type="float" office:value="0.1267723609" calcext:value-type="float">
            <text:p>0.1267723609</text:p>
          </table:table-cell>
          <table:table-cell office:value-type="float" office:value="0.4907266002" calcext:value-type="float">
            <text:p>0.4907266002</text:p>
          </table:table-cell>
          <table:table-cell office:value-type="float" office:value="0.1743476195" calcext:value-type="float">
            <text:p>0.1743476195</text:p>
          </table:table-cell>
          <table:table-cell office:value-type="float" office:value="0.2388323555" calcext:value-type="float">
            <text:p>0.2388323555</text:p>
          </table:table-cell>
          <table:table-cell table:formula="of:=[.H44]/([.C44]*[.C44])" office:value-type="float" office:value="0.327167610245825" calcext:value-type="float">
            <text:p>0.3271676102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office:value-type="float" office:value="0.9082966185" calcext:value-type="float">
            <text:p>0.9082966185</text:p>
          </table:table-cell>
          <table:table-cell office:value-type="float" office:value="2.2707415462" calcext:value-type="float">
            <text:p>2.27074154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1933320485" calcext:value-type="float">
            <text:p>0.1933320485</text:p>
          </table:table-cell>
          <table:table-cell table:formula="of:=[.D45]/([.C45]*[.C45])" office:value-type="float" office:value="0.36279235972978" calcext:value-type="float">
            <text:p>0.3627923597</text:p>
          </table:table-cell>
          <table:table-cell office:value-type="float" office:value="0.072314673" calcext:value-type="float">
            <text:p>0.072314673</text:p>
          </table:table-cell>
          <table:table-cell office:value-type="float" office:value="0.2648384227" calcext:value-type="float">
            <text:p>0.2648384227</text:p>
          </table:table-cell>
          <table:table-cell office:value-type="float" office:value="0.1698197637" calcext:value-type="float">
            <text:p>0.1698197637</text:p>
          </table:table-cell>
          <table:table-cell office:value-type="float" office:value="0.2326298132" calcext:value-type="float">
            <text:p>0.2326298132</text:p>
          </table:table-cell>
          <table:table-cell table:formula="of:=[.H45]/([.C45]*[.C45])" office:value-type="float" office:value="0.318670977106399" calcext:value-type="float">
            <text:p>0.318670977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6309672516" calcext:value-type="float">
            <text:p>0.6309672516</text:p>
          </table:table-cell>
          <table:table-cell office:value-type="float" office:value="1.5774181289" calcext:value-type="float">
            <text:p>1.5774181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1277811149" calcext:value-type="float">
            <text:p>0.1277811149</text:p>
          </table:table-cell>
          <table:table-cell table:formula="of:=[.D46]/([.C46]*[.C46])" office:value-type="float" office:value="0.239784415274911" calcext:value-type="float">
            <text:p>0.2397844153</text:p>
          </table:table-cell>
          <table:table-cell office:value-type="float" office:value="0.0521615903" calcext:value-type="float">
            <text:p>0.0521615903</text:p>
          </table:table-cell>
          <table:table-cell office:value-type="float" office:value="0.1750426232" calcext:value-type="float">
            <text:p>0.1750426232</text:p>
          </table:table-cell>
          <table:table-cell office:value-type="float" office:value="0.165647707" calcext:value-type="float">
            <text:p>0.165647707</text:p>
          </table:table-cell>
          <table:table-cell office:value-type="float" office:value="0.2269146672" calcext:value-type="float">
            <text:p>0.2269146672</text:p>
          </table:table-cell>
          <table:table-cell table:formula="of:=[.H46]/([.C46]*[.C46])" office:value-type="float" office:value="0.310842009757928" calcext:value-type="float">
            <text:p>0.3108420098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  <table:table-cell office:value-type="float" office:value="0.5067449854" calcext:value-type="float">
            <text:p>0.5067449854</text:p>
          </table:table-cell>
          <table:table-cell office:value-type="float" office:value="1.2668624636" calcext:value-type="float">
            <text:p>1.26686246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0892344518" calcext:value-type="float">
            <text:p>0.0892344518</text:p>
          </table:table-cell>
          <table:table-cell table:formula="of:=[.D47]/([.C47]*[.C47])" office:value-type="float" office:value="0.167450650778758" calcext:value-type="float">
            <text:p>0.1674506508</text:p>
          </table:table-cell>
          <table:table-cell office:value-type="float" office:value="0.0355550693" calcext:value-type="float">
            <text:p>0.0355550693</text:p>
          </table:table-cell>
          <table:table-cell office:value-type="float" office:value="0.122238975" calcext:value-type="float">
            <text:p>0.122238975</text:p>
          </table:table-cell>
          <table:table-cell office:value-type="float" office:value="0.1475380691" calcext:value-type="float">
            <text:p>0.1475380691</text:p>
          </table:table-cell>
          <table:table-cell office:value-type="float" office:value="0.2021069439" calcext:value-type="float">
            <text:p>0.2021069439</text:p>
          </table:table-cell>
          <table:table-cell table:formula="of:=[.H47]/([.C47]*[.C47])" office:value-type="float" office:value="0.27685882735973" calcext:value-type="float">
            <text:p>0.2768588274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  <table:table-cell office:value-type="float" office:value="0.476333574" calcext:value-type="float">
            <text:p>0.476333574</text:p>
          </table:table-cell>
          <table:table-cell office:value-type="float" office:value="1.1908339351" calcext:value-type="float">
            <text:p>1.19083393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0605152882" calcext:value-type="float">
            <text:p>0.0605152882</text:p>
          </table:table-cell>
          <table:table-cell table:formula="of:=[.D48]/([.C48]*[.C48])" office:value-type="float" office:value="0.113558431600676" calcext:value-type="float">
            <text:p>0.1135584316</text:p>
          </table:table-cell>
          <table:table-cell office:value-type="float" office:value="0.0227076931" calcext:value-type="float">
            <text:p>0.0227076931</text:p>
          </table:table-cell>
          <table:table-cell office:value-type="float" office:value="0.0828976551" calcext:value-type="float">
            <text:p>0.0828976551</text:p>
          </table:table-cell>
          <table:table-cell office:value-type="float" office:value="0.1457010725" calcext:value-type="float">
            <text:p>0.1457010725</text:p>
          </table:table-cell>
          <table:table-cell office:value-type="float" office:value="0.1995905102" calcext:value-type="float">
            <text:p>0.1995905102</text:p>
          </table:table-cell>
          <table:table-cell table:formula="of:=[.H48]/([.C48]*[.C48])" office:value-type="float" office:value="0.273411657909552" calcext:value-type="float">
            <text:p>0.2734116579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  <table:table-cell office:value-type="float" office:value="0.3574351746" calcext:value-type="float">
            <text:p>0.3574351746</text:p>
          </table:table-cell>
          <table:table-cell office:value-type="float" office:value="0.8935879366" calcext:value-type="float">
            <text:p>0.893587936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50]/([.C50]*[.C5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9674502" calcext:value-type="float">
            <text:p>0.1589674502</text:p>
          </table:table-cell>
          <table:table-cell office:value-type="float" office:value="0.1088818152" calcext:value-type="float">
            <text:p>0.1088818152</text:p>
          </table:table-cell>
          <table:table-cell table:formula="of:=[.H50]/([.C50]*[.C50])" office:value-type="float" office:value="0.0745765857571777" calcext:value-type="float">
            <text:p>0.0745765858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51]/([.C51]*[.C5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4109603" calcext:value-type="float">
            <text:p>0.1664109603</text:p>
          </table:table-cell>
          <table:table-cell office:value-type="float" office:value="0.1139801098" calcext:value-type="float">
            <text:p>0.1139801098</text:p>
          </table:table-cell>
          <table:table-cell table:formula="of:=[.H51]/([.C51]*[.C51])" office:value-type="float" office:value="0.0780685683524113" calcext:value-type="float">
            <text:p>0.0780685684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52]/([.C52]*[.C5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9157279" calcext:value-type="float">
            <text:p>0.1579157279</text:p>
          </table:table-cell>
          <table:table-cell office:value-type="float" office:value="0.1081614575" calcext:value-type="float">
            <text:p>0.1081614575</text:p>
          </table:table-cell>
          <table:table-cell table:formula="of:=[.H52]/([.C52]*[.C52])" office:value-type="float" office:value="0.0740831900450366" calcext:value-type="float">
            <text:p>0.07408319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53]/([.C53]*[.C5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266261" calcext:value-type="float">
            <text:p>0.161266261</text:p>
          </table:table-cell>
          <table:table-cell office:value-type="float" office:value="0.1104563431" calcext:value-type="float">
            <text:p>0.1104563431</text:p>
          </table:table-cell>
          <table:table-cell table:formula="of:=[.H53]/([.C53]*[.C53])" office:value-type="float" office:value="0.0756550295552637" calcext:value-type="float">
            <text:p>0.0756550296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54]/([.C54]*[.C5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4129716" calcext:value-type="float">
            <text:p>0.1704129716</text:p>
          </table:table-cell>
          <table:table-cell office:value-type="float" office:value="0.1167212134" calcext:value-type="float">
            <text:p>0.1167212134</text:p>
          </table:table-cell>
          <table:table-cell table:formula="of:=[.H54]/([.C54]*[.C54])" office:value-type="float" office:value="0.0799460365922312" calcext:value-type="float">
            <text:p>0.0799460366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55]/([.C55]*[.C5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4676971" calcext:value-type="float">
            <text:p>0.1584676971</text:p>
          </table:table-cell>
          <table:table-cell office:value-type="float" office:value="0.1085395185" calcext:value-type="float">
            <text:p>0.1085395185</text:p>
          </table:table-cell>
          <table:table-cell table:formula="of:=[.H55]/([.C55]*[.C55])" office:value-type="float" office:value="0.0743421360011259" calcext:value-type="float">
            <text:p>0.074342136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56]/([.C56]*[.C5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329497" calcext:value-type="float">
            <text:p>0.156329497</text:p>
          </table:table-cell>
          <table:table-cell office:value-type="float" office:value="0.1070749979" calcext:value-type="float">
            <text:p>0.1070749979</text:p>
          </table:table-cell>
          <table:table-cell table:formula="of:=[.H56]/([.C56]*[.C56])" office:value-type="float" office:value="0.0733390396884969" calcext:value-type="float">
            <text:p>0.0733390397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3.0314998186" calcext:value-type="float">
            <text:p>3.0314998186</text:p>
          </table:table-cell>
          <table:table-cell table:formula="of:=[.D58]/([.C58]*[.C58])" office:value-type="float" office:value="1.42217105395008" calcext:value-type="float">
            <text:p>1.422171054</text:p>
          </table:table-cell>
          <table:table-cell office:value-type="float" office:value="1.3886566781" calcext:value-type="float">
            <text:p>1.3886566781</text:p>
          </table:table-cell>
          <table:table-cell office:value-type="float" office:value="2.0763697387" calcext:value-type="float">
            <text:p>2.0763697387</text:p>
          </table:table-cell>
          <table:table-cell office:value-type="float" office:value="0.181766435" calcext:value-type="float">
            <text:p>0.181766435</text:p>
          </table:table-cell>
          <table:table-cell office:value-type="float" office:value="0.1244975582" calcext:value-type="float">
            <text:p>0.1244975582</text:p>
          </table:table-cell>
          <table:table-cell table:formula="of:=[.H58]/([.C58]*[.C58])" office:value-type="float" office:value="0.085272300150122" calcext:value-type="float">
            <text:p>0.0852723002</text:p>
          </table:table-cell>
          <table:table-cell table:number-columns-repeated="2" office:value-type="float" office:value="0.5576923077" calcext:value-type="float">
            <text:p>0.5576923077</text:p>
          </table:table-cell>
          <table:table-cell office:value-type="float" office:value="0" calcext:value-type="float">
            <text:p>0</text:p>
          </table:table-cell>
          <table:table-cell office:value-type="float" office:value="4.1147865343" calcext:value-type="float">
            <text:p>4.1147865343</text:p>
          </table:table-cell>
          <table:table-cell office:value-type="float" office:value="10.2869663358" calcext:value-type="float">
            <text:p>10.2869663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4.0570514252" calcext:value-type="float">
            <text:p>4.0570514252</text:p>
          </table:table-cell>
          <table:table-cell table:formula="of:=[.D59]/([.C59]*[.C59])" office:value-type="float" office:value="1.90328927810096" calcext:value-type="float">
            <text:p>1.9032892781</text:p>
          </table:table-cell>
          <table:table-cell office:value-type="float" office:value="1.6169434424" calcext:value-type="float">
            <text:p>1.6169434424</text:p>
          </table:table-cell>
          <table:table-cell office:value-type="float" office:value="2.778802346" calcext:value-type="float">
            <text:p>2.778802346</text:p>
          </table:table-cell>
          <table:table-cell office:value-type="float" office:value="0.1760956864" calcext:value-type="float">
            <text:p>0.1760956864</text:p>
          </table:table-cell>
          <table:table-cell office:value-type="float" office:value="0.1206134838" calcext:value-type="float">
            <text:p>0.1206134838</text:p>
          </table:table-cell>
          <table:table-cell table:formula="of:=[.H59]/([.C59]*[.C59])" office:value-type="float" office:value="0.0826119752298743" calcext:value-type="float">
            <text:p>0.0826119752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office:value-type="float" office:value="4.4036710898" calcext:value-type="float">
            <text:p>4.4036710898</text:p>
          </table:table-cell>
          <table:table-cell office:value-type="float" office:value="11.0091777246" calcext:value-type="float">
            <text:p>11.0091777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5.0072727509" calcext:value-type="float">
            <text:p>5.0072727509</text:p>
          </table:table-cell>
          <table:table-cell table:formula="of:=[.D60]/([.C60]*[.C60])" office:value-type="float" office:value="2.34906771950647" calcext:value-type="float">
            <text:p>2.3490677195</text:p>
          </table:table-cell>
          <table:table-cell office:value-type="float" office:value="1.597488087" calcext:value-type="float">
            <text:p>1.597488087</text:p>
          </table:table-cell>
          <table:table-cell office:value-type="float" office:value="3.4296388704" calcext:value-type="float">
            <text:p>3.4296388704</text:p>
          </table:table-cell>
          <table:table-cell office:value-type="float" office:value="0.2074964635" calcext:value-type="float">
            <text:p>0.2074964635</text:p>
          </table:table-cell>
          <table:table-cell office:value-type="float" office:value="0.1421208654" calcext:value-type="float">
            <text:p>0.1421208654</text:p>
          </table:table-cell>
          <table:table-cell table:formula="of:=[.H60]/([.C60]*[.C60])" office:value-type="float" office:value="0.0973430585006568" calcext:value-type="float">
            <text:p>0.0973430585</text:p>
          </table:table-cell>
          <table:table-cell table:number-columns-repeated="2" office:value-type="float" office:value="0.8461538462" calcext:value-type="float">
            <text:p>0.8461538462</text:p>
          </table:table-cell>
          <table:table-cell office:value-type="float" office:value="0" calcext:value-type="float">
            <text:p>0</text:p>
          </table:table-cell>
          <table:table-cell office:value-type="float" office:value="3.9605427228" calcext:value-type="float">
            <text:p>3.9605427228</text:p>
          </table:table-cell>
          <table:table-cell office:value-type="float" office:value="9.9013568071" calcext:value-type="float">
            <text:p>9.90135680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5.4182204697" calcext:value-type="float">
            <text:p>5.4182204697</text:p>
          </table:table-cell>
          <table:table-cell table:formula="of:=[.D61]/([.C61]*[.C61])" office:value-type="float" office:value="2.54185610325577" calcext:value-type="float">
            <text:p>2.5418561033</text:p>
          </table:table-cell>
          <table:table-cell office:value-type="float" office:value="1.4025272877" calcext:value-type="float">
            <text:p>1.4025272877</text:p>
          </table:table-cell>
          <table:table-cell office:value-type="float" office:value="3.7111099107" calcext:value-type="float">
            <text:p>3.7111099107</text:p>
          </table:table-cell>
          <table:table-cell office:value-type="float" office:value="0.2212036273" calcext:value-type="float">
            <text:p>0.2212036273</text:p>
          </table:table-cell>
          <table:table-cell office:value-type="float" office:value="0.1515093338" calcext:value-type="float">
            <text:p>0.1515093338</text:p>
          </table:table-cell>
          <table:table-cell table:formula="of:=[.H61]/([.C61]*[.C61])" office:value-type="float" office:value="0.103773516278852" calcext:value-type="float">
            <text:p>0.1037735163</text:p>
          </table:table-cell>
          <table:table-cell table:number-columns-repeated="2" office:value-type="float" office:value="0.9807692308" calcext:value-type="float">
            <text:p>0.9807692308</text:p>
          </table:table-cell>
          <table:table-cell office:value-type="float" office:value="0" calcext:value-type="float">
            <text:p>0</text:p>
          </table:table-cell>
          <table:table-cell office:value-type="float" office:value="3.8082229136" calcext:value-type="float">
            <text:p>3.8082229136</text:p>
          </table:table-cell>
          <table:table-cell office:value-type="float" office:value="9.5205572841" calcext:value-type="float">
            <text:p>9.5205572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5.3244332764" calcext:value-type="float">
            <text:p>5.3244332764</text:p>
          </table:table-cell>
          <table:table-cell table:formula="of:=[.D62]/([.C62]*[.C62])" office:value-type="float" office:value="2.49785760761869" calcext:value-type="float">
            <text:p>2.4978576076</text:p>
          </table:table-cell>
          <table:table-cell office:value-type="float" office:value="1.1146742212" calcext:value-type="float">
            <text:p>1.1146742212</text:p>
          </table:table-cell>
          <table:table-cell office:value-type="float" office:value="3.6468721071" calcext:value-type="float">
            <text:p>3.6468721071</text:p>
          </table:table-cell>
          <table:table-cell office:value-type="float" office:value="0.1766290453" calcext:value-type="float">
            <text:p>0.1766290453</text:p>
          </table:table-cell>
          <table:table-cell office:value-type="float" office:value="0.1209787981" calcext:value-type="float">
            <text:p>0.1209787981</text:p>
          </table:table-cell>
          <table:table-cell table:formula="of:=[.H62]/([.C62]*[.C62])" office:value-type="float" office:value="0.0828621905141678" calcext:value-type="float">
            <text:p>0.0828621905</text:p>
          </table:table-cell>
          <table:table-cell table:number-columns-repeated="2" office:value-type="float" office:value="0.7307692308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3.5043074949" calcext:value-type="float">
            <text:p>3.5043074949</text:p>
          </table:table-cell>
          <table:table-cell office:value-type="float" office:value="8.7607687373" calcext:value-type="float">
            <text:p>8.7607687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4.8756876355" calcext:value-type="float">
            <text:p>4.8756876355</text:p>
          </table:table-cell>
          <table:table-cell table:formula="of:=[.D63]/([.C63]*[.C63])" office:value-type="float" office:value="2.28733704048602" calcext:value-type="float">
            <text:p>2.2873370405</text:p>
          </table:table-cell>
          <table:table-cell office:value-type="float" office:value="1.1698098329" calcext:value-type="float">
            <text:p>1.1698098329</text:p>
          </table:table-cell>
          <table:table-cell office:value-type="float" office:value="3.3395120791" calcext:value-type="float">
            <text:p>3.3395120791</text:p>
          </table:table-cell>
          <table:table-cell office:value-type="float" office:value="0.2409115505" calcext:value-type="float">
            <text:p>0.2409115505</text:p>
          </table:table-cell>
          <table:table-cell office:value-type="float" office:value="0.1650079113" calcext:value-type="float">
            <text:p>0.1650079113</text:p>
          </table:table-cell>
          <table:table-cell table:formula="of:=[.H63]/([.C63]*[.C63])" office:value-type="float" office:value="0.113019117329705" calcext:value-type="float">
            <text:p>0.1130191173</text:p>
          </table:table-cell>
          <table:table-cell table:number-columns-repeated="2" office:value-type="float" office:value="1.0192307692" calcext:value-type="float">
            <text:p>1.0192307692</text:p>
          </table:table-cell>
          <table:table-cell office:value-type="float" office:value="0" calcext:value-type="float">
            <text:p>0</text:p>
          </table:table-cell>
          <table:table-cell office:value-type="float" office:value="3.0056657598" calcext:value-type="float">
            <text:p>3.0056657598</text:p>
          </table:table-cell>
          <table:table-cell office:value-type="float" office:value="7.5141643994" calcext:value-type="float">
            <text:p>7.514164399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4.1738834391" calcext:value-type="float">
            <text:p>4.1738834391</text:p>
          </table:table-cell>
          <table:table-cell table:formula="of:=[.D64]/([.C64]*[.C64])" office:value-type="float" office:value="1.95809881736724" calcext:value-type="float">
            <text:p>1.9580988174</text:p>
          </table:table-cell>
          <table:table-cell office:value-type="float" office:value="1.1388130616" calcext:value-type="float">
            <text:p>1.1388130616</text:p>
          </table:table-cell>
          <table:table-cell office:value-type="float" office:value="2.8588242734" calcext:value-type="float">
            <text:p>2.8588242734</text:p>
          </table:table-cell>
          <table:table-cell office:value-type="float" office:value="0.2569343784" calcext:value-type="float">
            <text:p>0.2569343784</text:p>
          </table:table-cell>
          <table:table-cell office:value-type="float" office:value="0.175982451" calcext:value-type="float">
            <text:p>0.175982451</text:p>
          </table:table-cell>
          <table:table-cell table:formula="of:=[.H64]/([.C64]*[.C64])" office:value-type="float" office:value="0.120535925314318" calcext:value-type="float">
            <text:p>0.1205359253</text:p>
          </table:table-cell>
          <table:table-cell office:value-type="float" office:value="1.3461538462" calcext:value-type="float">
            <text:p>1.3461538462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3.3067344951" calcext:value-type="float">
            <text:p>3.3067344951</text:p>
          </table:table-cell>
          <table:table-cell office:value-type="float" office:value="8.2668362378" calcext:value-type="float">
            <text:p>8.266836237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4.9428540762" calcext:value-type="float">
            <text:p>4.9428540762</text:p>
          </table:table-cell>
          <table:table-cell table:formula="of:=[.D66]/([.C66]*[.C66])" office:value-type="float" office:value="2.31884691133421" calcext:value-type="float">
            <text:p>2.3188469113</text:p>
          </table:table-cell>
          <table:table-cell office:value-type="float" office:value="1.7519326809" calcext:value-type="float">
            <text:p>1.7519326809</text:p>
          </table:table-cell>
          <table:table-cell office:value-type="float" office:value="3.3855164906" calcext:value-type="float">
            <text:p>3.3855164906</text:p>
          </table:table-cell>
          <table:table-cell office:value-type="float" office:value="0.1630266817" calcext:value-type="float">
            <text:p>0.1630266817</text:p>
          </table:table-cell>
          <table:table-cell office:value-type="float" office:value="0.1116621107" calcext:value-type="float">
            <text:p>0.1116621107</text:p>
          </table:table-cell>
          <table:table-cell table:formula="of:=[.H66]/([.C66]*[.C66])" office:value-type="float" office:value="0.0764808977763183" calcext:value-type="float">
            <text:p>0.0764808978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  <table:table-cell office:value-type="float" office:value="3.974284715" calcext:value-type="float">
            <text:p>3.974284715</text:p>
          </table:table-cell>
          <table:table-cell office:value-type="float" office:value="9.9357117875" calcext:value-type="float">
            <text:p>9.9357117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5.3296298452" calcext:value-type="float">
            <text:p>5.3296298452</text:p>
          </table:table-cell>
          <table:table-cell table:formula="of:=[.D67]/([.C67]*[.C67])" office:value-type="float" office:value="2.50029548001501" calcext:value-type="float">
            <text:p>2.50029548</text:p>
          </table:table-cell>
          <table:table-cell office:value-type="float" office:value="1.3834295649" calcext:value-type="float">
            <text:p>1.3834295649</text:p>
          </table:table-cell>
          <table:table-cell office:value-type="float" office:value="3.6504314008" calcext:value-type="float">
            <text:p>3.6504314008</text:p>
          </table:table-cell>
          <table:table-cell office:value-type="float" office:value="0.1947942881" calcext:value-type="float">
            <text:p>0.1947942881</text:p>
          </table:table-cell>
          <table:table-cell office:value-type="float" office:value="0.1334207453" calcext:value-type="float">
            <text:p>0.1334207453</text:p>
          </table:table-cell>
          <table:table-cell table:formula="of:=[.H67]/([.C67]*[.C67])" office:value-type="float" office:value="0.0913840721054607" calcext:value-type="float">
            <text:p>0.0913840721</text:p>
          </table:table-cell>
          <table:table-cell office:value-type="float" office:value="0.7884615385" calcext:value-type="float">
            <text:p>0.7884615385</text:p>
          </table:table-cell>
          <table:table-cell office:value-type="float" office:value="0.7692307692" calcext:value-type="float">
            <text:p>0.7692307692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3.6016586065" calcext:value-type="float">
            <text:p>3.6016586065</text:p>
          </table:table-cell>
          <table:table-cell office:value-type="float" office:value="9.0041465164" calcext:value-type="float">
            <text:p>9.00414651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5.1259188764" calcext:value-type="float">
            <text:p>5.1259188764</text:p>
          </table:table-cell>
          <table:table-cell table:formula="of:=[.D68]/([.C68]*[.C68])" office:value-type="float" office:value="2.40472831506849" calcext:value-type="float">
            <text:p>2.4047283151</text:p>
          </table:table-cell>
          <table:table-cell office:value-type="float" office:value="1.0819294435" calcext:value-type="float">
            <text:p>1.0819294435</text:p>
          </table:table-cell>
          <table:table-cell office:value-type="float" office:value="3.51090334" calcext:value-type="float">
            <text:p>3.51090334</text:p>
          </table:table-cell>
          <table:table-cell office:value-type="float" office:value="0.2377042154" calcext:value-type="float">
            <text:p>0.2377042154</text:p>
          </table:table-cell>
          <table:table-cell office:value-type="float" office:value="0.1628111065" calcext:value-type="float">
            <text:p>0.1628111065</text:p>
          </table:table-cell>
          <table:table-cell table:formula="of:=[.H68]/([.C68]*[.C68])" office:value-type="float" office:value="0.111514456464628" calcext:value-type="float">
            <text:p>0.1115144565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3.4042316861" calcext:value-type="float">
            <text:p>3.4042316861</text:p>
          </table:table-cell>
          <table:table-cell office:value-type="float" office:value="8.5105792153" calcext:value-type="float">
            <text:p>8.5105792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3.8891536544" calcext:value-type="float">
            <text:p>3.8891536544</text:p>
          </table:table-cell>
          <table:table-cell table:formula="of:=[.D69]/([.C69]*[.C69])" office:value-type="float" office:value="1.82452320060049" calcext:value-type="float">
            <text:p>1.8245232006</text:p>
          </table:table-cell>
          <table:table-cell office:value-type="float" office:value="1.0765459984" calcext:value-type="float">
            <text:p>1.0765459984</text:p>
          </table:table-cell>
          <table:table-cell office:value-type="float" office:value="2.6638038729" calcext:value-type="float">
            <text:p>2.6638038729</text:p>
          </table:table-cell>
          <table:table-cell office:value-type="float" office:value="0.3327196878" calcext:value-type="float">
            <text:p>0.3327196878</text:p>
          </table:table-cell>
          <table:table-cell office:value-type="float" office:value="0.2278901971" calcext:value-type="float">
            <text:p>0.2278901971</text:p>
          </table:table-cell>
          <table:table-cell table:formula="of:=[.H69]/([.C69]*[.C69])" office:value-type="float" office:value="0.156089176111841" calcext:value-type="float">
            <text:p>0.1560891761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1.4423076923" calcext:value-type="float">
            <text:p>1.4423076923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2.8444374029" calcext:value-type="float">
            <text:p>2.8444374029</text:p>
          </table:table-cell>
          <table:table-cell office:value-type="float" office:value="7.1110935072" calcext:value-type="float">
            <text:p>7.1110935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2.9426083323" calcext:value-type="float">
            <text:p>2.9426083323</text:p>
          </table:table-cell>
          <table:table-cell table:formula="of:=[.D70]/([.C70]*[.C70])" office:value-type="float" office:value="1.38046928706136" calcext:value-type="float">
            <text:p>1.3804692871</text:p>
          </table:table-cell>
          <table:table-cell office:value-type="float" office:value="0.8911720584" calcext:value-type="float">
            <text:p>0.8911720584</text:p>
          </table:table-cell>
          <table:table-cell office:value-type="float" office:value="2.0154851591" calcext:value-type="float">
            <text:p>2.0154851591</text:p>
          </table:table-cell>
          <table:table-cell office:value-type="float" office:value="0.3414605781" calcext:value-type="float">
            <text:p>0.3414605781</text:p>
          </table:table-cell>
          <table:table-cell office:value-type="float" office:value="0.2338771083" calcext:value-type="float">
            <text:p>0.2338771083</text:p>
          </table:table-cell>
          <table:table-cell table:formula="of:=[.H70]/([.C70]*[.C70])" office:value-type="float" office:value="0.160189800197035" calcext:value-type="float">
            <text:p>0.1601898002</text:p>
          </table:table-cell>
          <table:table-cell office:value-type="float" office:value="2.5" calcext:value-type="float">
            <text:p>2.5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2.5932844144" calcext:value-type="float">
            <text:p>2.5932844144</text:p>
          </table:table-cell>
          <table:table-cell office:value-type="float" office:value="6.4832110359" calcext:value-type="float">
            <text:p>6.48321103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2.4187436269" calcext:value-type="float">
            <text:p>2.4187436269</text:p>
          </table:table-cell>
          <table:table-cell table:formula="of:=[.D71]/([.C71]*[.C71])" office:value-type="float" office:value="1.13470802538" calcext:value-type="float">
            <text:p>1.1347080254</text:p>
          </table:table-cell>
          <table:table-cell office:value-type="float" office:value="0.8532525263" calcext:value-type="float">
            <text:p>0.8532525263</text:p>
          </table:table-cell>
          <table:table-cell office:value-type="float" office:value="1.6566737171" calcext:value-type="float">
            <text:p>1.6566737171</text:p>
          </table:table-cell>
          <table:table-cell office:value-type="float" office:value="0.4348073392" calcext:value-type="float">
            <text:p>0.4348073392</text:p>
          </table:table-cell>
          <table:table-cell office:value-type="float" office:value="0.2978132461" calcext:value-type="float">
            <text:p>0.2978132461</text:p>
          </table:table-cell>
          <table:table-cell table:formula="of:=[.H71]/([.C71]*[.C71])" office:value-type="float" office:value="0.203981675361231" calcext:value-type="float">
            <text:p>0.2039816754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884615385" calcext:value-type="float">
            <text:p>2.2884615385</text:p>
          </table:table-cell>
          <table:table-cell office:value-type="float" office:value="17.3076923077" calcext:value-type="float">
            <text:p>17.3076923077</text:p>
          </table:table-cell>
          <table:table-cell office:value-type="float" office:value="2.3344400555" calcext:value-type="float">
            <text:p>2.3344400555</text:p>
          </table:table-cell>
          <table:table-cell office:value-type="float" office:value="5.8361001386" calcext:value-type="float">
            <text:p>5.83610013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1.7669030203" calcext:value-type="float">
            <text:p>1.7669030203</text:p>
          </table:table-cell>
          <table:table-cell table:formula="of:=[.D72]/([.C72]*[.C72])" office:value-type="float" office:value="0.828909279555264" calcext:value-type="float">
            <text:p>0.8289092796</text:p>
          </table:table-cell>
          <table:table-cell office:value-type="float" office:value="0.6589689669" calcext:value-type="float">
            <text:p>0.6589689669</text:p>
          </table:table-cell>
          <table:table-cell office:value-type="float" office:value="1.2102075481" calcext:value-type="float">
            <text:p>1.2102075481</text:p>
          </table:table-cell>
          <table:table-cell office:value-type="float" office:value="0.3278551961" calcext:value-type="float">
            <text:p>0.3278551961</text:p>
          </table:table-cell>
          <table:table-cell office:value-type="float" office:value="0.2245583535" calcext:value-type="float">
            <text:p>0.2245583535</text:p>
          </table:table-cell>
          <table:table-cell table:formula="of:=[.H72]/([.C72]*[.C72])" office:value-type="float" office:value="0.153807091433665" calcext:value-type="float">
            <text:p>0.1538070914</text:p>
          </table:table-cell>
          <table:table-cell office:value-type="float" office:value="2.6153846154" calcext:value-type="float">
            <text:p>2.6153846154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1.8763715953" calcext:value-type="float">
            <text:p>1.8763715953</text:p>
          </table:table-cell>
          <table:table-cell office:value-type="float" office:value="4.6909289883" calcext:value-type="float">
            <text:p>4.690928988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5.6932786054" calcext:value-type="float">
            <text:p>5.6932786054</text:p>
          </table:table-cell>
          <table:table-cell table:formula="of:=[.D74]/([.C74]*[.C74])" office:value-type="float" office:value="2.67089444802027" calcext:value-type="float">
            <text:p>2.670894448</text:p>
          </table:table-cell>
          <table:table-cell office:value-type="float" office:value="1.1939462242" calcext:value-type="float">
            <text:p>1.1939462242</text:p>
          </table:table-cell>
          <table:table-cell office:value-type="float" office:value="3.8995058941" calcext:value-type="float">
            <text:p>3.8995058941</text:p>
          </table:table-cell>
          <table:table-cell office:value-type="float" office:value="0.1894307474" calcext:value-type="float">
            <text:p>0.1894307474</text:p>
          </table:table-cell>
          <table:table-cell office:value-type="float" office:value="0.1297470872" calcext:value-type="float">
            <text:p>0.1297470872</text:p>
          </table:table-cell>
          <table:table-cell table:formula="of:=[.H74]/([.C74]*[.C74])" office:value-type="float" office:value="0.088867867986489" calcext:value-type="float">
            <text:p>0.088867868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  <table:table-cell office:value-type="float" office:value="3.8343965057" calcext:value-type="float">
            <text:p>3.8343965057</text:p>
          </table:table-cell>
          <table:table-cell office:value-type="float" office:value="9.5859912642" calcext:value-type="float">
            <text:p>9.5859912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4.8922578141" calcext:value-type="float">
            <text:p>4.8922578141</text:p>
          </table:table-cell>
          <table:table-cell table:formula="of:=[.D75]/([.C75]*[.C75])" office:value-type="float" office:value="2.29511062774442" calcext:value-type="float">
            <text:p>2.2951106277</text:p>
          </table:table-cell>
          <table:table-cell office:value-type="float" office:value="1.0607052103" calcext:value-type="float">
            <text:p>1.0607052103</text:p>
          </table:table-cell>
          <table:table-cell office:value-type="float" office:value="3.3508615165" calcext:value-type="float">
            <text:p>3.3508615165</text:p>
          </table:table-cell>
          <table:table-cell office:value-type="float" office:value="0.2322356958" calcext:value-type="float">
            <text:p>0.2322356958</text:p>
          </table:table-cell>
          <table:table-cell office:value-type="float" office:value="0.1590655451" calcext:value-type="float">
            <text:p>0.1590655451</text:p>
          </table:table-cell>
          <table:table-cell table:formula="of:=[.H75]/([.C75]*[.C75])" office:value-type="float" office:value="0.108949003471571" calcext:value-type="float">
            <text:p>0.1089490035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307692308" calcext:value-type="float">
            <text:p>1.230769230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3.6492426373" calcext:value-type="float">
            <text:p>3.6492426373</text:p>
          </table:table-cell>
          <table:table-cell office:value-type="float" office:value="9.1231065932" calcext:value-type="float">
            <text:p>9.1231065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3.7001660501" calcext:value-type="float">
            <text:p>3.7001660501</text:p>
          </table:table-cell>
          <table:table-cell table:formula="of:=[.D76]/([.C76]*[.C76])" office:value-type="float" office:value="1.73586322485457" calcext:value-type="float">
            <text:p>1.7358632249</text:p>
          </table:table-cell>
          <table:table-cell office:value-type="float" office:value="1.0688576668" calcext:value-type="float">
            <text:p>1.0688576668</text:p>
          </table:table-cell>
          <table:table-cell office:value-type="float" office:value="2.5343603083" calcext:value-type="float">
            <text:p>2.5343603083</text:p>
          </table:table-cell>
          <table:table-cell office:value-type="float" office:value="0.3059389724" calcext:value-type="float">
            <text:p>0.3059389724</text:p>
          </table:table-cell>
          <table:table-cell office:value-type="float" office:value="0.2095472414" calcext:value-type="float">
            <text:p>0.2095472414</text:p>
          </table:table-cell>
          <table:table-cell table:formula="of:=[.H76]/([.C76]*[.C76])" office:value-type="float" office:value="0.143525507787577" calcext:value-type="float">
            <text:p>0.1435255078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2.856819066" calcext:value-type="float">
            <text:p>2.856819066</text:p>
          </table:table-cell>
          <table:table-cell office:value-type="float" office:value="7.1420476651" calcext:value-type="float">
            <text:p>7.1420476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2.489028888" calcext:value-type="float">
            <text:p>2.489028888</text:p>
          </table:table-cell>
          <table:table-cell table:formula="of:=[.D77]/([.C77]*[.C77])" office:value-type="float" office:value="1.16768103208857" calcext:value-type="float">
            <text:p>1.1676810321</text:p>
          </table:table-cell>
          <table:table-cell office:value-type="float" office:value="0.8472122877" calcext:value-type="float">
            <text:p>0.8472122877</text:p>
          </table:table-cell>
          <table:table-cell office:value-type="float" office:value="1.7048143068" calcext:value-type="float">
            <text:p>1.7048143068</text:p>
          </table:table-cell>
          <table:table-cell office:value-type="float" office:value="0.3001245934" calcext:value-type="float">
            <text:p>0.3001245934</text:p>
          </table:table-cell>
          <table:table-cell office:value-type="float" office:value="0.20556479" calcext:value-type="float">
            <text:p>0.20556479</text:p>
          </table:table-cell>
          <table:table-cell table:formula="of:=[.H77]/([.C77]*[.C77])" office:value-type="float" office:value="0.140797801369863" calcext:value-type="float">
            <text:p>0.1407978014</text:p>
          </table:table-cell>
          <table:table-cell office:value-type="float" office:value="2.3461538462" calcext:value-type="float">
            <text:p>2.3461538462</text:p>
          </table:table-cell>
          <table:table-cell office:value-type="float" office:value="2.1153846154" calcext:value-type="float">
            <text:p>2.1153846154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2.3843960505" calcext:value-type="float">
            <text:p>2.3843960505</text:p>
          </table:table-cell>
          <table:table-cell office:value-type="float" office:value="5.9609901262" calcext:value-type="float">
            <text:p>5.9609901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1.7845423745" calcext:value-type="float">
            <text:p>1.7845423745</text:p>
          </table:table-cell>
          <table:table-cell table:formula="of:=[.D78]/([.C78]*[.C78])" office:value-type="float" office:value="0.837184450412835" calcext:value-type="float">
            <text:p>0.8371844504</text:p>
          </table:table-cell>
          <table:table-cell office:value-type="float" office:value="0.6625009864" calcext:value-type="float">
            <text:p>0.6625009864</text:p>
          </table:table-cell>
          <table:table-cell office:value-type="float" office:value="1.2222892976" calcext:value-type="float">
            <text:p>1.2222892976</text:p>
          </table:table-cell>
          <table:table-cell office:value-type="float" office:value="0.3541234032" calcext:value-type="float">
            <text:p>0.3541234032</text:p>
          </table:table-cell>
          <table:table-cell office:value-type="float" office:value="0.2425502762" calcext:value-type="float">
            <text:p>0.2425502762</text:p>
          </table:table-cell>
          <table:table-cell table:formula="of:=[.H78]/([.C78]*[.C78])" office:value-type="float" office:value="0.166130326139989" calcext:value-type="float">
            <text:p>0.1661303261</text:p>
          </table:table-cell>
          <table:table-cell office:value-type="float" office:value="2.4807692308" calcext:value-type="float">
            <text:p>2.480769230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1.5384615385" calcext:value-type="float">
            <text:p>11.5384615385</text:p>
          </table:table-cell>
          <table:table-cell office:value-type="float" office:value="1.8972785934" calcext:value-type="float">
            <text:p>1.8972785934</text:p>
          </table:table-cell>
          <table:table-cell office:value-type="float" office:value="4.7431964836" calcext:value-type="float">
            <text:p>4.74319648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1.2956814088" calcext:value-type="float">
            <text:p>1.2956814088</text:p>
          </table:table-cell>
          <table:table-cell table:formula="of:=[.D79]/([.C79]*[.C79])" office:value-type="float" office:value="0.607844534058923" calcext:value-type="float">
            <text:p>0.6078445341</text:p>
          </table:table-cell>
          <table:table-cell office:value-type="float" office:value="0.4454435943" calcext:value-type="float">
            <text:p>0.4454435943</text:p>
          </table:table-cell>
          <table:table-cell office:value-type="float" office:value="0.8874530197" calcext:value-type="float">
            <text:p>0.8874530197</text:p>
          </table:table-cell>
          <table:table-cell office:value-type="float" office:value="0.3279028276" calcext:value-type="float">
            <text:p>0.3279028276</text:p>
          </table:table-cell>
          <table:table-cell office:value-type="float" office:value="0.2245909778" calcext:value-type="float">
            <text:p>0.2245909778</text:p>
          </table:table-cell>
          <table:table-cell table:formula="of:=[.H79]/([.C79]*[.C79])" office:value-type="float" office:value="0.153829436854945" calcext:value-type="float">
            <text:p>0.1538294369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7.6923076923" calcext:value-type="float">
            <text:p>7.6923076923</text:p>
          </table:table-cell>
          <table:table-cell office:value-type="float" office:value="1.6298043744" calcext:value-type="float">
            <text:p>1.6298043744</text:p>
          </table:table-cell>
          <table:table-cell office:value-type="float" office:value="4.0745109359" calcext:value-type="float">
            <text:p>4.0745109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0.8995521622" calcext:value-type="float">
            <text:p>0.8995521622</text:p>
          </table:table-cell>
          <table:table-cell table:formula="of:=[.D80]/([.C80]*[.C80])" office:value-type="float" office:value="0.422007957496716" calcext:value-type="float">
            <text:p>0.4220079575</text:p>
          </table:table-cell>
          <table:table-cell office:value-type="float" office:value="0.3097216262" calcext:value-type="float">
            <text:p>0.3097216262</text:p>
          </table:table-cell>
          <table:table-cell office:value-type="float" office:value="0.616131618" calcext:value-type="float">
            <text:p>0.616131618</text:p>
          </table:table-cell>
          <table:table-cell office:value-type="float" office:value="0.2744268136" calcext:value-type="float">
            <text:p>0.2744268136</text:p>
          </table:table-cell>
          <table:table-cell office:value-type="float" office:value="0.1879635709" calcext:value-type="float">
            <text:p>0.1879635709</text:p>
          </table:table-cell>
          <table:table-cell table:formula="of:=[.H80]/([.C80]*[.C80])" office:value-type="float" office:value="0.12874217188966" calcext:value-type="float">
            <text:p>0.1287421719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115384615" calcext:value-type="float">
            <text:p>1.2115384615</text:p>
          </table:table-cell>
          <table:table-cell office:value-type="float" office:value="3.8461538462" calcext:value-type="float">
            <text:p>3.8461538462</text:p>
          </table:table-cell>
          <table:table-cell office:value-type="float" office:value="1.1459817638" calcext:value-type="float">
            <text:p>1.1459817638</text:p>
          </table:table-cell>
          <table:table-cell office:value-type="float" office:value="2.8649544094" calcext:value-type="float">
            <text:p>2.864954409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5.1946547283" calcext:value-type="float">
            <text:p>5.1946547283</text:p>
          </table:table-cell>
          <table:table-cell table:formula="of:=[.D82]/([.C82]*[.C82])" office:value-type="float" office:value="2.4369744456277" calcext:value-type="float">
            <text:p>2.4369744456</text:p>
          </table:table-cell>
          <table:table-cell office:value-type="float" office:value="1.1438089224" calcext:value-type="float">
            <text:p>1.1438089224</text:p>
          </table:table-cell>
          <table:table-cell office:value-type="float" office:value="3.5579826906" calcext:value-type="float">
            <text:p>3.5579826906</text:p>
          </table:table-cell>
          <table:table-cell office:value-type="float" office:value="0.1879310127" calcext:value-type="float">
            <text:p>0.1879310127</text:p>
          </table:table-cell>
          <table:table-cell office:value-type="float" office:value="0.1287198717" calcext:value-type="float">
            <text:p>0.1287198717</text:p>
          </table:table-cell>
          <table:table-cell table:formula="of:=[.H82]/([.C82]*[.C82])" office:value-type="float" office:value="0.0881642956933759" calcext:value-type="float">
            <text:p>0.0881642957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538461538" calcext:value-type="float">
            <text:p>0.653846153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3.4313835167" calcext:value-type="float">
            <text:p>3.4313835167</text:p>
          </table:table-cell>
          <table:table-cell office:value-type="float" office:value="8.5784587917" calcext:value-type="float">
            <text:p>8.5784587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3.8763373509" calcext:value-type="float">
            <text:p>3.8763373509</text:p>
          </table:table-cell>
          <table:table-cell table:formula="of:=[.D83]/([.C83]*[.C83])" office:value-type="float" office:value="1.81851067315631" calcext:value-type="float">
            <text:p>1.8185106732</text:p>
          </table:table-cell>
          <table:table-cell office:value-type="float" office:value="1.0691676574" calcext:value-type="float">
            <text:p>1.0691676574</text:p>
          </table:table-cell>
          <table:table-cell office:value-type="float" office:value="2.6550255828" calcext:value-type="float">
            <text:p>2.6550255828</text:p>
          </table:table-cell>
          <table:table-cell office:value-type="float" office:value="0.3483739607" calcext:value-type="float">
            <text:p>0.3483739607</text:p>
          </table:table-cell>
          <table:table-cell office:value-type="float" office:value="0.2386123018" calcext:value-type="float">
            <text:p>0.2386123018</text:p>
          </table:table-cell>
          <table:table-cell table:formula="of:=[.H83]/([.C83]*[.C83])" office:value-type="float" office:value="0.163433083458435" calcext:value-type="float">
            <text:p>0.1634330835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2.8313241276" calcext:value-type="float">
            <text:p>2.8313241276</text:p>
          </table:table-cell>
          <table:table-cell office:value-type="float" office:value="7.078310319" calcext:value-type="float">
            <text:p>7.078310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2.7720690721" calcext:value-type="float">
            <text:p>2.7720690721</text:p>
          </table:table-cell>
          <table:table-cell table:formula="of:=[.D84]/([.C84]*[.C84])" office:value-type="float" office:value="1.30046400455057" calcext:value-type="float">
            <text:p>1.3004640046</text:p>
          </table:table-cell>
          <table:table-cell office:value-type="float" office:value="0.9373872319" calcext:value-type="float">
            <text:p>0.9373872319</text:p>
          </table:table-cell>
          <table:table-cell office:value-type="float" office:value="1.8986774467" calcext:value-type="float">
            <text:p>1.8986774467</text:p>
          </table:table-cell>
          <table:table-cell office:value-type="float" office:value="0.4778661357" calcext:value-type="float">
            <text:p>0.4778661357</text:p>
          </table:table-cell>
          <table:table-cell office:value-type="float" office:value="0.3273055724" calcext:value-type="float">
            <text:p>0.3273055724</text:p>
          </table:table-cell>
          <table:table-cell table:formula="of:=[.H84]/([.C84]*[.C84])" office:value-type="float" office:value="0.224181898902233" calcext:value-type="float">
            <text:p>0.2241818989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692307692" calcext:value-type="float">
            <text:p>2.2692307692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2.9895276946" calcext:value-type="float">
            <text:p>2.9895276946</text:p>
          </table:table-cell>
          <table:table-cell office:value-type="float" office:value="7.4738192366" calcext:value-type="float">
            <text:p>7.47381923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1.6443746676" calcext:value-type="float">
            <text:p>1.6443746676</text:p>
          </table:table-cell>
          <table:table-cell table:formula="of:=[.D85]/([.C85]*[.C85])" office:value-type="float" office:value="0.771427410208294" calcext:value-type="float">
            <text:p>0.7714274102</text:p>
          </table:table-cell>
          <table:table-cell office:value-type="float" office:value="0.5733015825" calcext:value-type="float">
            <text:p>0.5733015825</text:p>
          </table:table-cell>
          <table:table-cell office:value-type="float" office:value="1.1262840189" calcext:value-type="float">
            <text:p>1.1262840189</text:p>
          </table:table-cell>
          <table:table-cell office:value-type="float" office:value="0.3379406349" calcext:value-type="float">
            <text:p>0.3379406349</text:p>
          </table:table-cell>
          <table:table-cell office:value-type="float" office:value="0.2314661883" calcext:value-type="float">
            <text:p>0.2314661883</text:p>
          </table:table-cell>
          <table:table-cell table:formula="of:=[.H85]/([.C85]*[.C85])" office:value-type="float" office:value="0.158538485128542" calcext:value-type="float">
            <text:p>0.1585384851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1.7926514643" calcext:value-type="float">
            <text:p>1.7926514643</text:p>
          </table:table-cell>
          <table:table-cell office:value-type="float" office:value="4.4816286608" calcext:value-type="float">
            <text:p>4.4816286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1.1176349742" calcext:value-type="float">
            <text:p>1.1176349742</text:p>
          </table:table-cell>
          <table:table-cell table:formula="of:=[.D86]/([.C86]*[.C86])" office:value-type="float" office:value="0.524317402045412" calcext:value-type="float">
            <text:p>0.524317402</text:p>
          </table:table-cell>
          <table:table-cell office:value-type="float" office:value="0.3837458311" calcext:value-type="float">
            <text:p>0.3837458311</text:p>
          </table:table-cell>
          <table:table-cell office:value-type="float" office:value="0.765503407" calcext:value-type="float">
            <text:p>0.765503407</text:p>
          </table:table-cell>
          <table:table-cell office:value-type="float" office:value="0.3375362663" calcext:value-type="float">
            <text:p>0.3375362663</text:p>
          </table:table-cell>
          <table:table-cell office:value-type="float" office:value="0.2311892235" calcext:value-type="float">
            <text:p>0.2311892235</text:p>
          </table:table-cell>
          <table:table-cell table:formula="of:=[.H86]/([.C86]*[.C86])" office:value-type="float" office:value="0.158348783214487" calcext:value-type="float">
            <text:p>0.1583487832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.7692307692" calcext:value-type="float">
            <text:p>1.7692307692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1.3323986309" calcext:value-type="float">
            <text:p>1.3323986309</text:p>
          </table:table-cell>
          <table:table-cell office:value-type="float" office:value="3.3309965771" calcext:value-type="float">
            <text:p>3.33099657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0.7600555986" calcext:value-type="float">
            <text:p>0.7600555986</text:p>
          </table:table-cell>
          <table:table-cell table:formula="of:=[.D87]/([.C87]*[.C87])" office:value-type="float" office:value="0.356565771533121" calcext:value-type="float">
            <text:p>0.3565657715</text:p>
          </table:table-cell>
          <table:table-cell office:value-type="float" office:value="0.2627815332" calcext:value-type="float">
            <text:p>0.2627815332</text:p>
          </table:table-cell>
          <table:table-cell office:value-type="float" office:value="0.5205860265" calcext:value-type="float">
            <text:p>0.5205860265</text:p>
          </table:table-cell>
          <table:table-cell office:value-type="float" office:value="0.1858160155" calcext:value-type="float">
            <text:p>0.1858160155</text:p>
          </table:table-cell>
          <table:table-cell office:value-type="float" office:value="0.1272712435" calcext:value-type="float">
            <text:p>0.1272712435</text:p>
          </table:table-cell>
          <table:table-cell table:formula="of:=[.H87]/([.C87]*[.C87])" office:value-type="float" office:value="0.0871720845843498" calcext:value-type="float">
            <text:p>0.0871720846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office:value-type="float" office:value="1.1866540916" calcext:value-type="float">
            <text:p>1.1866540916</text:p>
          </table:table-cell>
          <table:table-cell office:value-type="float" office:value="2.966635229" calcext:value-type="float">
            <text:p>2.9666352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0.5368159248" calcext:value-type="float">
            <text:p>0.5368159248</text:p>
          </table:table-cell>
          <table:table-cell table:formula="of:=[.D88]/([.C88]*[.C88])" office:value-type="float" office:value="0.251837082379433" calcext:value-type="float">
            <text:p>0.2518370824</text:p>
          </table:table-cell>
          <table:table-cell office:value-type="float" office:value="0.1833585984" calcext:value-type="float">
            <text:p>0.1833585984</text:p>
          </table:table-cell>
          <table:table-cell office:value-type="float" office:value="0.3676821403" calcext:value-type="float">
            <text:p>0.3676821403</text:p>
          </table:table-cell>
          <table:table-cell office:value-type="float" office:value="0.1972447558" calcext:value-type="float">
            <text:p>0.1972447558</text:p>
          </table:table-cell>
          <table:table-cell office:value-type="float" office:value="0.1350991478" calcext:value-type="float">
            <text:p>0.1350991478</text:p>
          </table:table-cell>
          <table:table-cell table:formula="of:=[.H88]/([.C88]*[.C88])" office:value-type="float" office:value="0.0925336628823419" calcext:value-type="float">
            <text:p>0.0925336629</text:p>
          </table:table-cell>
          <table:table-cell table:number-columns-repeated="2" office:value-type="float" office:value="0.7692307692" calcext:value-type="float">
            <text:p>0.7692307692</text:p>
          </table:table-cell>
          <table:table-cell office:value-type="float" office:value="0" calcext:value-type="float">
            <text:p>0</text:p>
          </table:table-cell>
          <table:table-cell office:value-type="float" office:value="0.9037603136" calcext:value-type="float">
            <text:p>0.9037603136</text:p>
          </table:table-cell>
          <table:table-cell office:value-type="float" office:value="2.259400784" calcext:value-type="float">
            <text:p>2.25940078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3.6009293687" calcext:value-type="float">
            <text:p>3.6009293687</text:p>
          </table:table-cell>
          <table:table-cell table:formula="of:=[.D90]/([.C90]*[.C90])" office:value-type="float" office:value="1.68930820449428" calcext:value-type="float">
            <text:p>1.6893082045</text:p>
          </table:table-cell>
          <table:table-cell office:value-type="float" office:value="1.3009007559" calcext:value-type="float">
            <text:p>1.3009007559</text:p>
          </table:table-cell>
          <table:table-cell office:value-type="float" office:value="2.4663899785" calcext:value-type="float">
            <text:p>2.4663899785</text:p>
          </table:table-cell>
          <table:table-cell office:value-type="float" office:value="0.2485489177" calcext:value-type="float">
            <text:p>0.2485489177</text:p>
          </table:table-cell>
          <table:table-cell office:value-type="float" office:value="0.1702389847" calcext:value-type="float">
            <text:p>0.1702389847</text:p>
          </table:table-cell>
          <table:table-cell table:formula="of:=[.H90]/([.C90]*[.C90])" office:value-type="float" office:value="0.116602044332896" calcext:value-type="float">
            <text:p>0.1166020443</text:p>
          </table:table-cell>
          <table:table-cell office:value-type="float" office:value="0.9807692308" calcext:value-type="float">
            <text:p>0.9807692308</text:p>
          </table:table-cell>
          <table:table-cell office:value-type="float" office:value="0.9423076923" calcext:value-type="float">
            <text:p>0.9423076923</text:p>
          </table:table-cell>
          <table:table-cell office:value-type="float" office:value="3.8461538462" calcext:value-type="float">
            <text:p>3.8461538462</text:p>
          </table:table-cell>
          <table:table-cell office:value-type="float" office:value="2.8372671199" calcext:value-type="float">
            <text:p>2.8372671199</text:p>
          </table:table-cell>
          <table:table-cell office:value-type="float" office:value="7.0931677998" calcext:value-type="float">
            <text:p>7.0931677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2.3071346971" calcext:value-type="float">
            <text:p>2.3071346971</text:p>
          </table:table-cell>
          <table:table-cell table:formula="of:=[.D91]/([.C91]*[.C91])" office:value-type="float" office:value="1.08234879766373" calcext:value-type="float">
            <text:p>1.0823487977</text:p>
          </table:table-cell>
          <table:table-cell office:value-type="float" office:value="0.8532241084" calcext:value-type="float">
            <text:p>0.8532241084</text:p>
          </table:table-cell>
          <table:table-cell office:value-type="float" office:value="1.5802292446" calcext:value-type="float">
            <text:p>1.5802292446</text:p>
          </table:table-cell>
          <table:table-cell office:value-type="float" office:value="0.4775565538" calcext:value-type="float">
            <text:p>0.4775565538</text:p>
          </table:table-cell>
          <table:table-cell office:value-type="float" office:value="0.32709353" calcext:value-type="float">
            <text:p>0.32709353</text:p>
          </table:table-cell>
          <table:table-cell table:formula="of:=[.H91]/([.C91]*[.C91])" office:value-type="float" office:value="0.224036664383562" calcext:value-type="float">
            <text:p>0.2240366644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2.3269230769" calcext:value-type="float">
            <text:p>2.3269230769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2.4640562898" calcext:value-type="float">
            <text:p>2.4640562898</text:p>
          </table:table-cell>
          <table:table-cell office:value-type="float" office:value="6.1601407246" calcext:value-type="float">
            <text:p>6.1601407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1.3394082631" calcext:value-type="float">
            <text:p>1.3394082631</text:p>
          </table:table-cell>
          <table:table-cell table:formula="of:=[.D92]/([.C92]*[.C92])" office:value-type="float" office:value="0.628358164336649" calcext:value-type="float">
            <text:p>0.6283581643</text:p>
          </table:table-cell>
          <table:table-cell office:value-type="float" office:value="0.5436045159" calcext:value-type="float">
            <text:p>0.5436045159</text:p>
          </table:table-cell>
          <table:table-cell office:value-type="float" office:value="0.91740292" calcext:value-type="float">
            <text:p>0.91740292</text:p>
          </table:table-cell>
          <table:table-cell office:value-type="float" office:value="0.281217873" calcext:value-type="float">
            <text:p>0.281217873</text:p>
          </table:table-cell>
          <table:table-cell office:value-type="float" office:value="0.1926149815" calcext:value-type="float">
            <text:p>0.1926149815</text:p>
          </table:table-cell>
          <table:table-cell table:formula="of:=[.H92]/([.C92]*[.C92])" office:value-type="float" office:value="0.131928069525239" calcext:value-type="float">
            <text:p>0.1319280695</text:p>
          </table:table-cell>
          <table:table-cell office:value-type="float" office:value="1.9038461539" calcext:value-type="float">
            <text:p>1.9038461539</text:p>
          </table:table-cell>
          <table:table-cell office:value-type="float" office:value="1.75" calcext:value-type="float">
            <text:p>1.75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1.8518924129" calcext:value-type="float">
            <text:p>1.8518924129</text:p>
          </table:table-cell>
          <table:table-cell office:value-type="float" office:value="4.6297310322" calcext:value-type="float">
            <text:p>4.6297310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8361784777" calcext:value-type="float">
            <text:p>0.8361784777</text:p>
          </table:table-cell>
          <table:table-cell table:formula="of:=[.D93]/([.C93]*[.C93])" office:value-type="float" office:value="0.392277386798649" calcext:value-type="float">
            <text:p>0.3922773868</text:p>
          </table:table-cell>
          <table:table-cell office:value-type="float" office:value="0.3191419813" calcext:value-type="float">
            <text:p>0.3191419813</text:p>
          </table:table-cell>
          <table:table-cell office:value-type="float" office:value="0.5727249847" calcext:value-type="float">
            <text:p>0.5727249847</text:p>
          </table:table-cell>
          <table:table-cell office:value-type="float" office:value="0.2966395161" calcext:value-type="float">
            <text:p>0.2966395161</text:p>
          </table:table-cell>
          <table:table-cell office:value-type="float" office:value="0.2031777507" calcext:value-type="float">
            <text:p>0.2031777507</text:p>
          </table:table-cell>
          <table:table-cell table:formula="of:=[.H93]/([.C93]*[.C93])" office:value-type="float" office:value="0.139162842981798" calcext:value-type="float">
            <text:p>0.139162843</text:p>
          </table:table-cell>
          <table:table-cell office:value-type="float" office:value="1.4038461539" calcext:value-type="float">
            <text:p>1.4038461539</text:p>
          </table:table-cell>
          <table:table-cell office:value-type="float" office:value="1.1153846154" calcext:value-type="float">
            <text:p>1.1153846154</text:p>
          </table:table-cell>
          <table:table-cell office:value-type="float" office:value="3.8461538462" calcext:value-type="float">
            <text:p>3.8461538462</text:p>
          </table:table-cell>
          <table:table-cell office:value-type="float" office:value="1.3725789707" calcext:value-type="float">
            <text:p>1.3725789707</text:p>
          </table:table-cell>
          <table:table-cell office:value-type="float" office:value="3.4314474267" calcext:value-type="float">
            <text:p>3.43144742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5285359093" calcext:value-type="float">
            <text:p>0.5285359093</text:p>
          </table:table-cell>
          <table:table-cell table:formula="of:=[.D94]/([.C94]*[.C94])" office:value-type="float" office:value="0.24795266902796" calcext:value-type="float">
            <text:p>0.247952669</text:p>
          </table:table-cell>
          <table:table-cell office:value-type="float" office:value="0.1887168996" calcext:value-type="float">
            <text:p>0.1887168996</text:p>
          </table:table-cell>
          <table:table-cell office:value-type="float" office:value="0.3620108968" calcext:value-type="float">
            <text:p>0.3620108968</text:p>
          </table:table-cell>
          <table:table-cell office:value-type="float" office:value="0.1695206406" calcext:value-type="float">
            <text:p>0.1695206406</text:p>
          </table:table-cell>
          <table:table-cell office:value-type="float" office:value="0.1161100278" calcext:value-type="float">
            <text:p>0.1161100278</text:p>
          </table:table-cell>
          <table:table-cell table:formula="of:=[.H94]/([.C94]*[.C94])" office:value-type="float" office:value="0.0795274163069994" calcext:value-type="float">
            <text:p>0.079527416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053842908" calcext:value-type="float">
            <text:p>1.053842908</text:p>
          </table:table-cell>
          <table:table-cell office:value-type="float" office:value="2.6346072701" calcext:value-type="float">
            <text:p>2.63460727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3546035608" calcext:value-type="float">
            <text:p>0.3546035608</text:p>
          </table:table-cell>
          <table:table-cell table:formula="of:=[.D95]/([.C95]*[.C95])" office:value-type="float" office:value="0.166355583036217" calcext:value-type="float">
            <text:p>0.166355583</text:p>
          </table:table-cell>
          <table:table-cell office:value-type="float" office:value="0.1268798845" calcext:value-type="float">
            <text:p>0.1268798845</text:p>
          </table:table-cell>
          <table:table-cell office:value-type="float" office:value="0.2428791512" calcext:value-type="float">
            <text:p>0.2428791512</text:p>
          </table:table-cell>
          <table:table-cell office:value-type="float" office:value="0.1834929172" calcext:value-type="float">
            <text:p>0.1834929172</text:p>
          </table:table-cell>
          <table:table-cell office:value-type="float" office:value="0.1256800803" calcext:value-type="float">
            <text:p>0.1256800803</text:p>
          </table:table-cell>
          <table:table-cell table:formula="of:=[.H95]/([.C95]*[.C95])" office:value-type="float" office:value="0.0860822467629949" calcext:value-type="float">
            <text:p>0.0860822468</text:p>
          </table:table-cell>
          <table:table-cell table:number-columns-repeated="2" office:value-type="float" office:value="0.5192307692" calcext:value-type="float">
            <text:p>0.5192307692</text:p>
          </table:table-cell>
          <table:table-cell office:value-type="float" office:value="0" calcext:value-type="float">
            <text:p>0</text:p>
          </table:table-cell>
          <table:table-cell office:value-type="float" office:value="0.9716618015" calcext:value-type="float">
            <text:p>0.9716618015</text:p>
          </table:table-cell>
          <table:table-cell office:value-type="float" office:value="2.4291545037" calcext:value-type="float">
            <text:p>2.42915450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2506062422" calcext:value-type="float">
            <text:p>0.2506062422</text:p>
          </table:table-cell>
          <table:table-cell table:formula="of:=[.D96]/([.C96]*[.C96])" office:value-type="float" office:value="0.117567199380747" calcext:value-type="float">
            <text:p>0.1175671994</text:p>
          </table:table-cell>
          <table:table-cell office:value-type="float" office:value="0.0946930396" calcext:value-type="float">
            <text:p>0.0946930396</text:p>
          </table:table-cell>
          <table:table-cell office:value-type="float" office:value="0.1716481111" calcext:value-type="float">
            <text:p>0.1716481111</text:p>
          </table:table-cell>
          <table:table-cell office:value-type="float" office:value="0.1719822241" calcext:value-type="float">
            <text:p>0.1719822241</text:p>
          </table:table-cell>
          <table:table-cell office:value-type="float" office:value="0.1177960439" calcext:value-type="float">
            <text:p>0.1177960439</text:p>
          </table:table-cell>
          <table:table-cell table:formula="of:=[.H96]/([.C96]*[.C96])" office:value-type="float" office:value="0.0806822218521299" calcext:value-type="float">
            <text:p>0.0806822219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office:value-type="float" office:value="0.8439331958" calcext:value-type="float">
            <text:p>0.8439331958</text:p>
          </table:table-cell>
          <table:table-cell office:value-type="float" office:value="2.1098329894" calcext:value-type="float">
            <text:p>2.109832989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98]/([.C98]*[.C9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4229712" calcext:value-type="float">
            <text:p>0.2054229712</text:p>
          </table:table-cell>
          <table:table-cell office:value-type="float" office:value="0.0938004435" calcext:value-type="float">
            <text:p>0.0938004435</text:p>
          </table:table-cell>
          <table:table-cell table:formula="of:=[.H98]/([.C98]*[.C98])" office:value-type="float" office:value="0.0428312527261734" calcext:value-type="float">
            <text:p>0.0428312527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99]/([.C99]*[.C9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8403664" calcext:value-type="float">
            <text:p>0.1728403664</text:p>
          </table:table-cell>
          <table:table-cell office:value-type="float" office:value="0.0789225417" calcext:value-type="float">
            <text:p>0.0789225417</text:p>
          </table:table-cell>
          <table:table-cell table:formula="of:=[.H99]/([.C99]*[.C99])" office:value-type="float" office:value="0.0360376902900273" calcext:value-type="float">
            <text:p>0.0360376903</text:p>
          </table:table-cell>
          <table:table-cell table:number-columns-repeated="2" office:value-type="float" office:value="0.6346153846" calcext:value-type="float">
            <text:p>0.634615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100]/([.C100]*[.C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9210853" calcext:value-type="float">
            <text:p>0.2079210853</text:p>
          </table:table-cell>
          <table:table-cell office:value-type="float" office:value="0.0949411348" calcext:value-type="float">
            <text:p>0.0949411348</text:p>
          </table:table-cell>
          <table:table-cell table:formula="of:=[.H100]/([.C100]*[.C100])" office:value-type="float" office:value="0.0433521163653802" calcext:value-type="float">
            <text:p>0.0433521164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101]/([.C101]*[.C10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1908433" calcext:value-type="float">
            <text:p>0.1781908433</text:p>
          </table:table-cell>
          <table:table-cell office:value-type="float" office:value="0.0813656819" calcext:value-type="float">
            <text:p>0.0813656819</text:p>
          </table:table-cell>
          <table:table-cell table:formula="of:=[.H101]/([.C101]*[.C101])" office:value-type="float" office:value="0.037153279393674" calcext:value-type="float">
            <text:p>0.0371532794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102]/([.C102]*[.C10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5737836" calcext:value-type="float">
            <text:p>0.1895737836</text:p>
          </table:table-cell>
          <table:table-cell office:value-type="float" office:value="0.0865633715" calcext:value-type="float">
            <text:p>0.0865633715</text:p>
          </table:table-cell>
          <table:table-cell table:formula="of:=[.H102]/([.C102]*[.C102])" office:value-type="float" office:value="0.0395266536560956" calcext:value-type="float">
            <text:p>0.0395266537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730769231" calcext:value-type="float">
            <text:p>0.6730769231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103]/([.C103]*[.C10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570673" calcext:value-type="float">
            <text:p>0.224570673</text:p>
          </table:table-cell>
          <table:table-cell office:value-type="float" office:value="0.1025436863" calcext:value-type="float">
            <text:p>0.1025436863</text:p>
          </table:table-cell>
          <table:table-cell table:formula="of:=[.H103]/([.C103]*[.C103])" office:value-type="float" office:value="0.0468236010508538" calcext:value-type="float">
            <text:p>0.0468236011</text:p>
          </table:table-cell>
          <table:table-cell table:number-columns-repeated="2" office:value-type="float" office:value="0.9038461538" calcext:value-type="float">
            <text:p>0.9038461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104]/([.C104]*[.C10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8450953" calcext:value-type="float">
            <text:p>0.1578450953</text:p>
          </table:table-cell>
          <table:table-cell office:value-type="float" office:value="0.072075386" calcext:value-type="float">
            <text:p>0.072075386</text:p>
          </table:table-cell>
          <table:table-cell table:formula="of:=[.H104]/([.C104]*[.C104])" office:value-type="float" office:value="0.0329111351514772" calcext:value-type="float">
            <text:p>0.0329111352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6.8705564362" calcext:value-type="float">
            <text:p>6.8705564362</text:p>
          </table:table-cell>
          <table:table-cell table:formula="of:=[.D106]/([.C106]*[.C106])" office:value-type="float" office:value="1.43252985471529" calcext:value-type="float">
            <text:p>1.4325298547</text:p>
          </table:table-cell>
          <table:table-cell office:value-type="float" office:value="2.8586537901" calcext:value-type="float">
            <text:p>2.8586537901</text:p>
          </table:table-cell>
          <table:table-cell office:value-type="float" office:value="3.1372403818" calcext:value-type="float">
            <text:p>3.1372403818</text:p>
          </table:table-cell>
          <table:table-cell office:value-type="float" office:value="0.2239215552" calcext:value-type="float">
            <text:p>0.2239215552</text:p>
          </table:table-cell>
          <table:table-cell office:value-type="float" office:value="0.1022472855" calcext:value-type="float">
            <text:p>0.1022472855</text:p>
          </table:table-cell>
          <table:table-cell table:formula="of:=[.H106]/([.C106]*[.C106])" office:value-type="float" office:value="0.0466882582097955" calcext:value-type="float">
            <text:p>0.0466882582</text:p>
          </table:table-cell>
          <table:table-cell office:value-type="float" office:value="0.9230769231" calcext:value-type="float">
            <text:p>0.9230769231</text:p>
          </table:table-cell>
          <table:table-cell office:value-type="float" office:value="0.8461538462" calcext:value-type="float">
            <text:p>0.8461538462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7.4283940573" calcext:value-type="float">
            <text:p>7.4283940573</text:p>
          </table:table-cell>
          <table:table-cell office:value-type="float" office:value="18.5709851432" calcext:value-type="float">
            <text:p>18.5709851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9.2530437624" calcext:value-type="float">
            <text:p>9.2530437624</text:p>
          </table:table-cell>
          <table:table-cell table:formula="of:=[.D107]/([.C107]*[.C107])" office:value-type="float" office:value="1.92928499455808" calcext:value-type="float">
            <text:p>1.9292849946</text:p>
          </table:table-cell>
          <table:table-cell office:value-type="float" office:value="3.8291259425" calcext:value-type="float">
            <text:p>3.8291259425</text:p>
          </table:table-cell>
          <table:table-cell office:value-type="float" office:value="4.2251341381" calcext:value-type="float">
            <text:p>4.2251341381</text:p>
          </table:table-cell>
          <table:table-cell office:value-type="float" office:value="0.2614397429" calcext:value-type="float">
            <text:p>0.2614397429</text:p>
          </table:table-cell>
          <table:table-cell office:value-type="float" office:value="0.119378878" calcext:value-type="float">
            <text:p>0.119378878</text:p>
          </table:table-cell>
          <table:table-cell table:formula="of:=[.H107]/([.C107]*[.C107])" office:value-type="float" office:value="0.0545109032130272" calcext:value-type="float">
            <text:p>0.0545109032</text:p>
          </table:table-cell>
          <table:table-cell table:number-columns-repeated="2" office:value-type="float" office:value="0.7884615385" calcext:value-type="float">
            <text:p>0.7884615385</text:p>
          </table:table-cell>
          <table:table-cell office:value-type="float" office:value="0" calcext:value-type="float">
            <text:p>0</text:p>
          </table:table-cell>
          <table:table-cell office:value-type="float" office:value="7.0345013212" calcext:value-type="float">
            <text:p>7.0345013212</text:p>
          </table:table-cell>
          <table:table-cell office:value-type="float" office:value="17.586253303" calcext:value-type="float">
            <text:p>17.586253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1.0297525142" calcext:value-type="float">
            <text:p>11.0297525142</text:p>
          </table:table-cell>
          <table:table-cell table:formula="of:=[.D108]/([.C108]*[.C108])" office:value-type="float" office:value="2.29973364070808" calcext:value-type="float">
            <text:p>2.2997336407</text:p>
          </table:table-cell>
          <table:table-cell office:value-type="float" office:value="3.7192266861" calcext:value-type="float">
            <text:p>3.7192266861</text:p>
          </table:table-cell>
          <table:table-cell office:value-type="float" office:value="5.0364166732" calcext:value-type="float">
            <text:p>5.0364166732</text:p>
          </table:table-cell>
          <table:table-cell office:value-type="float" office:value="0.2561895512" calcext:value-type="float">
            <text:p>0.2561895512</text:p>
          </table:table-cell>
          <table:table-cell office:value-type="float" office:value="0.1169815302" calcext:value-type="float">
            <text:p>0.1169815302</text:p>
          </table:table-cell>
          <table:table-cell table:formula="of:=[.H108]/([.C108]*[.C108])" office:value-type="float" office:value="0.0534162238485436" calcext:value-type="float">
            <text:p>0.0534162238</text:p>
          </table:table-cell>
          <table:table-cell office:value-type="float" office:value="1.4615384615" calcext:value-type="float">
            <text:p>1.4615384615</text:p>
          </table:table-cell>
          <table:table-cell office:value-type="float" office:value="1.3653846154" calcext:value-type="float">
            <text:p>1.3653846154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7.0114514402" calcext:value-type="float">
            <text:p>7.0114514402</text:p>
          </table:table-cell>
          <table:table-cell office:value-type="float" office:value="17.5286286006" calcext:value-type="float">
            <text:p>17.5286286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1.9028009101" calcext:value-type="float">
            <text:p>11.9028009101</text:p>
          </table:table-cell>
          <table:table-cell table:formula="of:=[.D109]/([.C109]*[.C109])" office:value-type="float" office:value="2.48176662498697" calcext:value-type="float">
            <text:p>2.481766625</text:p>
          </table:table-cell>
          <table:table-cell office:value-type="float" office:value="3.0457850782" calcext:value-type="float">
            <text:p>3.0457850782</text:p>
          </table:table-cell>
          <table:table-cell office:value-type="float" office:value="5.4350689087" calcext:value-type="float">
            <text:p>5.4350689087</text:p>
          </table:table-cell>
          <table:table-cell office:value-type="float" office:value="0.3001807686" calcext:value-type="float">
            <text:p>0.3001807686</text:p>
          </table:table-cell>
          <table:table-cell office:value-type="float" office:value="0.1370688441" calcext:value-type="float">
            <text:p>0.1370688441</text:p>
          </table:table-cell>
          <table:table-cell table:formula="of:=[.H109]/([.C109]*[.C109])" office:value-type="float" office:value="0.0625885132920498" calcext:value-type="float">
            <text:p>0.0625885133</text:p>
          </table:table-cell>
          <table:table-cell office:value-type="float" office:value="1.5576923077" calcext:value-type="float">
            <text:p>1.5576923077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6.0045377413" calcext:value-type="float">
            <text:p>6.0045377413</text:p>
          </table:table-cell>
          <table:table-cell office:value-type="float" office:value="15.0113443533" calcext:value-type="float">
            <text:p>15.0113443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1.6946787034" calcext:value-type="float">
            <text:p>11.6946787034</text:p>
          </table:table-cell>
          <table:table-cell table:formula="of:=[.D110]/([.C110]*[.C110])" office:value-type="float" office:value="2.43837257425825" calcext:value-type="float">
            <text:p>2.4383725743</text:p>
          </table:table-cell>
          <table:table-cell office:value-type="float" office:value="2.7133623899" calcext:value-type="float">
            <text:p>2.7133623899</text:p>
          </table:table-cell>
          <table:table-cell office:value-type="float" office:value="5.3400359376" calcext:value-type="float">
            <text:p>5.3400359376</text:p>
          </table:table-cell>
          <table:table-cell office:value-type="float" office:value="0.3764911408" calcext:value-type="float">
            <text:p>0.3764911408</text:p>
          </table:table-cell>
          <table:table-cell office:value-type="float" office:value="0.1719137629" calcext:value-type="float">
            <text:p>0.1719137629</text:p>
          </table:table-cell>
          <table:table-cell table:formula="of:=[.H110]/([.C110]*[.C110])" office:value-type="float" office:value="0.0784994351243719" calcext:value-type="float">
            <text:p>0.0784994351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8461538462" calcext:value-type="float">
            <text:p>1.8461538462</text:p>
          </table:table-cell>
          <table:table-cell office:value-type="float" office:value="7.6923076923" calcext:value-type="float">
            <text:p>7.6923076923</text:p>
          </table:table-cell>
          <table:table-cell office:value-type="float" office:value="6.0046287785" calcext:value-type="float">
            <text:p>6.0046287785</text:p>
          </table:table-cell>
          <table:table-cell office:value-type="float" office:value="15.0115719462" calcext:value-type="float">
            <text:p>15.01157194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0.3302833799" calcext:value-type="float">
            <text:p>10.3302833799</text:p>
          </table:table-cell>
          <table:table-cell table:formula="of:=[.D111]/([.C111]*[.C111])" office:value-type="float" office:value="2.15389240839432" calcext:value-type="float">
            <text:p>2.1538924084</text:p>
          </table:table-cell>
          <table:table-cell office:value-type="float" office:value="2.6279706026" calcext:value-type="float">
            <text:p>2.6279706026</text:p>
          </table:table-cell>
          <table:table-cell office:value-type="float" office:value="4.7170243744" calcext:value-type="float">
            <text:p>4.7170243744</text:p>
          </table:table-cell>
          <table:table-cell office:value-type="float" office:value="0.2865636711" calcext:value-type="float">
            <text:p>0.2865636711</text:p>
          </table:table-cell>
          <table:table-cell office:value-type="float" office:value="0.1308509914" calcext:value-type="float">
            <text:p>0.1308509914</text:p>
          </table:table-cell>
          <table:table-cell table:formula="of:=[.H111]/([.C111]*[.C111])" office:value-type="float" office:value="0.0597493111277913" calcext:value-type="float">
            <text:p>0.0597493111</text:p>
          </table:table-cell>
          <table:table-cell office:value-type="float" office:value="1.9615384615" calcext:value-type="float">
            <text:p>1.9615384615</text:p>
          </table:table-cell>
          <table:table-cell office:value-type="float" office:value="1.75" calcext:value-type="float">
            <text:p>1.75</text:p>
          </table:table-cell>
          <table:table-cell office:value-type="float" office:value="11.5384615385" calcext:value-type="float">
            <text:p>11.5384615385</text:p>
          </table:table-cell>
          <table:table-cell office:value-type="float" office:value="5.3979882426" calcext:value-type="float">
            <text:p>5.3979882426</text:p>
          </table:table-cell>
          <table:table-cell office:value-type="float" office:value="13.4949706065" calcext:value-type="float">
            <text:p>13.494970606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9.4436949928" calcext:value-type="float">
            <text:p>9.4436949928</text:p>
          </table:table-cell>
          <table:table-cell table:formula="of:=[.D112]/([.C112]*[.C112])" office:value-type="float" office:value="1.96903629882613" calcext:value-type="float">
            <text:p>1.9690362988</text:p>
          </table:table-cell>
          <table:table-cell office:value-type="float" office:value="2.4313802979" calcext:value-type="float">
            <text:p>2.4313802979</text:p>
          </table:table-cell>
          <table:table-cell office:value-type="float" office:value="4.3121894944" calcext:value-type="float">
            <text:p>4.3121894944</text:p>
          </table:table-cell>
          <table:table-cell office:value-type="float" office:value="0.4752491923" calcext:value-type="float">
            <text:p>0.4752491923</text:p>
          </table:table-cell>
          <table:table-cell office:value-type="float" office:value="0.2170087636" calcext:value-type="float">
            <text:p>0.2170087636</text:p>
          </table:table-cell>
          <table:table-cell table:formula="of:=[.H112]/([.C112]*[.C112])" office:value-type="float" office:value="0.0990907596380393" calcext:value-type="float">
            <text:p>0.0990907596</text:p>
          </table:table-cell>
          <table:table-cell office:value-type="float" office:value="4.6730769231" calcext:value-type="float">
            <text:p>4.6730769231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32.6923076923" calcext:value-type="float">
            <text:p>32.6923076923</text:p>
          </table:table-cell>
          <table:table-cell office:value-type="float" office:value="5.0493071785" calcext:value-type="float">
            <text:p>5.0493071785</text:p>
          </table:table-cell>
          <table:table-cell office:value-type="float" office:value="12.6232679464" calcext:value-type="float">
            <text:p>12.623267946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10.8344591329" calcext:value-type="float">
            <text:p>10.8344591329</text:p>
          </table:table-cell>
          <table:table-cell table:formula="of:=[.D114]/([.C114]*[.C114])" office:value-type="float" office:value="2.25901443524947" calcext:value-type="float">
            <text:p>2.2590144352</text:p>
          </table:table-cell>
          <table:table-cell office:value-type="float" office:value="3.7009069892" calcext:value-type="float">
            <text:p>3.7009069892</text:p>
          </table:table-cell>
          <table:table-cell office:value-type="float" office:value="4.9472416132" calcext:value-type="float">
            <text:p>4.9472416132</text:p>
          </table:table-cell>
          <table:table-cell office:value-type="float" office:value="0.2161314727" calcext:value-type="float">
            <text:p>0.2161314727</text:p>
          </table:table-cell>
          <table:table-cell office:value-type="float" office:value="0.0986901702" calcext:value-type="float">
            <text:p>0.0986901702</text:p>
          </table:table-cell>
          <table:table-cell table:formula="of:=[.H114]/([.C114]*[.C114])" office:value-type="float" office:value="0.0450640046496111" calcext:value-type="float">
            <text:p>0.0450640046</text:p>
          </table:table-cell>
          <table:table-cell table:number-columns-repeated="2" office:value-type="float" office:value="1.0576923077" calcext:value-type="float">
            <text:p>1.0576923077</text:p>
          </table:table-cell>
          <table:table-cell office:value-type="float" office:value="0" calcext:value-type="float">
            <text:p>0</text:p>
          </table:table-cell>
          <table:table-cell office:value-type="float" office:value="6.6588605256" calcext:value-type="float">
            <text:p>6.6588605256</text:p>
          </table:table-cell>
          <table:table-cell office:value-type="float" office:value="16.6471513139" calcext:value-type="float">
            <text:p>16.6471513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11.9932375134" calcext:value-type="float">
            <text:p>11.9932375134</text:p>
          </table:table-cell>
          <table:table-cell table:formula="of:=[.D115]/([.C115]*[.C115])" office:value-type="float" office:value="2.5006229047351" calcext:value-type="float">
            <text:p>2.5006229047</text:p>
          </table:table-cell>
          <table:table-cell office:value-type="float" office:value="2.8760899085" calcext:value-type="float">
            <text:p>2.8760899085</text:p>
          </table:table-cell>
          <table:table-cell office:value-type="float" office:value="5.4763641614" calcext:value-type="float">
            <text:p>5.4763641614</text:p>
          </table:table-cell>
          <table:table-cell office:value-type="float" office:value="0.2871905416" calcext:value-type="float">
            <text:p>0.2871905416</text:p>
          </table:table-cell>
          <table:table-cell office:value-type="float" office:value="0.1311372336" calcext:value-type="float">
            <text:p>0.1311372336</text:p>
          </table:table-cell>
          <table:table-cell table:formula="of:=[.H115]/([.C115]*[.C115])" office:value-type="float" office:value="0.0598800153458018" calcext:value-type="float">
            <text:p>0.0598800153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6.6624355933" calcext:value-type="float">
            <text:p>6.6624355933</text:p>
          </table:table-cell>
          <table:table-cell office:value-type="float" office:value="16.6560889833" calcext:value-type="float">
            <text:p>16.6560889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11.126990265" calcext:value-type="float">
            <text:p>11.126990265</text:p>
          </table:table-cell>
          <table:table-cell table:formula="of:=[.D116]/([.C116]*[.C116])" office:value-type="float" office:value="2.32000797835742" calcext:value-type="float">
            <text:p>2.3200079784</text:p>
          </table:table-cell>
          <table:table-cell office:value-type="float" office:value="2.476673992" calcext:value-type="float">
            <text:p>2.476673992</text:p>
          </table:table-cell>
          <table:table-cell office:value-type="float" office:value="5.0808174726" calcext:value-type="float">
            <text:p>5.0808174726</text:p>
          </table:table-cell>
          <table:table-cell office:value-type="float" office:value="0.3422973582" calcext:value-type="float">
            <text:p>0.3422973582</text:p>
          </table:table-cell>
          <table:table-cell office:value-type="float" office:value="0.1563001636" calcext:value-type="float">
            <text:p>0.1563001636</text:p>
          </table:table-cell>
          <table:table-cell table:formula="of:=[.H116]/([.C116]*[.C116])" office:value-type="float" office:value="0.0713699376993807" calcext:value-type="float">
            <text:p>0.0713699377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2.0576923077" calcext:value-type="float">
            <text:p>2.0576923077</text:p>
          </table:table-cell>
          <table:table-cell office:value-type="float" office:value="11.5384615385" calcext:value-type="float">
            <text:p>11.5384615385</text:p>
          </table:table-cell>
          <table:table-cell office:value-type="float" office:value="5.901438424" calcext:value-type="float">
            <text:p>5.901438424</text:p>
          </table:table-cell>
          <table:table-cell office:value-type="float" office:value="14.75359606" calcext:value-type="float">
            <text:p>14.75359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8.9041877926" calcext:value-type="float">
            <text:p>8.9041877926</text:p>
          </table:table-cell>
          <table:table-cell table:formula="of:=[.D117]/([.C117]*[.C117])" office:value-type="float" office:value="1.85654756835762" calcext:value-type="float">
            <text:p>1.8565475684</text:p>
          </table:table-cell>
          <table:table-cell office:value-type="float" office:value="2.4263609046" calcext:value-type="float">
            <text:p>2.4263609046</text:p>
          </table:table-cell>
          <table:table-cell office:value-type="float" office:value="4.0658391747" calcext:value-type="float">
            <text:p>4.0658391747</text:p>
          </table:table-cell>
          <table:table-cell office:value-type="float" office:value="0.4026446219" calcext:value-type="float">
            <text:p>0.4026446219</text:p>
          </table:table-cell>
          <table:table-cell office:value-type="float" office:value="0.1838559917" calcext:value-type="float">
            <text:p>0.1838559917</text:p>
          </table:table-cell>
          <table:table-cell table:formula="of:=[.H117]/([.C117]*[.C117])" office:value-type="float" office:value="0.0839525076416255" calcext:value-type="float">
            <text:p>0.0839525076</text:p>
          </table:table-cell>
          <table:table-cell office:value-type="float" office:value="3.5576923077" calcext:value-type="float">
            <text:p>3.5576923077</text:p>
          </table:table-cell>
          <table:table-cell office:value-type="float" office:value="2.4230769231" calcext:value-type="float">
            <text:p>2.4230769231</text:p>
          </table:table-cell>
          <table:table-cell office:value-type="float" office:value="30.7692307692" calcext:value-type="float">
            <text:p>30.7692307692</text:p>
          </table:table-cell>
          <table:table-cell office:value-type="float" office:value="5.5512619008" calcext:value-type="float">
            <text:p>5.5512619008</text:p>
          </table:table-cell>
          <table:table-cell office:value-type="float" office:value="13.878154752" calcext:value-type="float">
            <text:p>13.878154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6.8207409741" calcext:value-type="float">
            <text:p>6.8207409741</text:p>
          </table:table-cell>
          <table:table-cell table:formula="of:=[.D118]/([.C118]*[.C118])" office:value-type="float" office:value="1.42214319428285" calcext:value-type="float">
            <text:p>1.4221431943</text:p>
          </table:table-cell>
          <table:table-cell office:value-type="float" office:value="2.0811295886" calcext:value-type="float">
            <text:p>2.0811295886</text:p>
          </table:table-cell>
          <table:table-cell office:value-type="float" office:value="3.1144935955" calcext:value-type="float">
            <text:p>3.1144935955</text:p>
          </table:table-cell>
          <table:table-cell office:value-type="float" office:value="0.5760573748" calcext:value-type="float">
            <text:p>0.5760573748</text:p>
          </table:table-cell>
          <table:table-cell office:value-type="float" office:value="0.2630398972" calcext:value-type="float">
            <text:p>0.2630398972</text:p>
          </table:table-cell>
          <table:table-cell table:formula="of:=[.H118]/([.C118]*[.C118])" office:value-type="float" office:value="0.120109542086278" calcext:value-type="float">
            <text:p>0.1201095421</text:p>
          </table:table-cell>
          <table:table-cell office:value-type="float" office:value="5.0769230769" calcext:value-type="float">
            <text:p>5.0769230769</text:p>
          </table:table-cell>
          <table:table-cell office:value-type="float" office:value="2.9230769231" calcext:value-type="float">
            <text:p>2.9230769231</text:p>
          </table:table-cell>
          <table:table-cell office:value-type="float" office:value="36.5384615385" calcext:value-type="float">
            <text:p>36.5384615385</text:p>
          </table:table-cell>
          <table:table-cell office:value-type="float" office:value="4.0928799223" calcext:value-type="float">
            <text:p>4.0928799223</text:p>
          </table:table-cell>
          <table:table-cell office:value-type="float" office:value="10.2321998058" calcext:value-type="float">
            <text:p>10.2321998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5.2106990741" calcext:value-type="float">
            <text:p>5.2106990741</text:p>
          </table:table-cell>
          <table:table-cell table:formula="of:=[.D119]/([.C119]*[.C119])" office:value-type="float" office:value="1.08644504370217" calcext:value-type="float">
            <text:p>1.0864450437</text:p>
          </table:table-cell>
          <table:table-cell office:value-type="float" office:value="1.7051003915" calcext:value-type="float">
            <text:p>1.7051003915</text:p>
          </table:table-cell>
          <table:table-cell office:value-type="float" office:value="2.3793146457" calcext:value-type="float">
            <text:p>2.3793146457</text:p>
          </table:table-cell>
          <table:table-cell office:value-type="float" office:value="0.6832388503" calcext:value-type="float">
            <text:p>0.6832388503</text:p>
          </table:table-cell>
          <table:table-cell office:value-type="float" office:value="0.3119812102" calcext:value-type="float">
            <text:p>0.3119812102</text:p>
          </table:table-cell>
          <table:table-cell table:formula="of:=[.H119]/([.C119]*[.C119])" office:value-type="float" office:value="0.142457173599383" calcext:value-type="float">
            <text:p>0.1424571736</text:p>
          </table:table-cell>
          <table:table-cell office:value-type="float" office:value="8.0192307692" calcext:value-type="float">
            <text:p>8.0192307692</text:p>
          </table:table-cell>
          <table:table-cell office:value-type="float" office:value="3.3269230769" calcext:value-type="float">
            <text:p>3.3269230769</text:p>
          </table:table-cell>
          <table:table-cell office:value-type="float" office:value="42.3076923077" calcext:value-type="float">
            <text:p>42.3076923077</text:p>
          </table:table-cell>
          <table:table-cell office:value-type="float" office:value="3.5659176774" calcext:value-type="float">
            <text:p>3.5659176774</text:p>
          </table:table-cell>
          <table:table-cell office:value-type="float" office:value="8.9147941935" calcext:value-type="float">
            <text:p>8.91479419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4.0341575076" calcext:value-type="float">
            <text:p>4.0341575076</text:p>
          </table:table-cell>
          <table:table-cell table:formula="of:=[.D120]/([.C120]*[.C120])" office:value-type="float" office:value="0.841132901232251" calcext:value-type="float">
            <text:p>0.8411329012</text:p>
          </table:table-cell>
          <table:table-cell office:value-type="float" office:value="1.4752945704" calcext:value-type="float">
            <text:p>1.4752945704</text:p>
          </table:table-cell>
          <table:table-cell office:value-type="float" office:value="1.8420810537" calcext:value-type="float">
            <text:p>1.8420810537</text:p>
          </table:table-cell>
          <table:table-cell office:value-type="float" office:value="0.607811554" calcext:value-type="float">
            <text:p>0.607811554</text:p>
          </table:table-cell>
          <table:table-cell office:value-type="float" office:value="0.2775395224" calcext:value-type="float">
            <text:p>0.2775395224</text:p>
          </table:table-cell>
          <table:table-cell table:formula="of:=[.H120]/([.C120]*[.C120])" office:value-type="float" office:value="0.126730375513438" calcext:value-type="float">
            <text:p>0.1267303755</text:p>
          </table:table-cell>
          <table:table-cell office:value-type="float" office:value="7.3653846154" calcext:value-type="float">
            <text:p>7.3653846154</text:p>
          </table:table-cell>
          <table:table-cell office:value-type="float" office:value="3.5192307692" calcext:value-type="float">
            <text:p>3.5192307692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2.9618982904" calcext:value-type="float">
            <text:p>2.9618982904</text:p>
          </table:table-cell>
          <table:table-cell office:value-type="float" office:value="7.404745726" calcext:value-type="float">
            <text:p>7.4047457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12.6158929916" calcext:value-type="float">
            <text:p>12.6158929916</text:p>
          </table:table-cell>
          <table:table-cell table:formula="of:=[.D122]/([.C122]*[.C122])" office:value-type="float" office:value="2.63044827914347" calcext:value-type="float">
            <text:p>2.6304482791</text:p>
          </table:table-cell>
          <table:table-cell office:value-type="float" office:value="2.8055001092" calcext:value-type="float">
            <text:p>2.8055001092</text:p>
          </table:table-cell>
          <table:table-cell office:value-type="float" office:value="5.7606817313" calcext:value-type="float">
            <text:p>5.7606817313</text:p>
          </table:table-cell>
          <table:table-cell office:value-type="float" office:value="0.2273667708" calcext:value-type="float">
            <text:p>0.2273667708</text:p>
          </table:table-cell>
          <table:table-cell office:value-type="float" office:value="0.1038204433" calcext:value-type="float">
            <text:p>0.1038204433</text:p>
          </table:table-cell>
          <table:table-cell table:formula="of:=[.H122]/([.C122]*[.C122])" office:value-type="float" office:value="0.0474065951085257" calcext:value-type="float">
            <text:p>0.0474065951</text:p>
          </table:table-cell>
          <table:table-cell table:number-columns-repeated="2" office:value-type="float" office:value="0.9230769231" calcext:value-type="float">
            <text:p>0.9230769231</text:p>
          </table:table-cell>
          <table:table-cell office:value-type="float" office:value="0" calcext:value-type="float">
            <text:p>0</text:p>
          </table:table-cell>
          <table:table-cell office:value-type="float" office:value="6.6149758398" calcext:value-type="float">
            <text:p>6.6149758398</text:p>
          </table:table-cell>
          <table:table-cell office:value-type="float" office:value="16.5374395995" calcext:value-type="float">
            <text:p>16.5374395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11.0996949504" calcext:value-type="float">
            <text:p>11.0996949504</text:p>
          </table:table-cell>
          <table:table-cell table:formula="of:=[.D123]/([.C123]*[.C123])" office:value-type="float" office:value="2.31431683042472" calcext:value-type="float">
            <text:p>2.3143168304</text:p>
          </table:table-cell>
          <table:table-cell office:value-type="float" office:value="2.5320605634" calcext:value-type="float">
            <text:p>2.5320605634</text:p>
          </table:table-cell>
          <table:table-cell office:value-type="float" office:value="5.0683538586" calcext:value-type="float">
            <text:p>5.0683538586</text:p>
          </table:table-cell>
          <table:table-cell office:value-type="float" office:value="0.3951649997" calcext:value-type="float">
            <text:p>0.3951649997</text:p>
          </table:table-cell>
          <table:table-cell office:value-type="float" office:value="0.1804406391" calcext:value-type="float">
            <text:p>0.1804406391</text:p>
          </table:table-cell>
          <table:table-cell table:formula="of:=[.H123]/([.C123]*[.C123])" office:value-type="float" office:value="0.0823929859052147" calcext:value-type="float">
            <text:p>0.0823929859</text:p>
          </table:table-cell>
          <table:table-cell office:value-type="float" office:value="2.6923076923" calcext:value-type="float">
            <text:p>2.6923076923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5.7713111558" calcext:value-type="float">
            <text:p>5.7713111558</text:p>
          </table:table-cell>
          <table:table-cell office:value-type="float" office:value="14.4282778896" calcext:value-type="float">
            <text:p>14.4282778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8.383737269" calcext:value-type="float">
            <text:p>8.383737269</text:p>
          </table:table-cell>
          <table:table-cell table:formula="of:=[.D124]/([.C124]*[.C124])" office:value-type="float" office:value="1.74803220721003" calcext:value-type="float">
            <text:p>1.7480322072</text:p>
          </table:table-cell>
          <table:table-cell office:value-type="float" office:value="2.4137987443" calcext:value-type="float">
            <text:p>2.4137987443</text:p>
          </table:table-cell>
          <table:table-cell office:value-type="float" office:value="3.8281905338" calcext:value-type="float">
            <text:p>3.8281905338</text:p>
          </table:table-cell>
          <table:table-cell office:value-type="float" office:value="0.4665759931" calcext:value-type="float">
            <text:p>0.4665759931</text:p>
          </table:table-cell>
          <table:table-cell office:value-type="float" office:value="0.2130483987" calcext:value-type="float">
            <text:p>0.2130483987</text:p>
          </table:table-cell>
          <table:table-cell table:formula="of:=[.H124]/([.C124]*[.C124])" office:value-type="float" office:value="0.0972823738245658" calcext:value-type="float">
            <text:p>0.0972823738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2.4615384615" calcext:value-type="float">
            <text:p>2.4615384615</text:p>
          </table:table-cell>
          <table:table-cell office:value-type="float" office:value="21.1538461538" calcext:value-type="float">
            <text:p>21.1538461538</text:p>
          </table:table-cell>
          <table:table-cell office:value-type="float" office:value="4.2293797823" calcext:value-type="float">
            <text:p>4.2293797823</text:p>
          </table:table-cell>
          <table:table-cell office:value-type="float" office:value="10.5734494558" calcext:value-type="float">
            <text:p>10.57344945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5.8026171606" calcext:value-type="float">
            <text:p>5.8026171606</text:p>
          </table:table-cell>
          <table:table-cell table:formula="of:=[.D125]/([.C125]*[.C125])" office:value-type="float" office:value="1.20986158766498" calcext:value-type="float">
            <text:p>1.2098615877</text:p>
          </table:table-cell>
          <table:table-cell office:value-type="float" office:value="1.8764995881" calcext:value-type="float">
            <text:p>1.8764995881</text:p>
          </table:table-cell>
          <table:table-cell office:value-type="float" office:value="2.649596877" calcext:value-type="float">
            <text:p>2.649596877</text:p>
          </table:table-cell>
          <table:table-cell office:value-type="float" office:value="0.5271255197" calcext:value-type="float">
            <text:p>0.5271255197</text:p>
          </table:table-cell>
          <table:table-cell office:value-type="float" office:value="0.2406965844" calcext:value-type="float">
            <text:p>0.2406965844</text:p>
          </table:table-cell>
          <table:table-cell table:formula="of:=[.H125]/([.C125]*[.C125])" office:value-type="float" office:value="0.109907116136027" calcext:value-type="float">
            <text:p>0.1099071161</text:p>
          </table:table-cell>
          <table:table-cell office:value-type="float" office:value="7.3269230769" calcext:value-type="float">
            <text:p>7.3269230769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50" calcext:value-type="float">
            <text:p>50</text:p>
          </table:table-cell>
          <table:table-cell office:value-type="float" office:value="3.7117930777" calcext:value-type="float">
            <text:p>3.7117930777</text:p>
          </table:table-cell>
          <table:table-cell office:value-type="float" office:value="9.2794826942" calcext:value-type="float">
            <text:p>9.27948269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3.8349163807" calcext:value-type="float">
            <text:p>3.8349163807</text:p>
          </table:table-cell>
          <table:table-cell table:formula="of:=[.D126]/([.C126]*[.C126])" office:value-type="float" office:value="0.799590579992077" calcext:value-type="float">
            <text:p>0.79959058</text:p>
          </table:table-cell>
          <table:table-cell office:value-type="float" office:value="1.2972985051" calcext:value-type="float">
            <text:p>1.2972985051</text:p>
          </table:table-cell>
          <table:table-cell office:value-type="float" office:value="1.7511033702" calcext:value-type="float">
            <text:p>1.7511033702</text:p>
          </table:table-cell>
          <table:table-cell office:value-type="float" office:value="0.5622256243" calcext:value-type="float">
            <text:p>0.5622256243</text:p>
          </table:table-cell>
          <table:table-cell office:value-type="float" office:value="0.2567240294" calcext:value-type="float">
            <text:p>0.2567240294</text:p>
          </table:table-cell>
          <table:table-cell table:formula="of:=[.H126]/([.C126]*[.C126])" office:value-type="float" office:value="0.117225584182982" calcext:value-type="float">
            <text:p>0.1172255842</text:p>
          </table:table-cell>
          <table:table-cell office:value-type="float" office:value="6.5769230769" calcext:value-type="float">
            <text:p>6.5769230769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36.5384615385" calcext:value-type="float">
            <text:p>36.5384615385</text:p>
          </table:table-cell>
          <table:table-cell office:value-type="float" office:value="3.1934908826" calcext:value-type="float">
            <text:p>3.1934908826</text:p>
          </table:table-cell>
          <table:table-cell office:value-type="float" office:value="7.9837272065" calcext:value-type="float">
            <text:p>7.98372720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2.8026728688" calcext:value-type="float">
            <text:p>2.8026728688</text:p>
          </table:table-cell>
          <table:table-cell table:formula="of:=[.D127]/([.C127]*[.C127])" office:value-type="float" office:value="0.584364977544255" calcext:value-type="float">
            <text:p>0.5843649775</text:p>
          </table:table-cell>
          <table:table-cell office:value-type="float" office:value="1.0022039507" calcext:value-type="float">
            <text:p>1.0022039507</text:p>
          </table:table-cell>
          <table:table-cell office:value-type="float" office:value="1.2797593008" calcext:value-type="float">
            <text:p>1.2797593008</text:p>
          </table:table-cell>
          <table:table-cell office:value-type="float" office:value="0.4570138899" calcext:value-type="float">
            <text:p>0.4570138899</text:p>
          </table:table-cell>
          <table:table-cell office:value-type="float" office:value="0.2086821415" calcext:value-type="float">
            <text:p>0.2086821415</text:p>
          </table:table-cell>
          <table:table-cell table:formula="of:=[.H127]/([.C127]*[.C127])" office:value-type="float" office:value="0.0952886490898855" calcext:value-type="float">
            <text:p>0.0952886491</text:p>
          </table:table-cell>
          <table:table-cell office:value-type="float" office:value="4.3846153846" calcext:value-type="float">
            <text:p>4.3846153846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32.6923076923" calcext:value-type="float">
            <text:p>32.6923076923</text:p>
          </table:table-cell>
          <table:table-cell office:value-type="float" office:value="2.2019015186" calcext:value-type="float">
            <text:p>2.2019015186</text:p>
          </table:table-cell>
          <table:table-cell office:value-type="float" office:value="5.5047537965" calcext:value-type="float">
            <text:p>5.50475379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2.1225049474" calcext:value-type="float">
            <text:p>2.1225049474</text:p>
          </table:table-cell>
          <table:table-cell table:formula="of:=[.D128]/([.C128]*[.C128])" office:value-type="float" office:value="0.442548101040429" calcext:value-type="float">
            <text:p>0.442548101</text:p>
          </table:table-cell>
          <table:table-cell office:value-type="float" office:value="0.8222768034" calcext:value-type="float">
            <text:p>0.8222768034</text:p>
          </table:table-cell>
          <table:table-cell office:value-type="float" office:value="0.9691803413" calcext:value-type="float">
            <text:p>0.9691803413</text:p>
          </table:table-cell>
          <table:table-cell office:value-type="float" office:value="0.3904218297" calcext:value-type="float">
            <text:p>0.3904218297</text:p>
          </table:table-cell>
          <table:table-cell office:value-type="float" office:value="0.1782748081" calcext:value-type="float">
            <text:p>0.1782748081</text:p>
          </table:table-cell>
          <table:table-cell table:formula="of:=[.H128]/([.C128]*[.C128])" office:value-type="float" office:value="0.0814040219553387" calcext:value-type="float">
            <text:p>0.081404022</text:p>
          </table:table-cell>
          <table:table-cell office:value-type="float" office:value="4.4615384615" calcext:value-type="float">
            <text:p>4.4615384615</text:p>
          </table:table-cell>
          <table:table-cell office:value-type="float" office:value="2.7307692308" calcext:value-type="float">
            <text:p>2.7307692308</text:p>
          </table:table-cell>
          <table:table-cell office:value-type="float" office:value="32.6923076923" calcext:value-type="float">
            <text:p>32.6923076923</text:p>
          </table:table-cell>
          <table:table-cell office:value-type="float" office:value="1.9637634404" calcext:value-type="float">
            <text:p>1.9637634404</text:p>
          </table:table-cell>
          <table:table-cell office:value-type="float" office:value="4.9094086009" calcext:value-type="float">
            <text:p>4.909408600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11.8782736419" calcext:value-type="float">
            <text:p>11.8782736419</text:p>
          </table:table-cell>
          <table:table-cell table:formula="of:=[.D130]/([.C130]*[.C130])" office:value-type="float" office:value="2.47665262231813" calcext:value-type="float">
            <text:p>2.4766526223</text:p>
          </table:table-cell>
          <table:table-cell office:value-type="float" office:value="2.7223302819" calcext:value-type="float">
            <text:p>2.7223302819</text:p>
          </table:table-cell>
          <table:table-cell office:value-type="float" office:value="5.4238692429" calcext:value-type="float">
            <text:p>5.4238692429</text:p>
          </table:table-cell>
          <table:table-cell office:value-type="float" office:value="0.2867660295" calcext:value-type="float">
            <text:p>0.2867660295</text:p>
          </table:table-cell>
          <table:table-cell office:value-type="float" office:value="0.1309433925" calcext:value-type="float">
            <text:p>0.1309433925</text:p>
          </table:table-cell>
          <table:table-cell table:formula="of:=[.H130]/([.C130]*[.C130])" office:value-type="float" office:value="0.0597915034090198" calcext:value-type="float">
            <text:p>0.0597915034</text:p>
          </table:table-cell>
          <table:table-cell office:value-type="float" office:value="1.5" calcext:value-type="float">
            <text:p>1.5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6.3340532148" calcext:value-type="float">
            <text:p>6.3340532148</text:p>
          </table:table-cell>
          <table:table-cell office:value-type="float" office:value="15.8351330369" calcext:value-type="float">
            <text:p>15.8351330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8.9865652131" calcext:value-type="float">
            <text:p>8.9865652131</text:p>
          </table:table-cell>
          <table:table-cell table:formula="of:=[.D131]/([.C131]*[.C131])" office:value-type="float" office:value="1.8737234863952" calcext:value-type="float">
            <text:p>1.8737234864</text:p>
          </table:table-cell>
          <table:table-cell office:value-type="float" office:value="2.4963114231" calcext:value-type="float">
            <text:p>2.4963114231</text:p>
          </table:table-cell>
          <table:table-cell office:value-type="float" office:value="4.1034544352" calcext:value-type="float">
            <text:p>4.1034544352</text:p>
          </table:table-cell>
          <table:table-cell office:value-type="float" office:value="0.4253263784" calcext:value-type="float">
            <text:p>0.4253263784</text:p>
          </table:table-cell>
          <table:table-cell office:value-type="float" office:value="0.1942129582" calcext:value-type="float">
            <text:p>0.1942129582</text:p>
          </table:table-cell>
          <table:table-cell table:formula="of:=[.H131]/([.C131]*[.C131])" office:value-type="float" office:value="0.0886817160609662" calcext:value-type="float">
            <text:p>0.0886817161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17.3076923077" calcext:value-type="float">
            <text:p>17.3076923077</text:p>
          </table:table-cell>
          <table:table-cell office:value-type="float" office:value="5.2669728768" calcext:value-type="float">
            <text:p>5.2669728768</text:p>
          </table:table-cell>
          <table:table-cell office:value-type="float" office:value="13.167432192" calcext:value-type="float">
            <text:p>13.167432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5.7456293076" calcext:value-type="float">
            <text:p>5.7456293076</text:p>
          </table:table-cell>
          <table:table-cell table:formula="of:=[.D132]/([.C132]*[.C132])" office:value-type="float" office:value="1.19797946406455" calcext:value-type="float">
            <text:p>1.1979794641</text:p>
          </table:table-cell>
          <table:table-cell office:value-type="float" office:value="1.9653382486" calcext:value-type="float">
            <text:p>1.9653382486</text:p>
          </table:table-cell>
          <table:table-cell office:value-type="float" office:value="2.6235750263" calcext:value-type="float">
            <text:p>2.6235750263</text:p>
          </table:table-cell>
          <table:table-cell office:value-type="float" office:value="0.4047777864" calcext:value-type="float">
            <text:p>0.4047777864</text:p>
          </table:table-cell>
          <table:table-cell office:value-type="float" office:value="0.1848300395" calcext:value-type="float">
            <text:p>0.1848300395</text:p>
          </table:table-cell>
          <table:table-cell table:formula="of:=[.H132]/([.C132]*[.C132])" office:value-type="float" office:value="0.0843972782886095" calcext:value-type="float">
            <text:p>0.0843972783</text:p>
          </table:table-cell>
          <table:table-cell office:value-type="float" office:value="5.6538461539" calcext:value-type="float">
            <text:p>5.6538461539</text:p>
          </table:table-cell>
          <table:table-cell office:value-type="float" office:value="2.9038461539" calcext:value-type="float">
            <text:p>2.9038461539</text:p>
          </table:table-cell>
          <table:table-cell office:value-type="float" office:value="36.5384615385" calcext:value-type="float">
            <text:p>36.5384615385</text:p>
          </table:table-cell>
          <table:table-cell office:value-type="float" office:value="3.9175877359" calcext:value-type="float">
            <text:p>3.9175877359</text:p>
          </table:table-cell>
          <table:table-cell office:value-type="float" office:value="9.7939693396" calcext:value-type="float">
            <text:p>9.79396933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3.6167372439" calcext:value-type="float">
            <text:p>3.6167372439</text:p>
          </table:table-cell>
          <table:table-cell table:formula="of:=[.D133]/([.C133]*[.C133])" office:value-type="float" office:value="0.754099631763308" calcext:value-type="float">
            <text:p>0.7540996318</text:p>
          </table:table-cell>
          <table:table-cell office:value-type="float" office:value="1.2303138153" calcext:value-type="float">
            <text:p>1.2303138153</text:p>
          </table:table-cell>
          <table:table-cell office:value-type="float" office:value="1.6514781936" calcext:value-type="float">
            <text:p>1.6514781936</text:p>
          </table:table-cell>
          <table:table-cell office:value-type="float" office:value="0.5944864373" calcext:value-type="float">
            <text:p>0.5944864373</text:p>
          </table:table-cell>
          <table:table-cell office:value-type="float" office:value="0.2714549942" calcext:value-type="float">
            <text:p>0.2714549942</text:p>
          </table:table-cell>
          <table:table-cell table:formula="of:=[.H133]/([.C133]*[.C133])" office:value-type="float" office:value="0.123952052146536" calcext:value-type="float">
            <text:p>0.1239520521</text:p>
          </table:table-cell>
          <table:table-cell office:value-type="float" office:value="7.3461538462" calcext:value-type="float">
            <text:p>7.3461538462</text:p>
          </table:table-cell>
          <table:table-cell office:value-type="float" office:value="3.5769230769" calcext:value-type="float">
            <text:p>3.5769230769</text:p>
          </table:table-cell>
          <table:table-cell office:value-type="float" office:value="51.9230769231" calcext:value-type="float">
            <text:p>51.9230769231</text:p>
          </table:table-cell>
          <table:table-cell office:value-type="float" office:value="2.7211987298" calcext:value-type="float">
            <text:p>2.7211987298</text:p>
          </table:table-cell>
          <table:table-cell office:value-type="float" office:value="6.8029968244" calcext:value-type="float">
            <text:p>6.8029968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2.4845077612" calcext:value-type="float">
            <text:p>2.4845077612</text:p>
          </table:table-cell>
          <table:table-cell table:formula="of:=[.D134]/([.C134]*[.C134])" office:value-type="float" office:value="0.518026680261045" calcext:value-type="float">
            <text:p>0.5180266803</text:p>
          </table:table-cell>
          <table:table-cell office:value-type="float" office:value="0.8604644854" calcext:value-type="float">
            <text:p>0.8604644854</text:p>
          </table:table-cell>
          <table:table-cell office:value-type="float" office:value="1.1344784298" calcext:value-type="float">
            <text:p>1.1344784298</text:p>
          </table:table-cell>
          <table:table-cell office:value-type="float" office:value="0.4574828391" calcext:value-type="float">
            <text:p>0.4574828391</text:p>
          </table:table-cell>
          <table:table-cell office:value-type="float" office:value="0.2088962735" calcext:value-type="float">
            <text:p>0.2088962735</text:p>
          </table:table-cell>
          <table:table-cell table:formula="of:=[.H134]/([.C134]*[.C134])" office:value-type="float" office:value="0.0953864262838556" calcext:value-type="float">
            <text:p>0.0953864263</text:p>
          </table:table-cell>
          <table:table-cell office:value-type="float" office:value="6.2692307692" calcext:value-type="float">
            <text:p>6.2692307692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38.4615384615" calcext:value-type="float">
            <text:p>38.4615384615</text:p>
          </table:table-cell>
          <table:table-cell office:value-type="float" office:value="2.0221422413" calcext:value-type="float">
            <text:p>2.0221422413</text:p>
          </table:table-cell>
          <table:table-cell office:value-type="float" office:value="5.0553556032" calcext:value-type="float">
            <text:p>5.05535560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1.6810994067" calcext:value-type="float">
            <text:p>1.6810994067</text:p>
          </table:table-cell>
          <table:table-cell table:formula="of:=[.D135]/([.C135]*[.C135])" office:value-type="float" office:value="0.350513835553888" calcext:value-type="float">
            <text:p>0.3505138356</text:p>
          </table:table-cell>
          <table:table-cell office:value-type="float" office:value="0.6054153224" calcext:value-type="float">
            <text:p>0.6054153224</text:p>
          </table:table-cell>
          <table:table-cell office:value-type="float" office:value="0.7676252998" calcext:value-type="float">
            <text:p>0.7676252998</text:p>
          </table:table-cell>
          <table:table-cell office:value-type="float" office:value="0.4864724568" calcext:value-type="float">
            <text:p>0.4864724568</text:p>
          </table:table-cell>
          <table:table-cell office:value-type="float" office:value="0.2221335419" calcext:value-type="float">
            <text:p>0.2221335419</text:p>
          </table:table-cell>
          <table:table-cell table:formula="of:=[.H135]/([.C135]*[.C135])" office:value-type="float" office:value="0.10143084105836" calcext:value-type="float">
            <text:p>0.1014308411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2.7115384615" calcext:value-type="float">
            <text:p>2.7115384615</text:p>
          </table:table-cell>
          <table:table-cell office:value-type="float" office:value="19.2307692308" calcext:value-type="float">
            <text:p>19.2307692308</text:p>
          </table:table-cell>
          <table:table-cell office:value-type="float" office:value="1.6956791888" calcext:value-type="float">
            <text:p>1.6956791888</text:p>
          </table:table-cell>
          <table:table-cell office:value-type="float" office:value="4.239197972" calcext:value-type="float">
            <text:p>4.2391979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1.2344567276" calcext:value-type="float">
            <text:p>1.2344567276</text:p>
          </table:table-cell>
          <table:table-cell table:formula="of:=[.D136]/([.C136]*[.C136])" office:value-type="float" office:value="0.257387612351702" calcext:value-type="float">
            <text:p>0.2573876124</text:p>
          </table:table-cell>
          <table:table-cell office:value-type="float" office:value="0.4008513474" calcext:value-type="float">
            <text:p>0.4008513474</text:p>
          </table:table-cell>
          <table:table-cell office:value-type="float" office:value="0.563678871" calcext:value-type="float">
            <text:p>0.563678871</text:p>
          </table:table-cell>
          <table:table-cell office:value-type="float" office:value="0.2418160707" calcext:value-type="float">
            <text:p>0.2418160707</text:p>
          </table:table-cell>
          <table:table-cell office:value-type="float" office:value="0.1104182971" calcext:value-type="float">
            <text:p>0.1104182971</text:p>
          </table:table-cell>
          <table:table-cell table:formula="of:=[.H136]/([.C136]*[.C136])" office:value-type="float" office:value="0.0504193137549259" calcext:value-type="float">
            <text:p>0.0504193138</text:p>
          </table:table-cell>
          <table:table-cell office:value-type="float" office:value="1.5" calcext:value-type="float">
            <text:p>1.5</text:p>
          </table:table-cell>
          <table:table-cell office:value-type="float" office:value="1.2884615385" calcext:value-type="float">
            <text:p>1.2884615385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1.5186172867" calcext:value-type="float">
            <text:p>1.5186172867</text:p>
          </table:table-cell>
          <table:table-cell office:value-type="float" office:value="3.7965432167" calcext:value-type="float">
            <text:p>3.796543216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7.9845646551" calcext:value-type="float">
            <text:p>7.9845646551</text:p>
          </table:table-cell>
          <table:table-cell table:formula="of:=[.D138]/([.C138]*[.C138])" office:value-type="float" office:value="1.66480362275599" calcext:value-type="float">
            <text:p>1.6648036228</text:p>
          </table:table-cell>
          <table:table-cell office:value-type="float" office:value="3.1506268339" calcext:value-type="float">
            <text:p>3.1506268339</text:p>
          </table:table-cell>
          <table:table-cell office:value-type="float" office:value="3.6459199338" calcext:value-type="float">
            <text:p>3.6459199338</text:p>
          </table:table-cell>
          <table:table-cell office:value-type="float" office:value="0.3313170027" calcext:value-type="float">
            <text:p>0.3313170027</text:p>
          </table:table-cell>
          <table:table-cell office:value-type="float" office:value="0.1512863026" calcext:value-type="float">
            <text:p>0.1512863026</text:p>
          </table:table-cell>
          <table:table-cell table:formula="of:=[.H138]/([.C138]*[.C138])" office:value-type="float" office:value="0.0690805034715707" calcext:value-type="float">
            <text:p>0.0690805035</text:p>
          </table:table-cell>
          <table:table-cell office:value-type="float" office:value="2.0384615385" calcext:value-type="float">
            <text:p>2.0384615385</text:p>
          </table:table-cell>
          <table:table-cell office:value-type="float" office:value="1.6923076923" calcext:value-type="float">
            <text:p>1.6923076923</text:p>
          </table:table-cell>
          <table:table-cell office:value-type="float" office:value="7.6923076923" calcext:value-type="float">
            <text:p>7.6923076923</text:p>
          </table:table-cell>
          <table:table-cell office:value-type="float" office:value="4.9526196118" calcext:value-type="float">
            <text:p>4.9526196118</text:p>
          </table:table-cell>
          <table:table-cell office:value-type="float" office:value="12.3815490296" calcext:value-type="float">
            <text:p>12.3815490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5.3024208203" calcext:value-type="float">
            <text:p>5.3024208203</text:p>
          </table:table-cell>
          <table:table-cell table:formula="of:=[.D139]/([.C139]*[.C139])" office:value-type="float" office:value="1.10556927926857" calcext:value-type="float">
            <text:p>1.1055692793</text:p>
          </table:table-cell>
          <table:table-cell office:value-type="float" office:value="2.1373489655" calcext:value-type="float">
            <text:p>2.1373489655</text:p>
          </table:table-cell>
          <table:table-cell office:value-type="float" office:value="2.4211967216" calcext:value-type="float">
            <text:p>2.4211967216</text:p>
          </table:table-cell>
          <table:table-cell office:value-type="float" office:value="0.6715241982" calcext:value-type="float">
            <text:p>0.6715241982</text:p>
          </table:table-cell>
          <table:table-cell office:value-type="float" office:value="0.306632054" calcext:value-type="float">
            <text:p>0.306632054</text:p>
          </table:table-cell>
          <table:table-cell table:formula="of:=[.H139]/([.C139]*[.C139])" office:value-type="float" office:value="0.14001463651717" calcext:value-type="float">
            <text:p>0.1400146365</text:p>
          </table:table-cell>
          <table:table-cell office:value-type="float" office:value="5.2692307692" calcext:value-type="float">
            <text:p>5.2692307692</text:p>
          </table:table-cell>
          <table:table-cell office:value-type="float" office:value="2.7884615385" calcext:value-type="float">
            <text:p>2.7884615385</text:p>
          </table:table-cell>
          <table:table-cell office:value-type="float" office:value="32.6923076923" calcext:value-type="float">
            <text:p>32.6923076923</text:p>
          </table:table-cell>
          <table:table-cell office:value-type="float" office:value="3.77479735" calcext:value-type="float">
            <text:p>3.77479735</text:p>
          </table:table-cell>
          <table:table-cell office:value-type="float" office:value="9.4369933749" calcext:value-type="float">
            <text:p>9.4369933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3.175304691" calcext:value-type="float">
            <text:p>3.175304691</text:p>
          </table:table-cell>
          <table:table-cell table:formula="of:=[.D140]/([.C140]*[.C140])" office:value-type="float" office:value="0.662059734159004" calcext:value-type="float">
            <text:p>0.6620597342</text:p>
          </table:table-cell>
          <table:table-cell office:value-type="float" office:value="1.1636686814" calcext:value-type="float">
            <text:p>1.1636686814</text:p>
          </table:table-cell>
          <table:table-cell office:value-type="float" office:value="1.4499108178" calcext:value-type="float">
            <text:p>1.4499108178</text:p>
          </table:table-cell>
          <table:table-cell office:value-type="float" office:value="0.5480197819" calcext:value-type="float">
            <text:p>0.5480197819</text:p>
          </table:table-cell>
          <table:table-cell office:value-type="float" office:value="0.2502373434" calcext:value-type="float">
            <text:p>0.2502373434</text:p>
          </table:table-cell>
          <table:table-cell table:formula="of:=[.H140]/([.C140]*[.C140])" office:value-type="float" office:value="0.114263627092846" calcext:value-type="float">
            <text:p>0.1142636271</text:p>
          </table:table-cell>
          <table:table-cell office:value-type="float" office:value="6.1923076923" calcext:value-type="float">
            <text:p>6.1923076923</text:p>
          </table:table-cell>
          <table:table-cell office:value-type="float" office:value="3.4615384615" calcext:value-type="float">
            <text:p>3.4615384615</text:p>
          </table:table-cell>
          <table:table-cell office:value-type="float" office:value="50" calcext:value-type="float">
            <text:p>50</text:p>
          </table:table-cell>
          <table:table-cell office:value-type="float" office:value="2.9162276871" calcext:value-type="float">
            <text:p>2.9162276871</text:p>
          </table:table-cell>
          <table:table-cell office:value-type="float" office:value="7.2905692178" calcext:value-type="float">
            <text:p>7.2905692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1.7420247119" calcext:value-type="float">
            <text:p>1.7420247119</text:p>
          </table:table-cell>
          <table:table-cell table:formula="of:=[.D141]/([.C141]*[.C141])" office:value-type="float" office:value="0.363216928733763" calcext:value-type="float">
            <text:p>0.3632169287</text:p>
          </table:table-cell>
          <table:table-cell office:value-type="float" office:value="0.6934783981" calcext:value-type="float">
            <text:p>0.6934783981</text:p>
          </table:table-cell>
          <table:table-cell office:value-type="float" office:value="0.7954450739" calcext:value-type="float">
            <text:p>0.7954450739</text:p>
          </table:table-cell>
          <table:table-cell office:value-type="float" office:value="0.4453063797" calcext:value-type="float">
            <text:p>0.4453063797</text:p>
          </table:table-cell>
          <table:table-cell office:value-type="float" office:value="0.2033362464" calcext:value-type="float">
            <text:p>0.2033362464</text:p>
          </table:table-cell>
          <table:table-cell table:formula="of:=[.H141]/([.C141]*[.C141])" office:value-type="float" office:value="0.0928476011134046" calcext:value-type="float">
            <text:p>0.0928476011</text:p>
          </table:table-cell>
          <table:table-cell office:value-type="float" office:value="3.1538461539" calcext:value-type="float">
            <text:p>3.1538461539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9.2307692308" calcext:value-type="float">
            <text:p>19.2307692308</text:p>
          </table:table-cell>
          <table:table-cell office:value-type="float" office:value="1.7876815323" calcext:value-type="float">
            <text:p>1.7876815323</text:p>
          </table:table-cell>
          <table:table-cell office:value-type="float" office:value="4.4692038307" calcext:value-type="float">
            <text:p>4.46920383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1.1937103571" calcext:value-type="float">
            <text:p>1.1937103571</text:p>
          </table:table-cell>
          <table:table-cell table:formula="of:=[.D142]/([.C142]*[.C142])" office:value-type="float" office:value="0.248891882383603" calcext:value-type="float">
            <text:p>0.2488918824</text:p>
          </table:table-cell>
          <table:table-cell office:value-type="float" office:value="0.4401172735" calcext:value-type="float">
            <text:p>0.4401172735</text:p>
          </table:table-cell>
          <table:table-cell office:value-type="float" office:value="0.5450732224" calcext:value-type="float">
            <text:p>0.5450732224</text:p>
          </table:table-cell>
          <table:table-cell office:value-type="float" office:value="0.3429083658" calcext:value-type="float">
            <text:p>0.3429083658</text:p>
          </table:table-cell>
          <table:table-cell office:value-type="float" office:value="0.1565791625" calcext:value-type="float">
            <text:p>0.1565791625</text:p>
          </table:table-cell>
          <table:table-cell table:formula="of:=[.H142]/([.C142]*[.C142])" office:value-type="float" office:value="0.0714973344592481" calcext:value-type="float">
            <text:p>0.0714973345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230769231" calcext:value-type="float">
            <text:p>1.4230769231</text:p>
          </table:table-cell>
          <table:table-cell office:value-type="float" office:value="7.6923076923" calcext:value-type="float">
            <text:p>7.6923076923</text:p>
          </table:table-cell>
          <table:table-cell office:value-type="float" office:value="1.704492268" calcext:value-type="float">
            <text:p>1.704492268</text:p>
          </table:table-cell>
          <table:table-cell office:value-type="float" office:value="4.2612306701" calcext:value-type="float">
            <text:p>4.26123067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0.8153853177" calcext:value-type="float">
            <text:p>0.8153853177</text:p>
          </table:table-cell>
          <table:table-cell table:formula="of:=[.D143]/([.C143]*[.C143])" office:value-type="float" office:value="0.170010074372928" calcext:value-type="float">
            <text:p>0.1700100744</text:p>
          </table:table-cell>
          <table:table-cell office:value-type="float" office:value="0.3140278843" calcext:value-type="float">
            <text:p>0.3140278843</text:p>
          </table:table-cell>
          <table:table-cell office:value-type="float" office:value="0.3723220629" calcext:value-type="float">
            <text:p>0.3723220629</text:p>
          </table:table-cell>
          <table:table-cell office:value-type="float" office:value="0.2493859154" calcext:value-type="float">
            <text:p>0.2493859154</text:p>
          </table:table-cell>
          <table:table-cell office:value-type="float" office:value="0.1138748472" calcext:value-type="float">
            <text:p>0.1138748472</text:p>
          </table:table-cell>
          <table:table-cell table:formula="of:=[.H143]/([.C143]*[.C143])" office:value-type="float" office:value="0.0519976471299598" calcext:value-type="float">
            <text:p>0.0519976471</text:p>
          </table:table-cell>
          <table:table-cell office:value-type="float" office:value="1.0769230769" calcext:value-type="float">
            <text:p>1.0769230769</text:p>
          </table:table-cell>
          <table:table-cell office:value-type="float" office:value="1.0576923077" calcext:value-type="float">
            <text:p>1.0576923077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2953885225" calcext:value-type="float">
            <text:p>1.2953885225</text:p>
          </table:table-cell>
          <table:table-cell office:value-type="float" office:value="3.2384713062" calcext:value-type="float">
            <text:p>3.23847130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0.5851476963" calcext:value-type="float">
            <text:p>0.5851476963</text:p>
          </table:table-cell>
          <table:table-cell table:formula="of:=[.D144]/([.C144]*[.C144])" office:value-type="float" office:value="0.122004899042972" calcext:value-type="float">
            <text:p>0.122004899</text:p>
          </table:table-cell>
          <table:table-cell office:value-type="float" office:value="0.211538024" calcext:value-type="float">
            <text:p>0.211538024</text:p>
          </table:table-cell>
          <table:table-cell office:value-type="float" office:value="0.2671907289" calcext:value-type="float">
            <text:p>0.2671907289</text:p>
          </table:table-cell>
          <table:table-cell office:value-type="float" office:value="0.2183981268" calcext:value-type="float">
            <text:p>0.2183981268</text:p>
          </table:table-cell>
          <table:table-cell office:value-type="float" office:value="0.0997251721" calcext:value-type="float">
            <text:p>0.0997251721</text:p>
          </table:table-cell>
          <table:table-cell table:formula="of:=[.H144]/([.C144]*[.C144])" office:value-type="float" office:value="0.0455366082441984" calcext:value-type="float">
            <text:p>0.0455366082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1346153846" calcext:value-type="float">
            <text:p>1.134615384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1413983216" calcext:value-type="float">
            <text:p>1.1413983216</text:p>
          </table:table-cell>
          <table:table-cell office:value-type="float" office:value="2.8534958041" calcext:value-type="float">
            <text:p>2.8534958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2T19:29:59.287237931</dc:date>
    <meta:editing-duration>PT10M</meta:editing-duration>
    <meta:editing-cycles>3</meta:editing-cycles>
    <meta:generator>LibreOffice/5.1.6.2$Linux_X86_64 LibreOffice_project/10m0$Build-2</meta:generator>
    <meta:document-statistic meta:table-count="1" meta:cell-count="190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realAreasFromAFexpInteract.E1:realAreasFromAFexpInteract.E144 realAreasFromAFexpInteract.J1:realAreasFromAFexpInteract.J144" chart:data-source-has-labels="row" svg:x="0.32cm" svg:y="0.18cm" svg:width="12.885cm" svg:height="8.64cm">
          <chartooo:coordinate-region svg:x="1.232cm" svg:y="0.379cm" svg:width="11.8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J2:realAreasFromAFexpInteract.J144" chart:label-cell-address="realAreasFromAFexpInteract.J1:realAreasFromAFexpInteract.J1" chart:class="chart:scatter">
            <chart:domain table:cell-range-address="realAreasFromAFexpInteract.E2:realAreasFromAFexpInteract.E144"/>
            <chart:data-point chart:repeated="1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DivSS</text:p>
                <draw:g>
                  <svg:desc>realAreasFromAFexpInteract.J1:realAreasFromAFexpInterac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2:realAreasFromAFexpInteract.E144</svg:desc>
                </draw:g>
              </table:table-cell>
              <table:table-cell office:value-type="float" office:value="0.29997065471946">
                <text:p>0.29997065471946</text:p>
                <draw:g>
                  <svg:desc>realAreasFromAFexpInteract.J2:realAreasFromAFexpInteract.J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7711028335523">
                <text:p>0.287711028335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65364555826609">
                <text:p>0.265364555826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75597413586039">
                <text:p>0.275597413586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286549826233815">
                <text:p>0.286549826233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83202003940702">
                <text:p>0.283202003940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05346346218803">
                <text:p>0.305346346218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100966656033">
                <text:p>1.4100966656033</text:p>
              </table:table-cell>
              <table:table-cell office:value-type="float" office:value="0.281559896415838">
                <text:p>0.281559896415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137465547007">
                <text:p>1.81137465547007</text:p>
              </table:table-cell>
              <table:table-cell office:value-type="float" office:value="0.279082759241884">
                <text:p>0.279082759241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846772929255">
                <text:p>2.3846772929255</text:p>
              </table:table-cell>
              <table:table-cell office:value-type="float" office:value="0.313377890410959">
                <text:p>0.313377890410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158564908989">
                <text:p>2.49158564908989</text:p>
              </table:table-cell>
              <table:table-cell office:value-type="float" office:value="0.31739758172265">
                <text:p>0.31739758172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6007837830737">
                <text:p>2.46007837830737</text:p>
              </table:table-cell>
              <table:table-cell office:value-type="float" office:value="0.315639144117095">
                <text:p>0.315639144117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5073004409833">
                <text:p>2.25073004409833</text:p>
              </table:table-cell>
              <table:table-cell office:value-type="float" office:value="0.306213566710452">
                <text:p>0.306213566710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4372548883468">
                <text:p>1.94372548883468</text:p>
              </table:table-cell>
              <table:table-cell office:value-type="float" office:value="0.355824301182211">
                <text:p>0.355824301182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781281478701">
                <text:p>2.33781281478701</text:p>
              </table:table-cell>
              <table:table-cell office:value-type="float" office:value="0.312730153124414">
                <text:p>0.312730153124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33967074498">
                <text:p>2.6133967074498</text:p>
              </table:table-cell>
              <table:table-cell office:value-type="float" office:value="0.273443232876712">
                <text:p>0.273443232876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5616462919872">
                <text:p>2.35616462919872</text:p>
              </table:table-cell>
              <table:table-cell office:value-type="float" office:value="0.305479785137925">
                <text:p>0.305479785137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032892869206">
                <text:p>1.85032892869206</text:p>
              </table:table-cell>
              <table:table-cell office:value-type="float" office:value="0.363201195346219">
                <text:p>0.363201195346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6068476993808">
                <text:p>1.46068476993808</text:p>
              </table:table-cell>
              <table:table-cell office:value-type="float" office:value="0.360333283918184">
                <text:p>0.360333283918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0131395646463">
                <text:p>1.10131395646463</text:p>
              </table:table-cell>
              <table:table-cell office:value-type="float" office:value="0.378898860011259">
                <text:p>0.378898860011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93678135109777">
                <text:p>0.793678135109777</text:p>
              </table:table-cell>
              <table:table-cell office:value-type="float" office:value="0.342201894914618">
                <text:p>0.342201894914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7702833383374">
                <text:p>2.57702833383374</text:p>
              </table:table-cell>
              <table:table-cell office:value-type="float" office:value="0.292906916119347">
                <text:p>0.292906916119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1037071157816">
                <text:p>2.31037071157816</text:p>
              </table:table-cell>
              <table:table-cell office:value-type="float" office:value="0.299057887220867">
                <text:p>0.2990578872208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4072768192907">
                <text:p>1.74072768192907</text:p>
              </table:table-cell>
              <table:table-cell office:value-type="float" office:value="0.33725746462751">
                <text:p>0.33725746462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5981415856634">
                <text:p>1.15981415856634</text:p>
              </table:table-cell>
              <table:table-cell office:value-type="float" office:value="0.338853635203603">
                <text:p>0.338853635203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0868040157628">
                <text:p>0.810868040157628</text:p>
              </table:table-cell>
              <table:table-cell office:value-type="float" office:value="0.387324963970726">
                <text:p>0.3873249639707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8252323888159">
                <text:p>0.598252323888159</text:p>
              </table:table-cell>
              <table:table-cell office:value-type="float" office:value="0.296732745543254">
                <text:p>0.296732745543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4139439106774">
                <text:p>0.444139439106774</text:p>
              </table:table-cell>
              <table:table-cell office:value-type="float" office:value="0.311694916494652">
                <text:p>0.311694916494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3012145111653">
                <text:p>2.43012145111653</text:p>
              </table:table-cell>
              <table:table-cell office:value-type="float" office:value="0.301027496716082">
                <text:p>0.3010274967160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6327149277538">
                <text:p>1.86327149277538</text:p>
              </table:table-cell>
              <table:table-cell office:value-type="float" office:value="0.311835760555451">
                <text:p>0.311835760555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1325359392006">
                <text:p>1.21325359392006</text:p>
              </table:table-cell>
              <table:table-cell office:value-type="float" office:value="0.370141722462">
                <text:p>0.370141722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491253537249">
                <text:p>0.75491253537249</text:p>
              </table:table-cell>
              <table:table-cell office:value-type="float" office:value="0.342085214299118">
                <text:p>0.342085214299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5739583411522">
                <text:p>0.525739583411522</text:p>
              </table:table-cell>
              <table:table-cell office:value-type="float" office:value="0.295415204728842">
                <text:p>0.295415204728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8324429911803">
                <text:p>0.378324429911803</text:p>
              </table:table-cell>
              <table:table-cell office:value-type="float" office:value="0.283789101519985">
                <text:p>0.283789101519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0118021017076">
                <text:p>0.260118021017076</text:p>
              </table:table-cell>
              <table:table-cell office:value-type="float" office:value="0.319007990054419">
                <text:p>0.3190079900544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5384701857759">
                <text:p>1.65384701857759</text:p>
              </table:table-cell>
              <table:table-cell office:value-type="float" office:value="0.325903907112029">
                <text:p>0.3259039071120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275917449803">
                <text:p>1.1275917449803</text:p>
              </table:table-cell>
              <table:table-cell office:value-type="float" office:value="0.365235118221055">
                <text:p>0.365235118221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2228219553387">
                <text:p>0.672228219553387</text:p>
              </table:table-cell>
              <table:table-cell office:value-type="float" office:value="0.327167610245825">
                <text:p>0.3271676102458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279235972978">
                <text:p>0.36279235972978</text:p>
              </table:table-cell>
              <table:table-cell office:value-type="float" office:value="0.318670977106399">
                <text:p>0.318670977106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9784415274911">
                <text:p>0.239784415274911</text:p>
              </table:table-cell>
              <table:table-cell office:value-type="float" office:value="0.310842009757928">
                <text:p>0.3108420097579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7450650778758">
                <text:p>0.167450650778758</text:p>
              </table:table-cell>
              <table:table-cell office:value-type="float" office:value="0.27685882735973">
                <text:p>0.27685882735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558431600676">
                <text:p>0.113558431600676</text:p>
              </table:table-cell>
              <table:table-cell office:value-type="float" office:value="0.273411657909552">
                <text:p>0.273411657909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745765857571777">
                <text:p>0.0745765857571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780685683524113">
                <text:p>0.07806856835241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740831900450366">
                <text:p>0.0740831900450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756550295552637">
                <text:p>0.07565502955526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799460365922312">
                <text:p>0.07994603659223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743421360011259">
                <text:p>0.0743421360011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733390396884969">
                <text:p>0.07333903968849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2217105395008">
                <text:p>1.42217105395008</text:p>
              </table:table-cell>
              <table:table-cell office:value-type="float" office:value="0.085272300150122">
                <text:p>0.085272300150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0328927810096">
                <text:p>1.90328927810096</text:p>
              </table:table-cell>
              <table:table-cell office:value-type="float" office:value="0.0826119752298743">
                <text:p>0.08261197522987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4906771950647">
                <text:p>2.34906771950647</text:p>
              </table:table-cell>
              <table:table-cell office:value-type="float" office:value="0.0973430585006568">
                <text:p>0.0973430585006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4185610325577">
                <text:p>2.54185610325577</text:p>
              </table:table-cell>
              <table:table-cell office:value-type="float" office:value="0.103773516278852">
                <text:p>0.103773516278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9785760761869">
                <text:p>2.49785760761869</text:p>
              </table:table-cell>
              <table:table-cell office:value-type="float" office:value="0.0828621905141678">
                <text:p>0.08286219051416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8733704048602">
                <text:p>2.28733704048602</text:p>
              </table:table-cell>
              <table:table-cell office:value-type="float" office:value="0.113019117329705">
                <text:p>0.113019117329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5809881736724">
                <text:p>1.95809881736724</text:p>
              </table:table-cell>
              <table:table-cell office:value-type="float" office:value="0.120535925314318">
                <text:p>0.120535925314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1884691133421">
                <text:p>2.31884691133421</text:p>
              </table:table-cell>
              <table:table-cell office:value-type="float" office:value="0.0764808977763183">
                <text:p>0.07648089777631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0029548001501">
                <text:p>2.50029548001501</text:p>
              </table:table-cell>
              <table:table-cell office:value-type="float" office:value="0.0913840721054607">
                <text:p>0.09138407210546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0472831506849">
                <text:p>2.40472831506849</text:p>
              </table:table-cell>
              <table:table-cell office:value-type="float" office:value="0.111514456464628">
                <text:p>0.111514456464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2452320060049">
                <text:p>1.82452320060049</text:p>
              </table:table-cell>
              <table:table-cell office:value-type="float" office:value="0.156089176111841">
                <text:p>0.1560891761118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8046928706136">
                <text:p>1.38046928706136</text:p>
              </table:table-cell>
              <table:table-cell office:value-type="float" office:value="0.160189800197035">
                <text:p>0.1601898001970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3470802538">
                <text:p>1.13470802538</text:p>
              </table:table-cell>
              <table:table-cell office:value-type="float" office:value="0.203981675361231">
                <text:p>0.203981675361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28909279555264">
                <text:p>0.828909279555264</text:p>
              </table:table-cell>
              <table:table-cell office:value-type="float" office:value="0.153807091433665">
                <text:p>0.1538070914336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7089444802027">
                <text:p>2.67089444802027</text:p>
              </table:table-cell>
              <table:table-cell office:value-type="float" office:value="0.088867867986489">
                <text:p>0.0888678679864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511062774442">
                <text:p>2.29511062774442</text:p>
              </table:table-cell>
              <table:table-cell office:value-type="float" office:value="0.108949003471571">
                <text:p>0.1089490034715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3586322485457">
                <text:p>1.73586322485457</text:p>
              </table:table-cell>
              <table:table-cell office:value-type="float" office:value="0.143525507787577">
                <text:p>0.1435255077875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768103208857">
                <text:p>1.16768103208857</text:p>
              </table:table-cell>
              <table:table-cell office:value-type="float" office:value="0.140797801369863">
                <text:p>0.1407978013698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37184450412835">
                <text:p>0.837184450412835</text:p>
              </table:table-cell>
              <table:table-cell office:value-type="float" office:value="0.166130326139989">
                <text:p>0.166130326139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7844534058923">
                <text:p>0.607844534058923</text:p>
              </table:table-cell>
              <table:table-cell office:value-type="float" office:value="0.153829436854945">
                <text:p>0.1538294368549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2007957496716">
                <text:p>0.422007957496716</text:p>
              </table:table-cell>
              <table:table-cell office:value-type="float" office:value="0.12874217188966">
                <text:p>0.128742171889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4369744456277">
                <text:p>2.4369744456277</text:p>
              </table:table-cell>
              <table:table-cell office:value-type="float" office:value="0.0881642956933759">
                <text:p>0.08816429569337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1851067315631">
                <text:p>1.81851067315631</text:p>
              </table:table-cell>
              <table:table-cell office:value-type="float" office:value="0.163433083458435">
                <text:p>0.1634330834584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0046400455057">
                <text:p>1.30046400455057</text:p>
              </table:table-cell>
              <table:table-cell office:value-type="float" office:value="0.224181898902233">
                <text:p>0.224181898902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71427410208294">
                <text:p>0.771427410208294</text:p>
              </table:table-cell>
              <table:table-cell office:value-type="float" office:value="0.158538485128542">
                <text:p>0.158538485128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4317402045412">
                <text:p>0.524317402045412</text:p>
              </table:table-cell>
              <table:table-cell office:value-type="float" office:value="0.158348783214487">
                <text:p>0.158348783214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6565771533121">
                <text:p>0.356565771533121</text:p>
              </table:table-cell>
              <table:table-cell office:value-type="float" office:value="0.0871720845843498">
                <text:p>0.0871720845843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1837082379433">
                <text:p>0.251837082379433</text:p>
              </table:table-cell>
              <table:table-cell office:value-type="float" office:value="0.0925336628823419">
                <text:p>0.09253366288234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8930820449428">
                <text:p>1.68930820449428</text:p>
              </table:table-cell>
              <table:table-cell office:value-type="float" office:value="0.116602044332896">
                <text:p>0.116602044332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8234879766373">
                <text:p>1.08234879766373</text:p>
              </table:table-cell>
              <table:table-cell office:value-type="float" office:value="0.224036664383562">
                <text:p>0.2240366643835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8358164336649">
                <text:p>0.628358164336649</text:p>
              </table:table-cell>
              <table:table-cell office:value-type="float" office:value="0.131928069525239">
                <text:p>0.131928069525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2277386798649">
                <text:p>0.392277386798649</text:p>
              </table:table-cell>
              <table:table-cell office:value-type="float" office:value="0.139162842981798">
                <text:p>0.1391628429817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795266902796">
                <text:p>0.24795266902796</text:p>
              </table:table-cell>
              <table:table-cell office:value-type="float" office:value="0.0795274163069994">
                <text:p>0.0795274163069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6355583036217">
                <text:p>0.166355583036217</text:p>
              </table:table-cell>
              <table:table-cell office:value-type="float" office:value="0.0860822467629949">
                <text:p>0.08608224676299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7567199380747">
                <text:p>0.117567199380747</text:p>
              </table:table-cell>
              <table:table-cell office:value-type="float" office:value="0.0806822218521299">
                <text:p>0.08068222185212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428312527261734">
                <text:p>0.0428312527261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360376902900273">
                <text:p>0.03603769029002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433521163653802">
                <text:p>0.0433521163653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37153279393674">
                <text:p>0.0371532793936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395266536560956">
                <text:p>0.03952665365609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0468236010508538">
                <text:p>0.04682360105085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0329111351514772">
                <text:p>0.03291113515147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3252985471529">
                <text:p>1.43252985471529</text:p>
              </table:table-cell>
              <table:table-cell office:value-type="float" office:value="0.0466882582097955">
                <text:p>0.04668825820979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2928499455808">
                <text:p>1.92928499455808</text:p>
              </table:table-cell>
              <table:table-cell office:value-type="float" office:value="0.0545109032130272">
                <text:p>0.05451090321302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9973364070808">
                <text:p>2.29973364070808</text:p>
              </table:table-cell>
              <table:table-cell office:value-type="float" office:value="0.0534162238485436">
                <text:p>0.0534162238485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48176662498697">
                <text:p>2.48176662498697</text:p>
              </table:table-cell>
              <table:table-cell office:value-type="float" office:value="0.0625885132920498">
                <text:p>0.06258851329204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43837257425825">
                <text:p>2.43837257425825</text:p>
              </table:table-cell>
              <table:table-cell office:value-type="float" office:value="0.0784994351243719">
                <text:p>0.0784994351243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5389240839432">
                <text:p>2.15389240839432</text:p>
              </table:table-cell>
              <table:table-cell office:value-type="float" office:value="0.0597493111277913">
                <text:p>0.05974931112779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6903629882613">
                <text:p>1.96903629882613</text:p>
              </table:table-cell>
              <table:table-cell office:value-type="float" office:value="0.0990907596380393">
                <text:p>0.09909075963803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5901443524947">
                <text:p>2.25901443524947</text:p>
              </table:table-cell>
              <table:table-cell office:value-type="float" office:value="0.0450640046496111">
                <text:p>0.04506400464961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5006229047351">
                <text:p>2.5006229047351</text:p>
              </table:table-cell>
              <table:table-cell office:value-type="float" office:value="0.0598800153458018">
                <text:p>0.0598800153458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2000797835742">
                <text:p>2.32000797835742</text:p>
              </table:table-cell>
              <table:table-cell office:value-type="float" office:value="0.0713699376993807">
                <text:p>0.07136993769938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5654756835762">
                <text:p>1.85654756835762</text:p>
              </table:table-cell>
              <table:table-cell office:value-type="float" office:value="0.0839525076416255">
                <text:p>0.0839525076416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2214319428285">
                <text:p>1.42214319428285</text:p>
              </table:table-cell>
              <table:table-cell office:value-type="float" office:value="0.120109542086278">
                <text:p>0.120109542086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8644504370217">
                <text:p>1.08644504370217</text:p>
              </table:table-cell>
              <table:table-cell office:value-type="float" office:value="0.142457173599383">
                <text:p>0.142457173599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1132901232251">
                <text:p>0.841132901232251</text:p>
              </table:table-cell>
              <table:table-cell office:value-type="float" office:value="0.126730375513438">
                <text:p>0.126730375513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63044827914347">
                <text:p>2.63044827914347</text:p>
              </table:table-cell>
              <table:table-cell office:value-type="float" office:value="0.0474065951085257">
                <text:p>0.04740659510852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1431683042472">
                <text:p>2.31431683042472</text:p>
              </table:table-cell>
              <table:table-cell office:value-type="float" office:value="0.0823929859052147">
                <text:p>0.08239298590521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4803220721003">
                <text:p>1.74803220721003</text:p>
              </table:table-cell>
              <table:table-cell office:value-type="float" office:value="0.0972823738245658">
                <text:p>0.09728237382456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0986158766498">
                <text:p>1.20986158766498</text:p>
              </table:table-cell>
              <table:table-cell office:value-type="float" office:value="0.109907116136027">
                <text:p>0.1099071161360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99590579992077">
                <text:p>0.799590579992077</text:p>
              </table:table-cell>
              <table:table-cell office:value-type="float" office:value="0.117225584182982">
                <text:p>0.1172255841829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84364977544255">
                <text:p>0.584364977544255</text:p>
              </table:table-cell>
              <table:table-cell office:value-type="float" office:value="0.0952886490898855">
                <text:p>0.09528864908988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42548101040429">
                <text:p>0.442548101040429</text:p>
              </table:table-cell>
              <table:table-cell office:value-type="float" office:value="0.0814040219553387">
                <text:p>0.08140402195533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7665262231813">
                <text:p>2.47665262231813</text:p>
              </table:table-cell>
              <table:table-cell office:value-type="float" office:value="0.0597915034090198">
                <text:p>0.05979150340901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737234863952">
                <text:p>1.8737234863952</text:p>
              </table:table-cell>
              <table:table-cell office:value-type="float" office:value="0.0886817160609662">
                <text:p>0.088681716060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9797946406455">
                <text:p>1.19797946406455</text:p>
              </table:table-cell>
              <table:table-cell office:value-type="float" office:value="0.0843972782886095">
                <text:p>0.0843972782886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54099631763308">
                <text:p>0.754099631763308</text:p>
              </table:table-cell>
              <table:table-cell office:value-type="float" office:value="0.123952052146536">
                <text:p>0.1239520521465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18026680261045">
                <text:p>0.518026680261045</text:p>
              </table:table-cell>
              <table:table-cell office:value-type="float" office:value="0.0953864262838556">
                <text:p>0.0953864262838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0513835553888">
                <text:p>0.350513835553888</text:p>
              </table:table-cell>
              <table:table-cell office:value-type="float" office:value="0.10143084105836">
                <text:p>0.101430841058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57387612351702">
                <text:p>0.257387612351702</text:p>
              </table:table-cell>
              <table:table-cell office:value-type="float" office:value="0.0504193137549259">
                <text:p>0.05041931375492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6480362275599">
                <text:p>1.66480362275599</text:p>
              </table:table-cell>
              <table:table-cell office:value-type="float" office:value="0.0690805034715707">
                <text:p>0.0690805034715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0556927926857">
                <text:p>1.10556927926857</text:p>
              </table:table-cell>
              <table:table-cell office:value-type="float" office:value="0.14001463651717">
                <text:p>0.140014636517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62059734159004">
                <text:p>0.662059734159004</text:p>
              </table:table-cell>
              <table:table-cell office:value-type="float" office:value="0.114263627092846">
                <text:p>0.1142636270928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3216928733763">
                <text:p>0.363216928733763</text:p>
              </table:table-cell>
              <table:table-cell office:value-type="float" office:value="0.0928476011134046">
                <text:p>0.09284760111340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48891882383603">
                <text:p>0.248891882383603</text:p>
              </table:table-cell>
              <table:table-cell office:value-type="float" office:value="0.0714973344592481">
                <text:p>0.07149733445924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70010074372928">
                <text:p>0.170010074372928</text:p>
              </table:table-cell>
              <table:table-cell office:value-type="float" office:value="0.0519976471299598">
                <text:p>0.05199764712995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2004899042972">
                <text:p>0.122004899042972</text:p>
              </table:table-cell>
              <table:table-cell office:value-type="float" office:value="0.0455366082441984">
                <text:p>0.0455366082441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realAreasFromAFexpInteract.E2:realAreasFromAFexpInteract.E48 realAreasFromAFexpInteract.J2:realAreasFromAFexpInteract.J48" svg:x="0.32cm" svg:y="0.18cm" svg:width="13.15cm" svg:height="8.64cm">
          <chartooo:coordinate-region svg:x="1.232cm" svg:y="0.379cm" svg:width="12.1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J2:realAreasFromAFexpInteract.J48" chart:class="chart:scatter">
            <chart:domain table:cell-range-address="realAreasFromAFexpInteract.E2:realAreasFromAFexpInteract.E48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2:realAreasFromAFexpInteract.E48</svg:desc>
                </draw:g>
              </table:table-cell>
              <table:table-cell office:value-type="float" office:value="0.29997065471946">
                <text:p>0.29997065471946</text:p>
                <draw:g>
                  <svg:desc>realAreasFromAFexpInteract.J2:realAreasFromAFexpInteract.J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7711028335523">
                <text:p>0.287711028335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65364555826609">
                <text:p>0.265364555826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75597413586039">
                <text:p>0.275597413586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286549826233815">
                <text:p>0.286549826233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83202003940702">
                <text:p>0.283202003940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05346346218803">
                <text:p>0.305346346218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100966656033">
                <text:p>1.4100966656033</text:p>
              </table:table-cell>
              <table:table-cell office:value-type="float" office:value="0.281559896415838">
                <text:p>0.281559896415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137465547007">
                <text:p>1.81137465547007</text:p>
              </table:table-cell>
              <table:table-cell office:value-type="float" office:value="0.279082759241884">
                <text:p>0.279082759241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846772929255">
                <text:p>2.3846772929255</text:p>
              </table:table-cell>
              <table:table-cell office:value-type="float" office:value="0.313377890410959">
                <text:p>0.313377890410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158564908989">
                <text:p>2.49158564908989</text:p>
              </table:table-cell>
              <table:table-cell office:value-type="float" office:value="0.31739758172265">
                <text:p>0.31739758172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6007837830737">
                <text:p>2.46007837830737</text:p>
              </table:table-cell>
              <table:table-cell office:value-type="float" office:value="0.315639144117095">
                <text:p>0.315639144117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5073004409833">
                <text:p>2.25073004409833</text:p>
              </table:table-cell>
              <table:table-cell office:value-type="float" office:value="0.306213566710452">
                <text:p>0.306213566710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4372548883468">
                <text:p>1.94372548883468</text:p>
              </table:table-cell>
              <table:table-cell office:value-type="float" office:value="0.355824301182211">
                <text:p>0.355824301182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781281478701">
                <text:p>2.33781281478701</text:p>
              </table:table-cell>
              <table:table-cell office:value-type="float" office:value="0.312730153124414">
                <text:p>0.312730153124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33967074498">
                <text:p>2.6133967074498</text:p>
              </table:table-cell>
              <table:table-cell office:value-type="float" office:value="0.273443232876712">
                <text:p>0.273443232876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5616462919872">
                <text:p>2.35616462919872</text:p>
              </table:table-cell>
              <table:table-cell office:value-type="float" office:value="0.305479785137925">
                <text:p>0.305479785137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032892869206">
                <text:p>1.85032892869206</text:p>
              </table:table-cell>
              <table:table-cell office:value-type="float" office:value="0.363201195346219">
                <text:p>0.363201195346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6068476993808">
                <text:p>1.46068476993808</text:p>
              </table:table-cell>
              <table:table-cell office:value-type="float" office:value="0.360333283918184">
                <text:p>0.360333283918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0131395646463">
                <text:p>1.10131395646463</text:p>
              </table:table-cell>
              <table:table-cell office:value-type="float" office:value="0.378898860011259">
                <text:p>0.378898860011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93678135109777">
                <text:p>0.793678135109777</text:p>
              </table:table-cell>
              <table:table-cell office:value-type="float" office:value="0.342201894914618">
                <text:p>0.342201894914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7702833383374">
                <text:p>2.57702833383374</text:p>
              </table:table-cell>
              <table:table-cell office:value-type="float" office:value="0.292906916119347">
                <text:p>0.292906916119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1037071157816">
                <text:p>2.31037071157816</text:p>
              </table:table-cell>
              <table:table-cell office:value-type="float" office:value="0.299057887220867">
                <text:p>0.2990578872208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4072768192907">
                <text:p>1.74072768192907</text:p>
              </table:table-cell>
              <table:table-cell office:value-type="float" office:value="0.33725746462751">
                <text:p>0.33725746462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5981415856634">
                <text:p>1.15981415856634</text:p>
              </table:table-cell>
              <table:table-cell office:value-type="float" office:value="0.338853635203603">
                <text:p>0.338853635203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0868040157628">
                <text:p>0.810868040157628</text:p>
              </table:table-cell>
              <table:table-cell office:value-type="float" office:value="0.387324963970726">
                <text:p>0.3873249639707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8252323888159">
                <text:p>0.598252323888159</text:p>
              </table:table-cell>
              <table:table-cell office:value-type="float" office:value="0.296732745543254">
                <text:p>0.296732745543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4139439106774">
                <text:p>0.444139439106774</text:p>
              </table:table-cell>
              <table:table-cell office:value-type="float" office:value="0.311694916494652">
                <text:p>0.311694916494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3012145111653">
                <text:p>2.43012145111653</text:p>
              </table:table-cell>
              <table:table-cell office:value-type="float" office:value="0.301027496716082">
                <text:p>0.3010274967160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6327149277538">
                <text:p>1.86327149277538</text:p>
              </table:table-cell>
              <table:table-cell office:value-type="float" office:value="0.311835760555451">
                <text:p>0.311835760555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1325359392006">
                <text:p>1.21325359392006</text:p>
              </table:table-cell>
              <table:table-cell office:value-type="float" office:value="0.370141722462">
                <text:p>0.370141722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491253537249">
                <text:p>0.75491253537249</text:p>
              </table:table-cell>
              <table:table-cell office:value-type="float" office:value="0.342085214299118">
                <text:p>0.342085214299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5739583411522">
                <text:p>0.525739583411522</text:p>
              </table:table-cell>
              <table:table-cell office:value-type="float" office:value="0.295415204728842">
                <text:p>0.295415204728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8324429911803">
                <text:p>0.378324429911803</text:p>
              </table:table-cell>
              <table:table-cell office:value-type="float" office:value="0.283789101519985">
                <text:p>0.283789101519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0118021017076">
                <text:p>0.260118021017076</text:p>
              </table:table-cell>
              <table:table-cell office:value-type="float" office:value="0.319007990054419">
                <text:p>0.3190079900544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5384701857759">
                <text:p>1.65384701857759</text:p>
              </table:table-cell>
              <table:table-cell office:value-type="float" office:value="0.325903907112029">
                <text:p>0.3259039071120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275917449803">
                <text:p>1.1275917449803</text:p>
              </table:table-cell>
              <table:table-cell office:value-type="float" office:value="0.365235118221055">
                <text:p>0.365235118221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2228219553387">
                <text:p>0.672228219553387</text:p>
              </table:table-cell>
              <table:table-cell office:value-type="float" office:value="0.327167610245825">
                <text:p>0.3271676102458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279235972978">
                <text:p>0.36279235972978</text:p>
              </table:table-cell>
              <table:table-cell office:value-type="float" office:value="0.318670977106399">
                <text:p>0.318670977106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9784415274911">
                <text:p>0.239784415274911</text:p>
              </table:table-cell>
              <table:table-cell office:value-type="float" office:value="0.310842009757928">
                <text:p>0.3108420097579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7450650778758">
                <text:p>0.167450650778758</text:p>
              </table:table-cell>
              <table:table-cell office:value-type="float" office:value="0.27685882735973">
                <text:p>0.27685882735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558431600676">
                <text:p>0.113558431600676</text:p>
              </table:table-cell>
              <table:table-cell office:value-type="float" office:value="0.273411657909552">
                <text:p>0.2734116579095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realAreasFromAFexpInteract.E50:realAreasFromAFexpInteract.E96 realAreasFromAFexpInteract.J50:realAreasFromAFexpInteract.J96" svg:x="0.32cm" svg:y="0.18cm" svg:width="13.15cm" svg:height="8.64cm">
          <chartooo:coordinate-region svg:x="1.232cm" svg:y="0.379cm" svg:width="12.1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J50:realAreasFromAFexpInteract.J96" chart:class="chart:scatter">
            <chart:domain table:cell-range-address="realAreasFromAFexpInteract.E50:realAreasFromAFexpInteract.E96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50:realAreasFromAFexpInteract.E96</svg:desc>
                </draw:g>
              </table:table-cell>
              <table:table-cell office:value-type="float" office:value="0.0745765857571777">
                <text:p>0.0745765857571777</text:p>
                <draw:g>
                  <svg:desc>realAreasFromAFexpInteract.J50:realAreasFromAFexpInteract.J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780685683524113">
                <text:p>0.0780685683524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740831900450366">
                <text:p>0.0740831900450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756550295552637">
                <text:p>0.0756550295552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799460365922312">
                <text:p>0.0799460365922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743421360011259">
                <text:p>0.0743421360011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733390396884969">
                <text:p>0.0733390396884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2217105395008">
                <text:p>1.42217105395008</text:p>
              </table:table-cell>
              <table:table-cell office:value-type="float" office:value="0.085272300150122">
                <text:p>0.085272300150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0328927810096">
                <text:p>1.90328927810096</text:p>
              </table:table-cell>
              <table:table-cell office:value-type="float" office:value="0.0826119752298743">
                <text:p>0.0826119752298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906771950647">
                <text:p>2.34906771950647</text:p>
              </table:table-cell>
              <table:table-cell office:value-type="float" office:value="0.0973430585006568">
                <text:p>0.09734305850065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4185610325577">
                <text:p>2.54185610325577</text:p>
              </table:table-cell>
              <table:table-cell office:value-type="float" office:value="0.103773516278852">
                <text:p>0.103773516278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9785760761869">
                <text:p>2.49785760761869</text:p>
              </table:table-cell>
              <table:table-cell office:value-type="float" office:value="0.0828621905141678">
                <text:p>0.0828621905141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8733704048602">
                <text:p>2.28733704048602</text:p>
              </table:table-cell>
              <table:table-cell office:value-type="float" office:value="0.113019117329705">
                <text:p>0.113019117329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5809881736724">
                <text:p>1.95809881736724</text:p>
              </table:table-cell>
              <table:table-cell office:value-type="float" office:value="0.120535925314318">
                <text:p>0.120535925314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1884691133421">
                <text:p>2.31884691133421</text:p>
              </table:table-cell>
              <table:table-cell office:value-type="float" office:value="0.0764808977763183">
                <text:p>0.0764808977763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0029548001501">
                <text:p>2.50029548001501</text:p>
              </table:table-cell>
              <table:table-cell office:value-type="float" office:value="0.0913840721054607">
                <text:p>0.0913840721054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472831506849">
                <text:p>2.40472831506849</text:p>
              </table:table-cell>
              <table:table-cell office:value-type="float" office:value="0.111514456464628">
                <text:p>0.111514456464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452320060049">
                <text:p>1.82452320060049</text:p>
              </table:table-cell>
              <table:table-cell office:value-type="float" office:value="0.156089176111841">
                <text:p>0.156089176111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046928706136">
                <text:p>1.38046928706136</text:p>
              </table:table-cell>
              <table:table-cell office:value-type="float" office:value="0.160189800197035">
                <text:p>0.160189800197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3470802538">
                <text:p>1.13470802538</text:p>
              </table:table-cell>
              <table:table-cell office:value-type="float" office:value="0.203981675361231">
                <text:p>0.203981675361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8909279555264">
                <text:p>0.828909279555264</text:p>
              </table:table-cell>
              <table:table-cell office:value-type="float" office:value="0.153807091433665">
                <text:p>0.153807091433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7089444802027">
                <text:p>2.67089444802027</text:p>
              </table:table-cell>
              <table:table-cell office:value-type="float" office:value="0.088867867986489">
                <text:p>0.088867867986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511062774442">
                <text:p>2.29511062774442</text:p>
              </table:table-cell>
              <table:table-cell office:value-type="float" office:value="0.108949003471571">
                <text:p>0.108949003471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3586322485457">
                <text:p>1.73586322485457</text:p>
              </table:table-cell>
              <table:table-cell office:value-type="float" office:value="0.143525507787577">
                <text:p>0.143525507787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6768103208857">
                <text:p>1.16768103208857</text:p>
              </table:table-cell>
              <table:table-cell office:value-type="float" office:value="0.140797801369863">
                <text:p>0.140797801369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7184450412835">
                <text:p>0.837184450412835</text:p>
              </table:table-cell>
              <table:table-cell office:value-type="float" office:value="0.166130326139989">
                <text:p>0.166130326139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7844534058923">
                <text:p>0.607844534058923</text:p>
              </table:table-cell>
              <table:table-cell office:value-type="float" office:value="0.153829436854945">
                <text:p>0.153829436854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2007957496716">
                <text:p>0.422007957496716</text:p>
              </table:table-cell>
              <table:table-cell office:value-type="float" office:value="0.12874217188966">
                <text:p>0.12874217188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369744456277">
                <text:p>2.4369744456277</text:p>
              </table:table-cell>
              <table:table-cell office:value-type="float" office:value="0.0881642956933759">
                <text:p>0.0881642956933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1851067315631">
                <text:p>1.81851067315631</text:p>
              </table:table-cell>
              <table:table-cell office:value-type="float" office:value="0.163433083458435">
                <text:p>0.1634330834584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0046400455057">
                <text:p>1.30046400455057</text:p>
              </table:table-cell>
              <table:table-cell office:value-type="float" office:value="0.224181898902233">
                <text:p>0.224181898902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1427410208294">
                <text:p>0.771427410208294</text:p>
              </table:table-cell>
              <table:table-cell office:value-type="float" office:value="0.158538485128542">
                <text:p>0.158538485128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4317402045412">
                <text:p>0.524317402045412</text:p>
              </table:table-cell>
              <table:table-cell office:value-type="float" office:value="0.158348783214487">
                <text:p>0.158348783214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565771533121">
                <text:p>0.356565771533121</text:p>
              </table:table-cell>
              <table:table-cell office:value-type="float" office:value="0.0871720845843498">
                <text:p>0.0871720845843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1837082379433">
                <text:p>0.251837082379433</text:p>
              </table:table-cell>
              <table:table-cell office:value-type="float" office:value="0.0925336628823419">
                <text:p>0.09253366288234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8930820449428">
                <text:p>1.68930820449428</text:p>
              </table:table-cell>
              <table:table-cell office:value-type="float" office:value="0.116602044332896">
                <text:p>0.1166020443328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8234879766373">
                <text:p>1.08234879766373</text:p>
              </table:table-cell>
              <table:table-cell office:value-type="float" office:value="0.224036664383562">
                <text:p>0.224036664383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8358164336649">
                <text:p>0.628358164336649</text:p>
              </table:table-cell>
              <table:table-cell office:value-type="float" office:value="0.131928069525239">
                <text:p>0.131928069525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2277386798649">
                <text:p>0.392277386798649</text:p>
              </table:table-cell>
              <table:table-cell office:value-type="float" office:value="0.139162842981798">
                <text:p>0.139162842981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795266902796">
                <text:p>0.24795266902796</text:p>
              </table:table-cell>
              <table:table-cell office:value-type="float" office:value="0.0795274163069994">
                <text:p>0.0795274163069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6355583036217">
                <text:p>0.166355583036217</text:p>
              </table:table-cell>
              <table:table-cell office:value-type="float" office:value="0.0860822467629949">
                <text:p>0.08608224676299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567199380747">
                <text:p>0.117567199380747</text:p>
              </table:table-cell>
              <table:table-cell office:value-type="float" office:value="0.0806822218521299">
                <text:p>0.08068222185212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realAreasFromAFexpInteract.E98:realAreasFromAFexpInteract.E144 realAreasFromAFexpInteract.J98:realAreasFromAFexpInteract.J144" svg:x="0.32cm" svg:y="0.18cm" svg:width="13.15cm" svg:height="8.64cm">
          <chartooo:coordinate-region svg:x="1.232cm" svg:y="0.379cm" svg:width="12.1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J98:realAreasFromAFexpInteract.J144" chart:class="chart:scatter">
            <chart:domain table:cell-range-address="realAreasFromAFexpInteract.E98:realAreasFromAFexpInteract.E144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98:realAreasFromAFexpInteract.E144</svg:desc>
                </draw:g>
              </table:table-cell>
              <table:table-cell office:value-type="float" office:value="0.0428312527261734">
                <text:p>0.0428312527261734</text:p>
                <draw:g>
                  <svg:desc>realAreasFromAFexpInteract.J98:realAreasFromAFexpInteract.J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60376902900273">
                <text:p>0.0360376902900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433521163653802">
                <text:p>0.0433521163653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37153279393674">
                <text:p>0.037153279393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395266536560956">
                <text:p>0.0395266536560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468236010508538">
                <text:p>0.0468236010508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29111351514772">
                <text:p>0.0329111351514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3252985471529">
                <text:p>1.43252985471529</text:p>
              </table:table-cell>
              <table:table-cell office:value-type="float" office:value="0.0466882582097955">
                <text:p>0.0466882582097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2928499455808">
                <text:p>1.92928499455808</text:p>
              </table:table-cell>
              <table:table-cell office:value-type="float" office:value="0.0545109032130272">
                <text:p>0.0545109032130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973364070808">
                <text:p>2.29973364070808</text:p>
              </table:table-cell>
              <table:table-cell office:value-type="float" office:value="0.0534162238485436">
                <text:p>0.0534162238485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8176662498697">
                <text:p>2.48176662498697</text:p>
              </table:table-cell>
              <table:table-cell office:value-type="float" office:value="0.0625885132920498">
                <text:p>0.0625885132920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3837257425825">
                <text:p>2.43837257425825</text:p>
              </table:table-cell>
              <table:table-cell office:value-type="float" office:value="0.0784994351243719">
                <text:p>0.0784994351243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5389240839432">
                <text:p>2.15389240839432</text:p>
              </table:table-cell>
              <table:table-cell office:value-type="float" office:value="0.0597493111277913">
                <text:p>0.0597493111277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903629882613">
                <text:p>1.96903629882613</text:p>
              </table:table-cell>
              <table:table-cell office:value-type="float" office:value="0.0990907596380393">
                <text:p>0.0990907596380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5901443524947">
                <text:p>2.25901443524947</text:p>
              </table:table-cell>
              <table:table-cell office:value-type="float" office:value="0.0450640046496111">
                <text:p>0.0450640046496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006229047351">
                <text:p>2.5006229047351</text:p>
              </table:table-cell>
              <table:table-cell office:value-type="float" office:value="0.0598800153458018">
                <text:p>0.0598800153458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2000797835742">
                <text:p>2.32000797835742</text:p>
              </table:table-cell>
              <table:table-cell office:value-type="float" office:value="0.0713699376993807">
                <text:p>0.0713699376993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654756835762">
                <text:p>1.85654756835762</text:p>
              </table:table-cell>
              <table:table-cell office:value-type="float" office:value="0.0839525076416255">
                <text:p>0.0839525076416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214319428285">
                <text:p>1.42214319428285</text:p>
              </table:table-cell>
              <table:table-cell office:value-type="float" office:value="0.120109542086278">
                <text:p>0.120109542086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644504370217">
                <text:p>1.08644504370217</text:p>
              </table:table-cell>
              <table:table-cell office:value-type="float" office:value="0.142457173599383">
                <text:p>0.142457173599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1132901232251">
                <text:p>0.841132901232251</text:p>
              </table:table-cell>
              <table:table-cell office:value-type="float" office:value="0.126730375513438">
                <text:p>0.126730375513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3044827914347">
                <text:p>2.63044827914347</text:p>
              </table:table-cell>
              <table:table-cell office:value-type="float" office:value="0.0474065951085257">
                <text:p>0.0474065951085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1431683042472">
                <text:p>2.31431683042472</text:p>
              </table:table-cell>
              <table:table-cell office:value-type="float" office:value="0.0823929859052147">
                <text:p>0.0823929859052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4803220721003">
                <text:p>1.74803220721003</text:p>
              </table:table-cell>
              <table:table-cell office:value-type="float" office:value="0.0972823738245658">
                <text:p>0.0972823738245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0986158766498">
                <text:p>1.20986158766498</text:p>
              </table:table-cell>
              <table:table-cell office:value-type="float" office:value="0.109907116136027">
                <text:p>0.109907116136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99590579992077">
                <text:p>0.799590579992077</text:p>
              </table:table-cell>
              <table:table-cell office:value-type="float" office:value="0.117225584182982">
                <text:p>0.117225584182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4364977544255">
                <text:p>0.584364977544255</text:p>
              </table:table-cell>
              <table:table-cell office:value-type="float" office:value="0.0952886490898855">
                <text:p>0.0952886490898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2548101040429">
                <text:p>0.442548101040429</text:p>
              </table:table-cell>
              <table:table-cell office:value-type="float" office:value="0.0814040219553387">
                <text:p>0.0814040219553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7665262231813">
                <text:p>2.47665262231813</text:p>
              </table:table-cell>
              <table:table-cell office:value-type="float" office:value="0.0597915034090198">
                <text:p>0.0597915034090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737234863952">
                <text:p>1.8737234863952</text:p>
              </table:table-cell>
              <table:table-cell office:value-type="float" office:value="0.0886817160609662">
                <text:p>0.0886817160609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9797946406455">
                <text:p>1.19797946406455</text:p>
              </table:table-cell>
              <table:table-cell office:value-type="float" office:value="0.0843972782886095">
                <text:p>0.08439727828860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4099631763308">
                <text:p>0.754099631763308</text:p>
              </table:table-cell>
              <table:table-cell office:value-type="float" office:value="0.123952052146536">
                <text:p>0.123952052146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8026680261045">
                <text:p>0.518026680261045</text:p>
              </table:table-cell>
              <table:table-cell office:value-type="float" office:value="0.0953864262838556">
                <text:p>0.0953864262838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0513835553888">
                <text:p>0.350513835553888</text:p>
              </table:table-cell>
              <table:table-cell office:value-type="float" office:value="0.10143084105836">
                <text:p>0.10143084105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7387612351702">
                <text:p>0.257387612351702</text:p>
              </table:table-cell>
              <table:table-cell office:value-type="float" office:value="0.0504193137549259">
                <text:p>0.0504193137549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480362275599">
                <text:p>1.66480362275599</text:p>
              </table:table-cell>
              <table:table-cell office:value-type="float" office:value="0.0690805034715707">
                <text:p>0.0690805034715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0556927926857">
                <text:p>1.10556927926857</text:p>
              </table:table-cell>
              <table:table-cell office:value-type="float" office:value="0.14001463651717">
                <text:p>0.14001463651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2059734159004">
                <text:p>0.662059734159004</text:p>
              </table:table-cell>
              <table:table-cell office:value-type="float" office:value="0.114263627092846">
                <text:p>0.1142636270928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3216928733763">
                <text:p>0.363216928733763</text:p>
              </table:table-cell>
              <table:table-cell office:value-type="float" office:value="0.0928476011134046">
                <text:p>0.0928476011134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8891882383603">
                <text:p>0.248891882383603</text:p>
              </table:table-cell>
              <table:table-cell office:value-type="float" office:value="0.0714973344592481">
                <text:p>0.0714973344592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0010074372928">
                <text:p>0.170010074372928</text:p>
              </table:table-cell>
              <table:table-cell office:value-type="float" office:value="0.0519976471299598">
                <text:p>0.0519976471299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2004899042972">
                <text:p>0.122004899042972</text:p>
              </table:table-cell>
              <table:table-cell office:value-type="float" office:value="0.0455366082441984">
                <text:p>0.04553660824419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realAreasFromAFexpInteract.E50:realAreasFromAFexpInteract.E96 realAreasFromAFexpInteract.I50:realAreasFromAFexpInteract.I96" svg:x="0.32cm" svg:y="0.18cm" svg:width="13.229cm" svg:height="8.64cm">
          <chartooo:coordinate-region svg:x="1.232cm" svg:y="0.379cm" svg:width="12.2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I50:realAreasFromAFexpInteract.I96" chart:class="chart:scatter">
            <chart:domain table:cell-range-address="realAreasFromAFexpInteract.E50:realAreasFromAFexpInteract.E96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50:realAreasFromAFexpInteract.E96</svg:desc>
                </draw:g>
              </table:table-cell>
              <table:table-cell office:value-type="float" office:value="0.1088818152">
                <text:p>0.1088818152</text:p>
                <draw:g>
                  <svg:desc>realAreasFromAFexpInteract.I50:realAreasFromAFexpInteract.I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39801098">
                <text:p>0.1139801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1614575">
                <text:p>0.1081614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104563431">
                <text:p>0.1104563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167212134">
                <text:p>0.1167212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085395185">
                <text:p>0.1085395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070749979">
                <text:p>0.1070749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2217105395008">
                <text:p>1.42217105395008</text:p>
              </table:table-cell>
              <table:table-cell office:value-type="float" office:value="0.1244975582">
                <text:p>0.1244975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0328927810096">
                <text:p>1.90328927810096</text:p>
              </table:table-cell>
              <table:table-cell office:value-type="float" office:value="0.1206134838">
                <text:p>0.1206134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906771950647">
                <text:p>2.34906771950647</text:p>
              </table:table-cell>
              <table:table-cell office:value-type="float" office:value="0.1421208654">
                <text:p>0.1421208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4185610325577">
                <text:p>2.54185610325577</text:p>
              </table:table-cell>
              <table:table-cell office:value-type="float" office:value="0.1515093338">
                <text:p>0.1515093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9785760761869">
                <text:p>2.49785760761869</text:p>
              </table:table-cell>
              <table:table-cell office:value-type="float" office:value="0.1209787981">
                <text:p>0.1209787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8733704048602">
                <text:p>2.28733704048602</text:p>
              </table:table-cell>
              <table:table-cell office:value-type="float" office:value="0.1650079113">
                <text:p>0.1650079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5809881736724">
                <text:p>1.95809881736724</text:p>
              </table:table-cell>
              <table:table-cell office:value-type="float" office:value="0.175982451">
                <text:p>0.175982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1884691133421">
                <text:p>2.31884691133421</text:p>
              </table:table-cell>
              <table:table-cell office:value-type="float" office:value="0.1116621107">
                <text:p>0.1116621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0029548001501">
                <text:p>2.50029548001501</text:p>
              </table:table-cell>
              <table:table-cell office:value-type="float" office:value="0.1334207453">
                <text:p>0.1334207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472831506849">
                <text:p>2.40472831506849</text:p>
              </table:table-cell>
              <table:table-cell office:value-type="float" office:value="0.1628111065">
                <text:p>0.1628111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452320060049">
                <text:p>1.82452320060049</text:p>
              </table:table-cell>
              <table:table-cell office:value-type="float" office:value="0.2278901971">
                <text:p>0.2278901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046928706136">
                <text:p>1.38046928706136</text:p>
              </table:table-cell>
              <table:table-cell office:value-type="float" office:value="0.2338771083">
                <text:p>0.2338771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3470802538">
                <text:p>1.13470802538</text:p>
              </table:table-cell>
              <table:table-cell office:value-type="float" office:value="0.2978132461">
                <text:p>0.2978132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8909279555264">
                <text:p>0.828909279555264</text:p>
              </table:table-cell>
              <table:table-cell office:value-type="float" office:value="0.2245583535">
                <text:p>0.2245583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7089444802027">
                <text:p>2.67089444802027</text:p>
              </table:table-cell>
              <table:table-cell office:value-type="float" office:value="0.1297470872">
                <text:p>0.1297470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511062774442">
                <text:p>2.29511062774442</text:p>
              </table:table-cell>
              <table:table-cell office:value-type="float" office:value="0.1590655451">
                <text:p>0.1590655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3586322485457">
                <text:p>1.73586322485457</text:p>
              </table:table-cell>
              <table:table-cell office:value-type="float" office:value="0.2095472414">
                <text:p>0.2095472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6768103208857">
                <text:p>1.16768103208857</text:p>
              </table:table-cell>
              <table:table-cell office:value-type="float" office:value="0.20556479">
                <text:p>0.20556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7184450412835">
                <text:p>0.837184450412835</text:p>
              </table:table-cell>
              <table:table-cell office:value-type="float" office:value="0.2425502762">
                <text:p>0.2425502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7844534058923">
                <text:p>0.607844534058923</text:p>
              </table:table-cell>
              <table:table-cell office:value-type="float" office:value="0.2245909778">
                <text:p>0.2245909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2007957496716">
                <text:p>0.422007957496716</text:p>
              </table:table-cell>
              <table:table-cell office:value-type="float" office:value="0.1879635709">
                <text:p>0.18796357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369744456277">
                <text:p>2.4369744456277</text:p>
              </table:table-cell>
              <table:table-cell office:value-type="float" office:value="0.1287198717">
                <text:p>0.12871987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1851067315631">
                <text:p>1.81851067315631</text:p>
              </table:table-cell>
              <table:table-cell office:value-type="float" office:value="0.2386123018">
                <text:p>0.2386123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0046400455057">
                <text:p>1.30046400455057</text:p>
              </table:table-cell>
              <table:table-cell office:value-type="float" office:value="0.3273055724">
                <text:p>0.3273055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1427410208294">
                <text:p>0.771427410208294</text:p>
              </table:table-cell>
              <table:table-cell office:value-type="float" office:value="0.2314661883">
                <text:p>0.23146618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4317402045412">
                <text:p>0.524317402045412</text:p>
              </table:table-cell>
              <table:table-cell office:value-type="float" office:value="0.2311892235">
                <text:p>0.2311892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565771533121">
                <text:p>0.356565771533121</text:p>
              </table:table-cell>
              <table:table-cell office:value-type="float" office:value="0.1272712435">
                <text:p>0.1272712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1837082379433">
                <text:p>0.251837082379433</text:p>
              </table:table-cell>
              <table:table-cell office:value-type="float" office:value="0.1350991478">
                <text:p>0.13509914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8930820449428">
                <text:p>1.68930820449428</text:p>
              </table:table-cell>
              <table:table-cell office:value-type="float" office:value="0.1702389847">
                <text:p>0.1702389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8234879766373">
                <text:p>1.08234879766373</text:p>
              </table:table-cell>
              <table:table-cell office:value-type="float" office:value="0.32709353">
                <text:p>0.327093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8358164336649">
                <text:p>0.628358164336649</text:p>
              </table:table-cell>
              <table:table-cell office:value-type="float" office:value="0.1926149815">
                <text:p>0.1926149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2277386798649">
                <text:p>0.392277386798649</text:p>
              </table:table-cell>
              <table:table-cell office:value-type="float" office:value="0.2031777507">
                <text:p>0.2031777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795266902796">
                <text:p>0.24795266902796</text:p>
              </table:table-cell>
              <table:table-cell office:value-type="float" office:value="0.1161100278">
                <text:p>0.1161100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6355583036217">
                <text:p>0.166355583036217</text:p>
              </table:table-cell>
              <table:table-cell office:value-type="float" office:value="0.1256800803">
                <text:p>0.12568008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567199380747">
                <text:p>0.117567199380747</text:p>
              </table:table-cell>
              <table:table-cell office:value-type="float" office:value="0.1177960439">
                <text:p>0.11779604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realAreasFromAFexpInteract.E98:realAreasFromAFexpInteract.E144 realAreasFromAFexpInteract.I98:realAreasFromAFexpInteract.I144" svg:x="0.32cm" svg:y="0.18cm" svg:width="13.229cm" svg:height="8.64cm">
          <chartooo:coordinate-region svg:x="1.232cm" svg:y="0.379cm" svg:width="12.2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I98:realAreasFromAFexpInteract.I144" chart:class="chart:scatter">
            <chart:domain table:cell-range-address="realAreasFromAFexpInteract.E98:realAreasFromAFexpInteract.E144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98:realAreasFromAFexpInteract.E144</svg:desc>
                </draw:g>
              </table:table-cell>
              <table:table-cell office:value-type="float" office:value="0.0938004435">
                <text:p>0.0938004435</text:p>
                <draw:g>
                  <svg:desc>realAreasFromAFexpInteract.I98:realAreasFromAFexpInteract.I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789225417">
                <text:p>0.0789225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949411348">
                <text:p>0.0949411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813656819">
                <text:p>0.0813656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865633715">
                <text:p>0.0865633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025436863">
                <text:p>0.1025436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72075386">
                <text:p>0.0720753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3252985471529">
                <text:p>1.43252985471529</text:p>
              </table:table-cell>
              <table:table-cell office:value-type="float" office:value="0.1022472855">
                <text:p>0.1022472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2928499455808">
                <text:p>1.92928499455808</text:p>
              </table:table-cell>
              <table:table-cell office:value-type="float" office:value="0.119378878">
                <text:p>0.119378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973364070808">
                <text:p>2.29973364070808</text:p>
              </table:table-cell>
              <table:table-cell office:value-type="float" office:value="0.1169815302">
                <text:p>0.1169815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8176662498697">
                <text:p>2.48176662498697</text:p>
              </table:table-cell>
              <table:table-cell office:value-type="float" office:value="0.1370688441">
                <text:p>0.1370688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3837257425825">
                <text:p>2.43837257425825</text:p>
              </table:table-cell>
              <table:table-cell office:value-type="float" office:value="0.1719137629">
                <text:p>0.1719137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5389240839432">
                <text:p>2.15389240839432</text:p>
              </table:table-cell>
              <table:table-cell office:value-type="float" office:value="0.1308509914">
                <text:p>0.1308509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903629882613">
                <text:p>1.96903629882613</text:p>
              </table:table-cell>
              <table:table-cell office:value-type="float" office:value="0.2170087636">
                <text:p>0.2170087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5901443524947">
                <text:p>2.25901443524947</text:p>
              </table:table-cell>
              <table:table-cell office:value-type="float" office:value="0.0986901702">
                <text:p>0.0986901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006229047351">
                <text:p>2.5006229047351</text:p>
              </table:table-cell>
              <table:table-cell office:value-type="float" office:value="0.1311372336">
                <text:p>0.1311372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2000797835742">
                <text:p>2.32000797835742</text:p>
              </table:table-cell>
              <table:table-cell office:value-type="float" office:value="0.1563001636">
                <text:p>0.1563001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654756835762">
                <text:p>1.85654756835762</text:p>
              </table:table-cell>
              <table:table-cell office:value-type="float" office:value="0.1838559917">
                <text:p>0.1838559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214319428285">
                <text:p>1.42214319428285</text:p>
              </table:table-cell>
              <table:table-cell office:value-type="float" office:value="0.2630398972">
                <text:p>0.2630398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644504370217">
                <text:p>1.08644504370217</text:p>
              </table:table-cell>
              <table:table-cell office:value-type="float" office:value="0.3119812102">
                <text:p>0.3119812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1132901232251">
                <text:p>0.841132901232251</text:p>
              </table:table-cell>
              <table:table-cell office:value-type="float" office:value="0.2775395224">
                <text:p>0.2775395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3044827914347">
                <text:p>2.63044827914347</text:p>
              </table:table-cell>
              <table:table-cell office:value-type="float" office:value="0.1038204433">
                <text:p>0.1038204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1431683042472">
                <text:p>2.31431683042472</text:p>
              </table:table-cell>
              <table:table-cell office:value-type="float" office:value="0.1804406391">
                <text:p>0.1804406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4803220721003">
                <text:p>1.74803220721003</text:p>
              </table:table-cell>
              <table:table-cell office:value-type="float" office:value="0.2130483987">
                <text:p>0.21304839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0986158766498">
                <text:p>1.20986158766498</text:p>
              </table:table-cell>
              <table:table-cell office:value-type="float" office:value="0.2406965844">
                <text:p>0.2406965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99590579992077">
                <text:p>0.799590579992077</text:p>
              </table:table-cell>
              <table:table-cell office:value-type="float" office:value="0.2567240294">
                <text:p>0.2567240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4364977544255">
                <text:p>0.584364977544255</text:p>
              </table:table-cell>
              <table:table-cell office:value-type="float" office:value="0.2086821415">
                <text:p>0.20868214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2548101040429">
                <text:p>0.442548101040429</text:p>
              </table:table-cell>
              <table:table-cell office:value-type="float" office:value="0.1782748081">
                <text:p>0.17827480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7665262231813">
                <text:p>2.47665262231813</text:p>
              </table:table-cell>
              <table:table-cell office:value-type="float" office:value="0.1309433925">
                <text:p>0.1309433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737234863952">
                <text:p>1.8737234863952</text:p>
              </table:table-cell>
              <table:table-cell office:value-type="float" office:value="0.1942129582">
                <text:p>0.1942129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9797946406455">
                <text:p>1.19797946406455</text:p>
              </table:table-cell>
              <table:table-cell office:value-type="float" office:value="0.1848300395">
                <text:p>0.18483003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4099631763308">
                <text:p>0.754099631763308</text:p>
              </table:table-cell>
              <table:table-cell office:value-type="float" office:value="0.2714549942">
                <text:p>0.2714549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8026680261045">
                <text:p>0.518026680261045</text:p>
              </table:table-cell>
              <table:table-cell office:value-type="float" office:value="0.2088962735">
                <text:p>0.2088962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0513835553888">
                <text:p>0.350513835553888</text:p>
              </table:table-cell>
              <table:table-cell office:value-type="float" office:value="0.2221335419">
                <text:p>0.22213354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7387612351702">
                <text:p>0.257387612351702</text:p>
              </table:table-cell>
              <table:table-cell office:value-type="float" office:value="0.1104182971">
                <text:p>0.11041829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480362275599">
                <text:p>1.66480362275599</text:p>
              </table:table-cell>
              <table:table-cell office:value-type="float" office:value="0.1512863026">
                <text:p>0.1512863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0556927926857">
                <text:p>1.10556927926857</text:p>
              </table:table-cell>
              <table:table-cell office:value-type="float" office:value="0.306632054">
                <text:p>0.3066320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2059734159004">
                <text:p>0.662059734159004</text:p>
              </table:table-cell>
              <table:table-cell office:value-type="float" office:value="0.2502373434">
                <text:p>0.2502373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3216928733763">
                <text:p>0.363216928733763</text:p>
              </table:table-cell>
              <table:table-cell office:value-type="float" office:value="0.2033362464">
                <text:p>0.2033362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8891882383603">
                <text:p>0.248891882383603</text:p>
              </table:table-cell>
              <table:table-cell office:value-type="float" office:value="0.1565791625">
                <text:p>0.1565791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0010074372928">
                <text:p>0.170010074372928</text:p>
              </table:table-cell>
              <table:table-cell office:value-type="float" office:value="0.1138748472">
                <text:p>0.1138748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2004899042972">
                <text:p>0.122004899042972</text:p>
              </table:table-cell>
              <table:table-cell office:value-type="float" office:value="0.0997251721">
                <text:p>0.09972517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realAreasFromAFexpInteract.E2:realAreasFromAFexpInteract.E48 realAreasFromAFexpInteract.I2:realAreasFromAFexpInteract.I48" svg:x="0.32cm" svg:y="0.18cm" svg:width="13.229cm" svg:height="8.64cm">
          <chartooo:coordinate-region svg:x="1.232cm" svg:y="0.38cm" svg:width="12.2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I2:realAreasFromAFexpInteract.I48" chart:class="chart:scatter">
            <chart:domain table:cell-range-address="realAreasFromAFexpInteract.E2:realAreasFromAFexpInteract.E48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2:realAreasFromAFexpInteract.E48</svg:desc>
                </draw:g>
              </table:table-cell>
              <table:table-cell office:value-type="float" office:value="0.2189785779">
                <text:p>0.2189785779</text:p>
                <draw:g>
                  <svg:desc>realAreasFromAFexpInteract.I2:realAreasFromAFexpInteract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100290507">
                <text:p>0.210029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937161257">
                <text:p>0.1937161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01186112">
                <text:p>0.201186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2091813732">
                <text:p>0.2091813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067374629">
                <text:p>0.2067374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229028327">
                <text:p>0.2229028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100966656033">
                <text:p>1.4100966656033</text:p>
              </table:table-cell>
              <table:table-cell office:value-type="float" office:value="0.2055387243">
                <text:p>0.2055387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137465547007">
                <text:p>1.81137465547007</text:p>
              </table:table-cell>
              <table:table-cell office:value-type="float" office:value="0.2037304142">
                <text:p>0.2037304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846772929255">
                <text:p>2.3846772929255</text:p>
              </table:table-cell>
              <table:table-cell office:value-type="float" office:value="0.22876586">
                <text:p>0.22876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158564908989">
                <text:p>2.49158564908989</text:p>
              </table:table-cell>
              <table:table-cell office:value-type="float" office:value="0.2317002346">
                <text:p>0.2317002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6007837830737">
                <text:p>2.46007837830737</text:p>
              </table:table-cell>
              <table:table-cell office:value-type="float" office:value="0.2304165753">
                <text:p>0.2304165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5073004409833">
                <text:p>2.25073004409833</text:p>
              </table:table-cell>
              <table:table-cell office:value-type="float" office:value="0.2235359038">
                <text:p>0.2235359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4372548883468">
                <text:p>1.94372548883468</text:p>
              </table:table-cell>
              <table:table-cell office:value-type="float" office:value="0.2597517399">
                <text:p>0.2597517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781281478701">
                <text:p>2.33781281478701</text:p>
              </table:table-cell>
              <table:table-cell office:value-type="float" office:value="0.2282930118">
                <text:p>0.2282930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33967074498">
                <text:p>2.6133967074498</text:p>
              </table:table-cell>
              <table:table-cell office:value-type="float" office:value="0.19961356">
                <text:p>0.19961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5616462919872">
                <text:p>2.35616462919872</text:p>
              </table:table-cell>
              <table:table-cell office:value-type="float" office:value="0.2230002432">
                <text:p>0.2230002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032892869206">
                <text:p>1.85032892869206</text:p>
              </table:table-cell>
              <table:table-cell office:value-type="float" office:value="0.2651368726">
                <text:p>0.2651368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6068476993808">
                <text:p>1.46068476993808</text:p>
              </table:table-cell>
              <table:table-cell office:value-type="float" office:value="0.2630432972">
                <text:p>0.2630432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0131395646463">
                <text:p>1.10131395646463</text:p>
              </table:table-cell>
              <table:table-cell office:value-type="float" office:value="0.2765961678">
                <text:p>0.27659616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93678135109777">
                <text:p>0.793678135109777</text:p>
              </table:table-cell>
              <table:table-cell office:value-type="float" office:value="0.2498073833">
                <text:p>0.2498073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7702833383374">
                <text:p>2.57702833383374</text:p>
              </table:table-cell>
              <table:table-cell office:value-type="float" office:value="0.2138220488">
                <text:p>0.2138220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1037071157816">
                <text:p>2.31037071157816</text:p>
              </table:table-cell>
              <table:table-cell office:value-type="float" office:value="0.2183122577">
                <text:p>0.2183122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4072768192907">
                <text:p>1.74072768192907</text:p>
              </table:table-cell>
              <table:table-cell office:value-type="float" office:value="0.2461979492">
                <text:p>0.24619794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5981415856634">
                <text:p>1.15981415856634</text:p>
              </table:table-cell>
              <table:table-cell office:value-type="float" office:value="0.2473631536">
                <text:p>0.2473631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0868040157628">
                <text:p>0.810868040157628</text:p>
              </table:table-cell>
              <table:table-cell office:value-type="float" office:value="0.2827472238">
                <text:p>0.2827472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8252323888159">
                <text:p>0.598252323888159</text:p>
              </table:table-cell>
              <table:table-cell office:value-type="float" office:value="0.2166149043">
                <text:p>0.2166149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4139439106774">
                <text:p>0.444139439106774</text:p>
              </table:table-cell>
              <table:table-cell office:value-type="float" office:value="0.227537289">
                <text:p>0.227537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3012145111653">
                <text:p>2.43012145111653</text:p>
              </table:table-cell>
              <table:table-cell office:value-type="float" office:value="0.2197500727">
                <text:p>0.2197500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6327149277538">
                <text:p>1.86327149277538</text:p>
              </table:table-cell>
              <table:table-cell office:value-type="float" office:value="0.2276401052">
                <text:p>0.2276401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1325359392006">
                <text:p>1.21325359392006</text:p>
              </table:table-cell>
              <table:table-cell office:value-type="float" office:value="0.2702034574">
                <text:p>0.2702034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491253537249">
                <text:p>0.75491253537249</text:p>
              </table:table-cell>
              <table:table-cell office:value-type="float" office:value="0.2497222065">
                <text:p>0.2497222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5739583411522">
                <text:p>0.525739583411522</text:p>
              </table:table-cell>
              <table:table-cell office:value-type="float" office:value="0.2156530994">
                <text:p>0.2156530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8324429911803">
                <text:p>0.378324429911803</text:p>
              </table:table-cell>
              <table:table-cell office:value-type="float" office:value="0.2071660441">
                <text:p>0.2071660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0118021017076">
                <text:p>0.260118021017076</text:p>
              </table:table-cell>
              <table:table-cell office:value-type="float" office:value="0.2328758328">
                <text:p>0.2328758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5384701857759">
                <text:p>1.65384701857759</text:p>
              </table:table-cell>
              <table:table-cell office:value-type="float" office:value="0.2379098521">
                <text:p>0.2379098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275917449803">
                <text:p>1.1275917449803</text:p>
              </table:table-cell>
              <table:table-cell office:value-type="float" office:value="0.2666216363">
                <text:p>0.26662163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2228219553387">
                <text:p>0.672228219553387</text:p>
              </table:table-cell>
              <table:table-cell office:value-type="float" office:value="0.2388323555">
                <text:p>0.2388323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279235972978">
                <text:p>0.36279235972978</text:p>
              </table:table-cell>
              <table:table-cell office:value-type="float" office:value="0.2326298132">
                <text:p>0.23262981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9784415274911">
                <text:p>0.239784415274911</text:p>
              </table:table-cell>
              <table:table-cell office:value-type="float" office:value="0.2269146672">
                <text:p>0.2269146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7450650778758">
                <text:p>0.167450650778758</text:p>
              </table:table-cell>
              <table:table-cell office:value-type="float" office:value="0.2021069439">
                <text:p>0.20210694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558431600676">
                <text:p>0.113558431600676</text:p>
              </table:table-cell>
              <table:table-cell office:value-type="float" office:value="0.1995905102">
                <text:p>0.19959051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394cm" svg:height="19.611cm" xlink:href=".." xlink:type="simple" chart:class="chart:scatter" chart:style-name="ch1">
        <chart:plot-area chart:style-name="ch2" table:cell-range-address="realAreasFromAFexpInteract.E50:realAreasFromAFexpInteract.E144 realAreasFromAFexpInteract.I50:realAreasFromAFexpInteract.I144" svg:x="0.887cm" svg:y="0.392cm" svg:width="42.62cm" svg:height="18.827cm">
          <chartooo:coordinate-region svg:x="1.799cm" svg:y="0.591cm" svg:width="41.614cm" svg:height="17.98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ealAreasFromAFexpInteract.I50:realAreasFromAFexpInteract.I144" chart:class="chart:scatter">
            <chart:domain table:cell-range-address="realAreasFromAFexpInteract.E50:realAreasFromAFexpInteract.E144"/>
            <chart:regression-curve chart:style-name="ch6">
              <chart:equation chart:display-equation="true" chart:display-r-square="true" svg:x="22.642cm" svg:y="1.122cm"/>
            </chart:regression-curve>
            <chart:data-point chart:repeated="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50:realAreasFromAFexpInteract.E144</svg:desc>
                </draw:g>
              </table:table-cell>
              <table:table-cell office:value-type="float" office:value="0.1088818152">
                <text:p>0.1088818152</text:p>
                <draw:g>
                  <svg:desc>realAreasFromAFexpInteract.I50:realAreasFromAFexpInteract.I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39801098">
                <text:p>0.1139801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1614575">
                <text:p>0.1081614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104563431">
                <text:p>0.1104563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167212134">
                <text:p>0.1167212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085395185">
                <text:p>0.1085395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070749979">
                <text:p>0.1070749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2217105395008">
                <text:p>1.42217105395008</text:p>
              </table:table-cell>
              <table:table-cell office:value-type="float" office:value="0.1244975582">
                <text:p>0.1244975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0328927810096">
                <text:p>1.90328927810096</text:p>
              </table:table-cell>
              <table:table-cell office:value-type="float" office:value="0.1206134838">
                <text:p>0.1206134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906771950647">
                <text:p>2.34906771950647</text:p>
              </table:table-cell>
              <table:table-cell office:value-type="float" office:value="0.1421208654">
                <text:p>0.1421208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4185610325577">
                <text:p>2.54185610325577</text:p>
              </table:table-cell>
              <table:table-cell office:value-type="float" office:value="0.1515093338">
                <text:p>0.1515093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9785760761869">
                <text:p>2.49785760761869</text:p>
              </table:table-cell>
              <table:table-cell office:value-type="float" office:value="0.1209787981">
                <text:p>0.1209787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8733704048602">
                <text:p>2.28733704048602</text:p>
              </table:table-cell>
              <table:table-cell office:value-type="float" office:value="0.1650079113">
                <text:p>0.1650079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5809881736724">
                <text:p>1.95809881736724</text:p>
              </table:table-cell>
              <table:table-cell office:value-type="float" office:value="0.175982451">
                <text:p>0.175982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1884691133421">
                <text:p>2.31884691133421</text:p>
              </table:table-cell>
              <table:table-cell office:value-type="float" office:value="0.1116621107">
                <text:p>0.1116621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0029548001501">
                <text:p>2.50029548001501</text:p>
              </table:table-cell>
              <table:table-cell office:value-type="float" office:value="0.1334207453">
                <text:p>0.1334207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472831506849">
                <text:p>2.40472831506849</text:p>
              </table:table-cell>
              <table:table-cell office:value-type="float" office:value="0.1628111065">
                <text:p>0.1628111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452320060049">
                <text:p>1.82452320060049</text:p>
              </table:table-cell>
              <table:table-cell office:value-type="float" office:value="0.2278901971">
                <text:p>0.2278901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046928706136">
                <text:p>1.38046928706136</text:p>
              </table:table-cell>
              <table:table-cell office:value-type="float" office:value="0.2338771083">
                <text:p>0.2338771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3470802538">
                <text:p>1.13470802538</text:p>
              </table:table-cell>
              <table:table-cell office:value-type="float" office:value="0.2978132461">
                <text:p>0.2978132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8909279555264">
                <text:p>0.828909279555264</text:p>
              </table:table-cell>
              <table:table-cell office:value-type="float" office:value="0.2245583535">
                <text:p>0.2245583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7089444802027">
                <text:p>2.67089444802027</text:p>
              </table:table-cell>
              <table:table-cell office:value-type="float" office:value="0.1297470872">
                <text:p>0.1297470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511062774442">
                <text:p>2.29511062774442</text:p>
              </table:table-cell>
              <table:table-cell office:value-type="float" office:value="0.1590655451">
                <text:p>0.1590655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3586322485457">
                <text:p>1.73586322485457</text:p>
              </table:table-cell>
              <table:table-cell office:value-type="float" office:value="0.2095472414">
                <text:p>0.2095472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6768103208857">
                <text:p>1.16768103208857</text:p>
              </table:table-cell>
              <table:table-cell office:value-type="float" office:value="0.20556479">
                <text:p>0.20556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7184450412835">
                <text:p>0.837184450412835</text:p>
              </table:table-cell>
              <table:table-cell office:value-type="float" office:value="0.2425502762">
                <text:p>0.2425502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7844534058923">
                <text:p>0.607844534058923</text:p>
              </table:table-cell>
              <table:table-cell office:value-type="float" office:value="0.2245909778">
                <text:p>0.2245909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2007957496716">
                <text:p>0.422007957496716</text:p>
              </table:table-cell>
              <table:table-cell office:value-type="float" office:value="0.1879635709">
                <text:p>0.18796357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369744456277">
                <text:p>2.4369744456277</text:p>
              </table:table-cell>
              <table:table-cell office:value-type="float" office:value="0.1287198717">
                <text:p>0.12871987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1851067315631">
                <text:p>1.81851067315631</text:p>
              </table:table-cell>
              <table:table-cell office:value-type="float" office:value="0.2386123018">
                <text:p>0.2386123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0046400455057">
                <text:p>1.30046400455057</text:p>
              </table:table-cell>
              <table:table-cell office:value-type="float" office:value="0.3273055724">
                <text:p>0.3273055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1427410208294">
                <text:p>0.771427410208294</text:p>
              </table:table-cell>
              <table:table-cell office:value-type="float" office:value="0.2314661883">
                <text:p>0.23146618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4317402045412">
                <text:p>0.524317402045412</text:p>
              </table:table-cell>
              <table:table-cell office:value-type="float" office:value="0.2311892235">
                <text:p>0.2311892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565771533121">
                <text:p>0.356565771533121</text:p>
              </table:table-cell>
              <table:table-cell office:value-type="float" office:value="0.1272712435">
                <text:p>0.1272712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1837082379433">
                <text:p>0.251837082379433</text:p>
              </table:table-cell>
              <table:table-cell office:value-type="float" office:value="0.1350991478">
                <text:p>0.13509914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8930820449428">
                <text:p>1.68930820449428</text:p>
              </table:table-cell>
              <table:table-cell office:value-type="float" office:value="0.1702389847">
                <text:p>0.1702389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8234879766373">
                <text:p>1.08234879766373</text:p>
              </table:table-cell>
              <table:table-cell office:value-type="float" office:value="0.32709353">
                <text:p>0.327093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8358164336649">
                <text:p>0.628358164336649</text:p>
              </table:table-cell>
              <table:table-cell office:value-type="float" office:value="0.1926149815">
                <text:p>0.1926149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2277386798649">
                <text:p>0.392277386798649</text:p>
              </table:table-cell>
              <table:table-cell office:value-type="float" office:value="0.2031777507">
                <text:p>0.2031777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795266902796">
                <text:p>0.24795266902796</text:p>
              </table:table-cell>
              <table:table-cell office:value-type="float" office:value="0.1161100278">
                <text:p>0.1161100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6355583036217">
                <text:p>0.166355583036217</text:p>
              </table:table-cell>
              <table:table-cell office:value-type="float" office:value="0.1256800803">
                <text:p>0.12568008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567199380747">
                <text:p>0.117567199380747</text:p>
              </table:table-cell>
              <table:table-cell office:value-type="float" office:value="0.1177960439">
                <text:p>0.1177960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938004435">
                <text:p>0.0938004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789225417">
                <text:p>0.07892254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949411348">
                <text:p>0.09494113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813656819">
                <text:p>0.08136568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865633715">
                <text:p>0.0865633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1025436863">
                <text:p>0.10254368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72075386">
                <text:p>0.07207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3252985471529">
                <text:p>1.43252985471529</text:p>
              </table:table-cell>
              <table:table-cell office:value-type="float" office:value="0.1022472855">
                <text:p>0.10224728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2928499455808">
                <text:p>1.92928499455808</text:p>
              </table:table-cell>
              <table:table-cell office:value-type="float" office:value="0.119378878">
                <text:p>0.1193788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9973364070808">
                <text:p>2.29973364070808</text:p>
              </table:table-cell>
              <table:table-cell office:value-type="float" office:value="0.1169815302">
                <text:p>0.11698153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8176662498697">
                <text:p>2.48176662498697</text:p>
              </table:table-cell>
              <table:table-cell office:value-type="float" office:value="0.1370688441">
                <text:p>0.13706884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3837257425825">
                <text:p>2.43837257425825</text:p>
              </table:table-cell>
              <table:table-cell office:value-type="float" office:value="0.1719137629">
                <text:p>0.17191376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5389240839432">
                <text:p>2.15389240839432</text:p>
              </table:table-cell>
              <table:table-cell office:value-type="float" office:value="0.1308509914">
                <text:p>0.1308509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903629882613">
                <text:p>1.96903629882613</text:p>
              </table:table-cell>
              <table:table-cell office:value-type="float" office:value="0.2170087636">
                <text:p>0.2170087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5901443524947">
                <text:p>2.25901443524947</text:p>
              </table:table-cell>
              <table:table-cell office:value-type="float" office:value="0.0986901702">
                <text:p>0.09869017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006229047351">
                <text:p>2.5006229047351</text:p>
              </table:table-cell>
              <table:table-cell office:value-type="float" office:value="0.1311372336">
                <text:p>0.13113723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2000797835742">
                <text:p>2.32000797835742</text:p>
              </table:table-cell>
              <table:table-cell office:value-type="float" office:value="0.1563001636">
                <text:p>0.1563001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5654756835762">
                <text:p>1.85654756835762</text:p>
              </table:table-cell>
              <table:table-cell office:value-type="float" office:value="0.1838559917">
                <text:p>0.18385599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2214319428285">
                <text:p>1.42214319428285</text:p>
              </table:table-cell>
              <table:table-cell office:value-type="float" office:value="0.2630398972">
                <text:p>0.26303989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644504370217">
                <text:p>1.08644504370217</text:p>
              </table:table-cell>
              <table:table-cell office:value-type="float" office:value="0.3119812102">
                <text:p>0.3119812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1132901232251">
                <text:p>0.841132901232251</text:p>
              </table:table-cell>
              <table:table-cell office:value-type="float" office:value="0.2775395224">
                <text:p>0.2775395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3044827914347">
                <text:p>2.63044827914347</text:p>
              </table:table-cell>
              <table:table-cell office:value-type="float" office:value="0.1038204433">
                <text:p>0.1038204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1431683042472">
                <text:p>2.31431683042472</text:p>
              </table:table-cell>
              <table:table-cell office:value-type="float" office:value="0.1804406391">
                <text:p>0.1804406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803220721003">
                <text:p>1.74803220721003</text:p>
              </table:table-cell>
              <table:table-cell office:value-type="float" office:value="0.2130483987">
                <text:p>0.21304839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0986158766498">
                <text:p>1.20986158766498</text:p>
              </table:table-cell>
              <table:table-cell office:value-type="float" office:value="0.2406965844">
                <text:p>0.2406965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9590579992077">
                <text:p>0.799590579992077</text:p>
              </table:table-cell>
              <table:table-cell office:value-type="float" office:value="0.2567240294">
                <text:p>0.25672402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4364977544255">
                <text:p>0.584364977544255</text:p>
              </table:table-cell>
              <table:table-cell office:value-type="float" office:value="0.2086821415">
                <text:p>0.20868214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42548101040429">
                <text:p>0.442548101040429</text:p>
              </table:table-cell>
              <table:table-cell office:value-type="float" office:value="0.1782748081">
                <text:p>0.1782748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47665262231813">
                <text:p>2.47665262231813</text:p>
              </table:table-cell>
              <table:table-cell office:value-type="float" office:value="0.1309433925">
                <text:p>0.1309433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737234863952">
                <text:p>1.8737234863952</text:p>
              </table:table-cell>
              <table:table-cell office:value-type="float" office:value="0.1942129582">
                <text:p>0.1942129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9797946406455">
                <text:p>1.19797946406455</text:p>
              </table:table-cell>
              <table:table-cell office:value-type="float" office:value="0.1848300395">
                <text:p>0.1848300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54099631763308">
                <text:p>0.754099631763308</text:p>
              </table:table-cell>
              <table:table-cell office:value-type="float" office:value="0.2714549942">
                <text:p>0.2714549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8026680261045">
                <text:p>0.518026680261045</text:p>
              </table:table-cell>
              <table:table-cell office:value-type="float" office:value="0.2088962735">
                <text:p>0.20889627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0513835553888">
                <text:p>0.350513835553888</text:p>
              </table:table-cell>
              <table:table-cell office:value-type="float" office:value="0.2221335419">
                <text:p>0.2221335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7387612351702">
                <text:p>0.257387612351702</text:p>
              </table:table-cell>
              <table:table-cell office:value-type="float" office:value="0.1104182971">
                <text:p>0.11041829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6480362275599">
                <text:p>1.66480362275599</text:p>
              </table:table-cell>
              <table:table-cell office:value-type="float" office:value="0.1512863026">
                <text:p>0.15128630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0556927926857">
                <text:p>1.10556927926857</text:p>
              </table:table-cell>
              <table:table-cell office:value-type="float" office:value="0.306632054">
                <text:p>0.3066320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62059734159004">
                <text:p>0.662059734159004</text:p>
              </table:table-cell>
              <table:table-cell office:value-type="float" office:value="0.2502373434">
                <text:p>0.25023734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3216928733763">
                <text:p>0.363216928733763</text:p>
              </table:table-cell>
              <table:table-cell office:value-type="float" office:value="0.2033362464">
                <text:p>0.2033362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8891882383603">
                <text:p>0.248891882383603</text:p>
              </table:table-cell>
              <table:table-cell office:value-type="float" office:value="0.1565791625">
                <text:p>0.1565791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0010074372928">
                <text:p>0.170010074372928</text:p>
              </table:table-cell>
              <table:table-cell office:value-type="float" office:value="0.1138748472">
                <text:p>0.11387484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2004899042972">
                <text:p>0.122004899042972</text:p>
              </table:table-cell>
              <table:table-cell office:value-type="float" office:value="0.0997251721">
                <text:p>0.09972517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